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152cm" svg:stroke-color="#800000" draw:marker-start-width="0.533cm" draw:marker-end-width="0.533cm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2" style:family="graphic" style:parent-style-name="Normal">
      <style:graphic-properties draw:stroke="none" draw:fill="none" fo:min-height="5.659cm"/>
    </style:style>
    <style:style style:name="gr13" style:family="graphic" style:parent-style-name="standard">
      <style:graphic-properties draw:ole-draw-aspect="1" style:protect="size"/>
    </style:style>
    <style:style style:name="pr1" style:family="presentation" style:parent-style-name="lyt-cool-title" style:list-style-name="L6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fo:min-height="12.98cm"/>
    </style:style>
    <style:style style:name="pr3" style:family="presentation" style:parent-style-name="lyt-cool-notes" style:list-style-name="L7">
      <style:graphic-properties draw:fill-color="#ffffff" draw:auto-grow-height="true" fo:min-height="10.735cm"/>
    </style:style>
    <style:style style:name="pr4" style:family="presentation" style:parent-style-name="lyt-cool-title" style:list-style-name="L6">
      <style:graphic-properties draw:fill-color="#ffffff" draw:auto-grow-height="true" fo:min-height="3.508cm"/>
    </style:style>
    <style:style style:name="pr5" style:family="presentation" style:parent-style-name="lyt-cool-notes" style:list-style-name="L7">
      <style:graphic-properties draw:fill-color="#ffffff" draw:auto-grow-height="true" fo:min-height="10.735cm"/>
    </style:style>
    <style:style style:name="pr6" style:family="presentation" style:parent-style-name="lyt-cool-title" style:list-style-name="L6">
      <style:graphic-properties draw:fill-color="#ffffff" draw:auto-grow-height="true" fo:min-height="3.508cm"/>
    </style:style>
    <style:style style:name="pr7" style:family="presentation" style:parent-style-name="lyt-cool-notes" style:list-style-name="L7">
      <style:graphic-properties draw:fill-color="#ffffff" draw:auto-grow-height="true" fo:min-height="10.735cm"/>
    </style:style>
    <style:style style:name="pr8" style:family="presentation" style:parent-style-name="lyt-cool-title" style:list-style-name="L6">
      <style:graphic-properties draw:fill-color="#ffffff" draw:auto-grow-height="true" fo:min-height="3.508cm"/>
    </style:style>
    <style:style style:name="pr9" style:family="presentation" style:parent-style-name="lyt-cool-notes" style:list-style-name="L7">
      <style:graphic-properties draw:fill-color="#ffffff" draw:auto-grow-height="true" fo:min-height="10.735cm"/>
    </style:style>
    <style:style style:name="pr10" style:family="presentation" style:parent-style-name="lyt-cool-title" style:list-style-name="L6">
      <style:graphic-properties draw:fill-color="#ffffff" draw:auto-grow-height="true" fo:min-height="3.508cm"/>
    </style:style>
    <style:style style:name="pr11" style:family="presentation" style:parent-style-name="lyt-cool-notes" style:list-style-name="L7">
      <style:graphic-properties draw:fill-color="#ffffff" draw:auto-grow-height="true" fo:min-height="10.735cm"/>
    </style:style>
    <style:style style:name="pr12" style:family="presentation" style:parent-style-name="lyt-cool-title" style:list-style-name="L6">
      <style:graphic-properties draw:fill-color="#ffffff" draw:auto-grow-height="true" fo:min-height="3.508cm"/>
    </style:style>
    <style:style style:name="pr13" style:family="presentation" style:parent-style-name="lyt-cool-notes" style:list-style-name="L7">
      <style:graphic-properties draw:fill-color="#ffffff" draw:auto-grow-height="true" fo:min-height="10.735cm"/>
    </style:style>
    <style:style style:name="pr14" style:family="presentation" style:parent-style-name="lyt-cool-title" style:list-style-name="L6">
      <style:graphic-properties draw:fill-color="#ffffff" draw:auto-grow-height="true" fo:min-height="3.508cm"/>
    </style:style>
    <style:style style:name="pr15" style:family="presentation" style:parent-style-name="lyt-cool-notes" style:list-style-name="L7">
      <style:graphic-properties draw:fill-color="#ffffff" draw:auto-grow-height="true" fo:min-height="10.735cm"/>
    </style:style>
    <style:style style:name="pr16" style:family="presentation" style:parent-style-name="lyt-cool-title" style:list-style-name="L6">
      <style:graphic-properties draw:fill-color="#ffffff" draw:auto-grow-height="true" fo:min-height="3.508cm"/>
    </style:style>
    <style:style style:name="pr17" style:family="presentation" style:parent-style-name="lyt-cool-notes" style:list-style-name="L7">
      <style:graphic-properties draw:fill-color="#ffffff" draw:auto-grow-height="true" fo:min-height="10.735cm"/>
    </style:style>
    <style:style style:name="pr18" style:family="presentation" style:parent-style-name="lyt-cool-title" style:list-style-name="L6">
      <style:graphic-properties draw:fill-color="#ffffff" draw:auto-grow-height="true" fo:min-height="3.508cm"/>
    </style:style>
    <style:style style:name="pr19" style:family="presentation" style:parent-style-name="lyt-cool-notes" style:list-style-name="L7">
      <style:graphic-properties draw:fill-color="#ffffff" draw:auto-grow-height="true" fo:min-height="10.735cm"/>
    </style:style>
    <style:style style:name="pr20" style:family="presentation" style:parent-style-name="lyt-cool-title">
      <style:graphic-properties draw:fill-color="#ffffff" draw:auto-grow-height="true" fo:min-height="3.508cm"/>
    </style:style>
    <style:style style:name="pr21" style:family="presentation" style:parent-style-name="lyt-cool-outline1">
      <style:graphic-properties draw:fill-color="#ffffff" fo:min-height="12.98cm"/>
    </style:style>
    <style:style style:name="pr22" style:family="presentation" style:parent-style-name="lyt-cool-notes">
      <style:graphic-properties draw:fill-color="#ffffff" fo:min-height="10.484cm"/>
    </style:style>
    <style:style style:name="pr23" style:family="presentation" style:parent-style-name="lyt-cool-title">
      <style:graphic-properties draw:fill-color="#ffffff" fo:min-height="3.257cm"/>
    </style:style>
    <style:style style:name="pr24" style:family="presentation" style:parent-style-name="lyt-cool-title">
      <style:graphic-properties fo:min-height="3.257cm"/>
    </style:style>
    <style:style style:name="pr25" style:family="presentation" style:parent-style-name="lyt-cool-title">
      <style:graphic-properties draw:auto-grow-height="true" fo:min-height="3.508cm"/>
    </style:style>
    <style:style style:name="pr26" style:family="presentation" style:parent-style-name="lyt-cool-outline1">
      <style:graphic-properties fo:min-height="12.98cm"/>
    </style:style>
    <style:style style:name="pr27" style:family="presentation" style:parent-style-name="lyt-cool-outline1">
      <style:graphic-properties fo:min-height="8.59cm"/>
    </style:style>
    <style:style style:name="pr28" style:family="presentation" style:parent-style-name="lyt-cool-outline1">
      <style:graphic-properties draw:auto-grow-height="true" fo:min-height="13.231cm"/>
    </style:style>
    <style:style style:name="pr29" style:family="presentation" style:parent-style-name="lyt-cool-outline1">
      <style:graphic-properties fo:min-height="9.4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size="40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28pt" style:font-size-asian="18pt" style:font-size-complex="18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40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text-align="center"/>
      <style:text-properties fo:font-size="40pt" style:font-size-asian="18pt" style:font-size-complex="18pt"/>
    </style:style>
    <style:style style:name="P17" style:family="paragraph">
      <style:text-properties fo:font-size="24pt"/>
    </style:style>
    <style:style style:name="P18" style:family="paragraph">
      <style:text-properties fo:font-size="18pt"/>
    </style:style>
    <style:style style:name="P19" style:family="paragraph">
      <style:paragraph-properties fo:margin-left="0cm" fo:margin-right="0cm" fo:text-indent="0cm"/>
      <style:text-properties fo:font-size="12pt" style:font-size-asian="12pt" style:font-size-complex="6.80000019073486pt"/>
    </style:style>
    <style:style style:name="P20" style:family="paragraph">
      <style:text-properties fo:font-size="28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language="en" fo:country="US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sub 58%" fo:font-size="18pt"/>
    </style:style>
    <style:style style:name="T9" style:family="text">
      <style:text-properties style:text-position="sub 58%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style:text-position="0% 100%"/>
    </style:style>
    <style:style style:name="T12" style:family="text">
      <style:text-properties fo:font-size="28pt" style:font-size-asian="24pt" style:font-size-complex="24pt"/>
    </style:style>
    <style:style style:name="T13" style:family="text">
      <style:text-properties fo:language="en" fo:country="US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rallel Computing Concepts</text:p>
          </draw:text-box>
        </draw:frame>
        <draw:frame presentation:style-name="pr2" draw:text-style-name="P2" draw:layer="layout" svg:width="23.912cm" svg:height="12.98cm" svg:x="2.058cm" svg:y="5.963cm" presentation:class="subtitle">
          <draw:text-box>
            <text:p text:style-name="P2">by</text:p>
            <text:p text:style-name="P2">John E. Dorband, Ph.D</text:p>
            <text:p text:style-name="P2">UMBC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Why use an Electronic Computer?</text:p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Why use an Electronic Computer?</text:p>
          </draw:text-box>
        </draw:frame>
        <draw:frame draw:style-name="gr2" draw:text-style-name="P4" draw:layer="layout" svg:width="12.059cm" svg:height="1.043cm" svg:x="7.62cm" svg:y="7.212cm">
          <draw:text-box>
            <text:p text:style-name="P1"><text:span text:style-name="T1">Hint: Computer was a job description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7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8" draw:text-style-name="P1" draw:layer="layout" svg:width="23.912cm" svg:height="3.508cm" svg:x="2.058cm" svg:y="1.543cm" presentation:class="title">
          <draw:text-box>
            <text:p text:style-name="P1">Why use an Electronic Computer?</text:p>
          </draw:text-box>
        </draw:frame>
        <draw:frame draw:style-name="gr2" draw:text-style-name="P5" draw:layer="layout" svg:width="6.217cm" svg:height="1.826cm" svg:x="8.89cm" svg:y="9.604cm">
          <draw:text-box>
            <text:p text:style-name="P1"><text:span text:style-name="T2">Compute</text:span></text:p>
          </draw:text-box>
        </draw:frame>
        <draw:frame draw:style-name="gr2" draw:text-style-name="P6" draw:layer="layout" svg:width="12.059cm" svg:height="1.043cm" svg:x="7.621cm" svg:y="7.213cm">
          <draw:text-box>
            <text:p text:style-name="P1"><text:span text:style-name="T1">Hint: Computer was a job description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presentation:style-name="pr10" draw:text-style-name="P1" draw:layer="layout" svg:width="23.912cm" svg:height="3.508cm" svg:x="2.058cm" svg:y="1.543cm" presentation:class="title">
          <draw:text-box>
            <text:p text:style-name="P1">Why use an Electronic Computer?</text:p>
          </draw:text-box>
        </draw:frame>
        <draw:frame draw:style-name="gr2" draw:text-style-name="P5" draw:layer="layout" svg:width="9.354cm" svg:height="1.826cm" svg:x="8.89cm" svg:y="9.604cm">
          <draw:text-box>
            <text:p text:style-name="P1"><text:span text:style-name="T2">Compute Fast</text:span></text:p>
          </draw:text-box>
        </draw:frame>
        <draw:frame draw:style-name="gr2" draw:text-style-name="P4" draw:layer="layout" svg:width="12.059cm" svg:height="1.043cm" svg:x="7.621cm" svg:y="7.213cm">
          <draw:text-box>
            <text:p text:style-name="P1"><text:span text:style-name="T1">Hint: Computer was a job description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1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2" draw:text-style-name="P1" draw:layer="layout" svg:width="23.912cm" svg:height="3.508cm" svg:x="2.058cm" svg:y="1.543cm" presentation:class="title">
          <draw:text-box>
            <text:p text:style-name="P1">Why use a Parallel Computer?</text:p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office:forms form:automatic-focus="false" form:apply-design-mode="false"/>
        <draw:frame presentation:style-name="pr14" draw:text-style-name="P1" draw:layer="layout" svg:width="23.912cm" svg:height="3.508cm" svg:x="2.058cm" svg:y="1.543cm" presentation:class="title">
          <draw:text-box>
            <text:p text:style-name="P1">Why use a Parallel Computer?</text:p>
          </draw:text-box>
        </draw:frame>
        <draw:frame draw:style-name="gr2" draw:text-style-name="P5" draw:layer="layout" svg:width="6.217cm" svg:height="1.826cm" svg:x="8.228cm" svg:y="9.439cm">
          <draw:text-box>
            <text:p text:style-name="P1"><text:span text:style-name="T2">Comput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office:forms form:automatic-focus="false" form:apply-design-mode="false"/>
        <draw:frame presentation:style-name="pr16" draw:text-style-name="P1" draw:layer="layout" svg:width="23.912cm" svg:height="3.508cm" svg:x="2.058cm" svg:y="1.543cm" presentation:class="title">
          <draw:text-box>
            <text:p text:style-name="P1">Why use a Parallel Computer?</text:p>
          </draw:text-box>
        </draw:frame>
        <draw:frame draw:style-name="gr2" draw:text-style-name="P5" draw:layer="layout" svg:width="10.607cm" svg:height="1.826cm" svg:x="8.228cm" svg:y="9.439cm">
          <draw:text-box>
            <text:p text:style-name="P1"><text:span text:style-name="T2">Compute Faster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7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office:forms form:automatic-focus="false" form:apply-design-mode="false"/>
        <draw:frame presentation:style-name="pr18" draw:text-style-name="P1" draw:layer="layout" svg:width="23.912cm" svg:height="3.508cm" svg:x="2.058cm" svg:y="1.543cm" presentation:class="title">
          <draw:text-box>
            <text:p text:style-name="P1">Why use a Parallel Computer?</text:p>
          </draw:text-box>
        </draw:frame>
        <draw:frame draw:style-name="gr2" draw:text-style-name="P5" draw:layer="layout" svg:width="10.607cm" svg:height="1.826cm" svg:x="8.228cm" svg:y="9.439cm">
          <draw:text-box>
            <text:p text:style-name="P1"><text:span text:style-name="T2">Compute Faster</text:span></text:p>
          </draw:text-box>
        </draw:frame>
        <draw:frame draw:style-name="gr2" draw:text-style-name="P7" draw:layer="layout" svg:width="16.889cm" svg:height="6.214cm" svg:x="8.413cm" svg:y="12.7cm">
          <draw:text-box>
            <text:p text:style-name="P1"><text:span text:style-name="T2">Territorial Issues (Internet)</text:span></text:p>
            <text:p text:style-name="P1"><text:span text:style-name="T3"><text:tab/></text:span><text:span text:style-name="T3">- Ownership &amp; Control</text:span></text:p>
            <text:p text:style-name="P1"><text:span text:style-name="T3"><text:tab/></text:span><text:span text:style-name="T3">- Authorization/Security/Isolation</text:span></text:p>
            <text:p text:style-name="P1"><text:span text:style-name="T3"><text:tab/></text:span><text:span text:style-name="T3">- Data distribution</text:span></text:p>
            <text:p text:style-name="P1"><text:span text:style-name="T3"><text:tab/></text:span><text:span text:style-name="T3">- Integrity/Backup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">
        <office:forms form:automatic-focus="false" form:apply-design-mode="false"/>
        <draw:frame presentation:style-name="pr20" draw:text-style-name="P1" draw:layer="layout" svg:width="23.912cm" svg:height="3.508cm" svg:x="2.058cm" svg:y="1.543cm" presentation:class="title">
          <draw:text-box>
            <text:p text:style-name="P1">Why aren't all computers<text:line-break/>parallel</text:p>
          </draw:text-box>
        </draw:frame>
        <draw:frame presentation:style-name="pr21" draw:text-style-name="P8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Parallelizing code is not easy.</text:p>
                <text:p text:style-name="P1"/>
              </text:list-item>
              <text:list-item>
                <text:p text:style-name="P1">We are not taught how to write parallel code. </text:p>
              </text:list-item>
            </text:list>
            <text:p text:style-name="P1"/>
            <text:list text:continue-numbering="true" text:style-name="L4">
              <text:list-item>
                <text:p text:style-name="P1">Most code is not written for parallel execution.</text:p>
                <text:p text:style-name="P1"/>
              </text:list-item>
              <text:list-item>
                <text:p text:style-name="P1">Parallel programming is not well supported</text:p>
                <text:p text:style-name="P1"/>
              </text:list-item>
              <text:list-item>
                <text:p text:style-name="P1">Serial code is good enough, speed is not cri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office:forms form:automatic-focus="false" form:apply-design-mode="false"/>
        <draw:frame presentation:style-name="pr23" draw:text-style-name="P1" draw:layer="layout" svg:width="23.912cm" svg:height="3.473cm" svg:x="2.058cm" svg:y="1.56cm" presentation:class="title" presentation:user-transformed="true">
          <draw:text-box>
            <text:p text:style-name="P1">Is some code inherently sequential?</text:p>
          </draw:text-box>
        </draw:frame>
        <draw:frame draw:style-name="gr2" draw:text-style-name="P9" draw:layer="layout" svg:width="14.751cm" svg:height="1.195cm" svg:x="6.798cm" svg:y="9.927cm">
          <draw:text-box>
            <text:p text:style-name="P1"><text:span text:style-name="T4">Is </text:span><text:span text:style-name="T5">sequentiality</text:span><text:span text:style-name="T4"> possibly fundamental?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office:forms form:automatic-focus="false" form:apply-design-mode="false"/>
        <draw:frame presentation:style-name="pr23" draw:text-style-name="P1" draw:layer="layout" svg:width="23.912cm" svg:height="3.473cm" svg:x="2.058cm" svg:y="1.56cm" presentation:class="title" presentation:user-transformed="true">
          <draw:text-box>
            <text:p text:style-name="P1">Is some code inherently sequential?</text:p>
          </draw:text-box>
        </draw:frame>
        <draw:frame draw:style-name="gr2" draw:text-style-name="P10" draw:layer="layout" svg:width="9.007cm" svg:height="0.963cm" svg:x="2.54cm" svg:y="18.722cm">
          <draw:text-box>
            <text:p text:style-name="P1"><text:span text:style-name="T6">Sequential ==&gt; Dependencies</text:span></text:p>
          </draw:text-box>
        </draw:frame>
        <draw:custom-shape draw:style-name="gr3" draw:text-style-name="P12" draw:id="id1" draw:layer="layout" svg:width="1.905cm" svg:height="1.905cm" svg:x="8.255cm" svg:y="8.89cm">
          <text:p text:style-name="P11"><text:span text:style-name="T6">a</text:span><text:span text:style-name="T7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3" draw:id="id2" draw:layer="layout" svg:width="1.905cm" svg:height="1.905cm" svg:x="10.795cm" svg:y="12.065cm">
          <text:p text:style-name="P11"><text:span text:style-name="T2">f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4" draw:layer="layout" svg:width="1.905cm" svg:height="1.905cm" svg:x="10.795cm" svg:y="15.8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2" draw:id="id3" draw:layer="layout" svg:width="1.905cm" svg:height="1.905cm" svg:x="13.335cm" svg:y="8.89cm">
          <text:p text:style-name="P11"><text:span text:style-name="T6">b</text:span><text:span text:style-name="T8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4" draw:layer="layout" svg:width="1.905cm" svg:height="1.905cm" svg:x="10.796cm" svg:y="15.87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2" draw:id="id4" draw:layer="layout" svg:width="1.905cm" svg:height="1.905cm" svg:x="10.796cm" svg:y="15.876cm">
          <text:p text:style-name="P11"><text:span text:style-name="T6">c</text:span><text:span text:style-name="T8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10" draw:layer="layout" svg:width="0.925cm" svg:height="0.963cm" svg:x="6.695cm" svg:y="9.197cm">
          <draw:text-box>
            <text:p text:style-name="P1"><text:span text:style-name="T6">A</text:span></text:p>
          </draw:text-box>
        </draw:frame>
        <draw:frame draw:style-name="gr2" draw:text-style-name="P10" draw:layer="layout" svg:width="0.925cm" svg:height="0.963cm" svg:x="15.875cm" svg:y="9.197cm">
          <draw:text-box>
            <text:p text:style-name="P1"><text:span text:style-name="T6">B</text:span></text:p>
          </draw:text-box>
        </draw:frame>
        <draw:frame draw:style-name="gr2" draw:text-style-name="P10" draw:layer="layout" svg:width="0.959cm" svg:height="0.963cm" svg:x="13.011cm" svg:y="16.51cm">
          <draw:text-box>
            <text:p text:style-name="P1"><text:span text:style-name="T6">C</text:span></text:p>
          </draw:text-box>
        </draw:frame>
        <draw:connector draw:style-name="gr5" draw:text-style-name="P14" draw:layer="layout" draw:type="line" svg:x1="9.881cm" svg:y1="10.516cm" svg:x2="11.072cm" svg:y2="12.342cm" draw:start-shape="id1" draw:start-glue-point="9" draw:end-shape="id2" draw:end-glue-point="5" svg:d="m9881 10516 1191 1826">
          <text:p/>
        </draw:connector>
        <draw:connector draw:style-name="gr5" draw:text-style-name="P14" draw:layer="layout" draw:type="line" svg:x1="13.612cm" svg:y1="10.516cm" svg:x2="12.421cm" svg:y2="12.342cm" draw:start-shape="id3" draw:start-glue-point="7" draw:end-shape="id2" draw:end-glue-point="11" svg:d="m13612 10516-1191 1826">
          <text:p/>
        </draw:connector>
        <draw:connector draw:style-name="gr5" draw:text-style-name="P14" draw:layer="layout" draw:type="line" svg:x1="11.747cm" svg:y1="13.97cm" svg:x2="11.748cm" svg:y2="15.876cm" draw:start-shape="id2" draw:start-glue-point="8" draw:end-shape="id4" draw:end-glue-point="4" svg:d="m11747 13970 1 1906">
          <text:p/>
        </draw:connector>
        <draw:frame draw:style-name="gr2" draw:text-style-name="P10" draw:layer="layout" svg:width="3.228cm" svg:height="0.963cm" svg:x="16.51cm" svg:y="12.7cm">
          <draw:text-box>
            <text:p text:style-name="P1"><text:span text:style-name="T6">A + B = C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9">
        <office:forms form:automatic-focus="false" form:apply-design-mode="false"/>
        <draw:frame presentation:style-name="pr23" draw:text-style-name="P1" draw:layer="layout" svg:width="23.912cm" svg:height="3.257cm" svg:x="2.058cm" svg:y="1.668cm" presentation:class="title">
          <draw:text-box>
            <text:p text:style-name="P1">Parallel</text:p>
          </draw:text-box>
        </draw:frame>
        <draw:g>
          <draw:custom-shape draw:style-name="gr3" draw:text-style-name="P14" draw:id="id5" draw:layer="layout" svg:width="1.905cm" svg:height="1.905cm" svg:x="4.735cm" svg:y="7.62cm">
            <text:p text:style-name="P11">a<text:span text:style-name="T7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6" draw:id="id6" draw:layer="layout" svg:width="1.905cm" svg:height="1.905cm" svg:x="7.275cm" svg:y="10.795cm">
            <text:p text:style-name="P11"><text:span text:style-name="T2">fn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4" draw:layer="layout" svg:width="1.905cm" svg:height="1.905cm" svg:x="7.275cm" svg:y="14.6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id="id7" draw:layer="layout" svg:width="1.905cm" svg:height="1.905cm" svg:x="9.815cm" svg:y="7.62cm">
            <text:p text:style-name="P11">b<text:span text:style-name="T9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4" draw:layer="layout" svg:width="1.905cm" svg:height="1.905cm" svg:x="7.276cm" svg:y="14.6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id="id8" draw:layer="layout" svg:width="1.905cm" svg:height="1.905cm" svg:x="7.276cm" svg:y="14.606cm">
            <text:p text:style-name="P11">c<text:span text:style-name="T9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2" draw:layer="layout" svg:width="0.925cm" svg:height="0.963cm" svg:x="3.175cm" svg:y="7.927cm">
            <draw:text-box>
              <text:p text:style-name="P1">A</text:p>
            </draw:text-box>
          </draw:frame>
          <draw:frame draw:style-name="gr2" draw:layer="layout" svg:width="0.925cm" svg:height="0.963cm" svg:x="12.355cm" svg:y="7.927cm">
            <draw:text-box>
              <text:p text:style-name="P1">B</text:p>
            </draw:text-box>
          </draw:frame>
          <draw:frame draw:style-name="gr2" draw:layer="layout" svg:width="0.959cm" svg:height="0.963cm" svg:x="9.491cm" svg:y="15.24cm">
            <draw:text-box>
              <text:p text:style-name="P1">C</text:p>
            </draw:text-box>
          </draw:frame>
          <draw:connector draw:style-name="gr5" draw:text-style-name="P14" draw:layer="layout" draw:type="line" svg:x1="6.361cm" svg:y1="9.246cm" svg:x2="7.552cm" svg:y2="11.072cm" draw:start-shape="id5" draw:start-glue-point="9" draw:end-shape="id6" draw:end-glue-point="5" svg:d="m6361 9246 1191 1826">
            <text:p/>
          </draw:connector>
          <draw:connector draw:style-name="gr5" draw:text-style-name="P14" draw:layer="layout" draw:type="line" svg:x1="10.092cm" svg:y1="9.246cm" svg:x2="8.901cm" svg:y2="11.072cm" draw:start-shape="id7" draw:start-glue-point="7" draw:end-shape="id6" draw:end-glue-point="11" svg:d="m10092 9246-1191 1826">
            <text:p/>
          </draw:connector>
          <draw:connector draw:style-name="gr5" draw:text-style-name="P14" draw:layer="layout" draw:type="line" svg:x1="8.227cm" svg:y1="12.7cm" svg:x2="8.228cm" svg:y2="14.606cm" draw:start-shape="id6" draw:start-glue-point="8" draw:end-shape="id8" draw:end-glue-point="4" svg:d="m8227 12700 1 1906">
            <text:p/>
          </draw:connector>
        </draw:g>
        <draw:g>
          <draw:custom-shape draw:style-name="gr3" draw:text-style-name="P14" draw:id="id9" draw:layer="layout" svg:width="1.905cm" svg:height="1.905cm" svg:x="16.22cm" svg:y="7.62cm">
            <text:p text:style-name="P11"><text:span text:style-name="T10">d</text:span><text:span text:style-name="T7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6" draw:id="id10" draw:layer="layout" svg:width="1.905cm" svg:height="1.905cm" svg:x="18.76cm" svg:y="10.795cm">
            <text:p text:style-name="P11"><text:span text:style-name="T2">fn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4" draw:layer="layout" svg:width="1.905cm" svg:height="1.905cm" svg:x="18.76cm" svg:y="14.6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id="id11" draw:layer="layout" svg:width="1.905cm" svg:height="1.905cm" svg:x="21.3cm" svg:y="7.62cm">
            <text:p text:style-name="P11"><text:span text:style-name="T11">e</text:span><text:span text:style-name="T9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4" draw:layer="layout" svg:width="1.905cm" svg:height="1.905cm" svg:x="18.761cm" svg:y="14.6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id="id12" draw:layer="layout" svg:width="1.905cm" svg:height="1.905cm" svg:x="18.761cm" svg:y="14.606cm">
            <text:p text:style-name="P11"><text:span text:style-name="T11">f</text:span><text:span text:style-name="T9">0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2" draw:layer="layout" svg:width="0.959cm" svg:height="0.963cm" svg:x="14.66cm" svg:y="7.927cm">
            <draw:text-box>
              <text:p text:style-name="P1">D</text:p>
            </draw:text-box>
          </draw:frame>
          <draw:frame draw:style-name="gr2" draw:layer="layout" svg:width="0.925cm" svg:height="0.963cm" svg:x="23.84cm" svg:y="7.927cm">
            <draw:text-box>
              <text:p text:style-name="P1">E</text:p>
            </draw:text-box>
          </draw:frame>
          <draw:frame draw:style-name="gr2" draw:layer="layout" svg:width="0.891cm" svg:height="0.963cm" svg:x="20.976cm" svg:y="15.24cm">
            <draw:text-box>
              <text:p text:style-name="P1">F</text:p>
            </draw:text-box>
          </draw:frame>
          <draw:connector draw:style-name="gr5" draw:text-style-name="P14" draw:layer="layout" draw:type="line" svg:x1="17.846cm" svg:y1="9.246cm" svg:x2="19.037cm" svg:y2="11.072cm" draw:start-shape="id9" draw:start-glue-point="9" draw:end-shape="id10" draw:end-glue-point="5" svg:d="m17846 9246 1191 1826">
            <text:p/>
          </draw:connector>
          <draw:connector draw:style-name="gr5" draw:text-style-name="P14" draw:layer="layout" draw:type="line" svg:x1="21.577cm" svg:y1="9.246cm" svg:x2="20.386cm" svg:y2="11.072cm" draw:start-shape="id11" draw:start-glue-point="7" draw:end-shape="id10" draw:end-glue-point="11" svg:d="m21577 9246-1191 1826">
            <text:p/>
          </draw:connector>
          <draw:connector draw:style-name="gr5" draw:text-style-name="P14" draw:layer="layout" draw:type="line" svg:x1="19.712cm" svg:y1="12.7cm" svg:x2="19.713cm" svg:y2="14.606cm" draw:start-shape="id10" draw:start-glue-point="8" draw:end-shape="id12" draw:end-glue-point="4" svg:d="m19712 12700 1 1906">
            <text:p/>
          </draw:connector>
        </draw:g>
        <draw:frame draw:style-name="gr2" draw:layer="layout" svg:width="9.409cm" svg:height="0.963cm" svg:x="9.525cm" svg:y="17.452cm">
          <draw:text-box>
            <text:p text:style-name="P1">Parallelism is also fundamental.</text:p>
          </draw:text-box>
        </draw:frame>
        <draw:frame draw:style-name="gr2" draw:text-style-name="P10" draw:layer="layout" svg:width="9.921cm" svg:height="0.963cm" svg:x="9.525cm" svg:y="19.05cm">
          <draw:text-box>
            <text:p text:style-name="P1"><text:span text:style-name="T6">parallelism ==&gt; No dependencie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9">
        <office:forms form:automatic-focus="false" form:apply-design-mode="false"/>
        <draw:frame presentation:style-name="pr23" draw:text-style-name="P1" draw:layer="layout" svg:width="23.912cm" svg:height="3.257cm" svg:x="2.058cm" svg:y="1.668cm" presentation:class="title">
          <draw:text-box>
            <text:p text:style-name="P1">Complex Dependencies</text:p>
          </draw:text-box>
        </draw:frame>
        <draw:circle draw:style-name="gr6" draw:text-style-name="P14" draw:layer="layout" svg:width="0.635cm" svg:height="0.635cm" svg:x="6.832cm" svg:y="5.363cm">
          <text:p/>
        </draw:circle>
        <draw:circle draw:style-name="gr6" draw:text-style-name="P14" draw:layer="layout" svg:width="0.635cm" svg:height="0.635cm" svg:x="8.803cm" svg:y="5.362cm">
          <text:p/>
        </draw:circle>
        <draw:ellipse draw:style-name="gr6" draw:text-style-name="P14" draw:layer="layout" svg:width="0.635cm" svg:height="0.656cm" svg:x="9.586cm" svg:y="6.791cm">
          <text:p/>
        </draw:ellipse>
        <draw:circle draw:style-name="gr6" draw:text-style-name="P14" draw:layer="layout" svg:width="0.635cm" svg:height="0.635cm" svg:x="10.191cm" svg:y="7.887cm">
          <text:p/>
        </draw:circle>
        <draw:circle draw:style-name="gr6" draw:text-style-name="P14" draw:layer="layout" svg:width="0.635cm" svg:height="0.635cm" svg:x="10.826cm" svg:y="9.067cm">
          <text:p/>
        </draw:circle>
        <draw:circle draw:style-name="gr6" draw:text-style-name="P14" draw:layer="layout" svg:width="0.635cm" svg:height="0.635cm" svg:x="11.515cm" svg:y="10.284cm">
          <text:p/>
        </draw:circle>
        <draw:custom-shape draw:style-name="gr7" draw:text-style-name="P14" draw:layer="layout" svg:width="0.635cm" svg:height="0.635cm" svg:x="7.731cm" svg:y="6.28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8.366cm" svg:y="7.55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9.001cm" svg:y="8.82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9.636cm" svg:y="10.09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15" draw:layer="layout" svg:width="0.635cm" svg:height="0.635cm" svg:x="10.271cm" svg:y="11.3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8.962cm" svg:y1="5.787cm" svg:x2="8.207cm" svg:y2="6.633cm">
          <text:p/>
        </draw:line>
        <draw:line draw:style-name="gr5" draw:text-style-name="P14" draw:layer="layout" svg:x1="7.189cm" svg:y1="5.773cm" svg:x2="7.89cm" svg:y2="6.607cm">
          <text:p/>
        </draw:line>
        <draw:line draw:style-name="gr5" draw:text-style-name="P14" draw:layer="layout" svg:x1="8.141cm" svg:y1="6.911cm" svg:x2="8.57cm" svg:y2="7.842cm">
          <text:p/>
        </draw:line>
        <draw:line draw:style-name="gr5" draw:text-style-name="P14" draw:layer="layout" svg:x1="9.795cm" svg:y1="7.176cm" svg:x2="8.866cm" svg:y2="7.927cm">
          <text:p/>
        </draw:line>
        <draw:line draw:style-name="gr5" draw:text-style-name="P14" draw:layer="layout" svg:x1="10.227cm" svg:y1="8.296cm" svg:x2="9.472cm" svg:y2="9.142cm">
          <text:p/>
        </draw:line>
        <draw:line draw:style-name="gr5" draw:text-style-name="P14" draw:layer="layout" svg:x1="10.867cm" svg:y1="9.531cm" svg:x2="10.112cm" svg:y2="10.377cm">
          <text:p/>
        </draw:line>
        <draw:line draw:style-name="gr5" draw:text-style-name="P14" draw:layer="layout" svg:x1="11.521cm" svg:y1="10.82cm" svg:x2="10.766cm" svg:y2="11.666cm">
          <text:p/>
        </draw:line>
        <draw:line draw:style-name="gr5" draw:text-style-name="P14" draw:layer="layout" svg:x1="8.747cm" svg:y1="8.217cm" svg:x2="9.176cm" svg:y2="9.148cm">
          <text:p/>
        </draw:line>
        <draw:line draw:style-name="gr5" draw:text-style-name="P14" draw:layer="layout" svg:x1="9.334cm" svg:y1="9.52cm" svg:x2="9.763cm" svg:y2="10.451cm">
          <text:p/>
        </draw:line>
        <draw:line draw:style-name="gr5" draw:text-style-name="P14" draw:layer="layout" svg:x1="9.988cm" svg:y1="10.729cm" svg:x2="10.417cm" svg:y2="11.66cm">
          <text:p/>
        </draw:line>
        <draw:circle draw:style-name="gr6" draw:text-style-name="P14" draw:layer="layout" svg:width="0.635cm" svg:height="0.635cm" svg:x="2.762cm" svg:y="5.321cm">
          <text:p/>
        </draw:circle>
        <draw:circle draw:style-name="gr6" draw:text-style-name="P14" draw:layer="layout" svg:width="0.635cm" svg:height="0.635cm" svg:x="4.733cm" svg:y="5.32cm">
          <text:p/>
        </draw:circle>
        <draw:ellipse draw:style-name="gr6" draw:text-style-name="P14" draw:layer="layout" svg:width="0.635cm" svg:height="0.656cm" svg:x="5.516cm" svg:y="6.749cm">
          <text:p/>
        </draw:ellipse>
        <draw:circle draw:style-name="gr6" draw:text-style-name="P14" draw:layer="layout" svg:width="0.635cm" svg:height="0.635cm" svg:x="6.121cm" svg:y="7.845cm">
          <text:p/>
        </draw:circle>
        <draw:circle draw:style-name="gr6" draw:text-style-name="P14" draw:layer="layout" svg:width="0.635cm" svg:height="0.635cm" svg:x="6.756cm" svg:y="9.025cm">
          <text:p/>
        </draw:circle>
        <draw:circle draw:style-name="gr6" draw:text-style-name="P14" draw:layer="layout" svg:width="0.635cm" svg:height="0.635cm" svg:x="7.445cm" svg:y="10.242cm">
          <text:p/>
        </draw:circle>
        <draw:custom-shape draw:style-name="gr7" draw:text-style-name="P14" draw:layer="layout" svg:width="0.635cm" svg:height="0.635cm" svg:x="3.661cm" svg:y="6.24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4.296cm" svg:y="7.51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4.931cm" svg:y="8.7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5.566cm" svg:y="10.05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13" draw:layer="layout" svg:width="0.635cm" svg:height="0.635cm" svg:x="6.201cm" svg:y="11.32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4.892cm" svg:y1="5.745cm" svg:x2="4.137cm" svg:y2="6.591cm">
          <text:p/>
        </draw:line>
        <draw:line draw:style-name="gr5" draw:text-style-name="P14" draw:layer="layout" svg:x1="3.119cm" svg:y1="5.731cm" svg:x2="3.82cm" svg:y2="6.565cm">
          <text:p/>
        </draw:line>
        <draw:line draw:style-name="gr5" draw:text-style-name="P14" draw:layer="layout" svg:x1="4.071cm" svg:y1="6.869cm" svg:x2="4.5cm" svg:y2="7.8cm">
          <text:p/>
        </draw:line>
        <draw:line draw:style-name="gr5" draw:text-style-name="P14" draw:layer="layout" svg:x1="5.725cm" svg:y1="7.134cm" svg:x2="4.796cm" svg:y2="7.885cm">
          <text:p/>
        </draw:line>
        <draw:line draw:style-name="gr5" draw:text-style-name="P14" draw:layer="layout" svg:x1="6.157cm" svg:y1="8.254cm" svg:x2="5.402cm" svg:y2="9.1cm">
          <text:p/>
        </draw:line>
        <draw:line draw:style-name="gr5" draw:text-style-name="P14" draw:layer="layout" svg:x1="6.797cm" svg:y1="9.489cm" svg:x2="6.042cm" svg:y2="10.335cm">
          <text:p/>
        </draw:line>
        <draw:line draw:style-name="gr5" draw:text-style-name="P14" draw:layer="layout" svg:x1="7.451cm" svg:y1="10.778cm" svg:x2="6.696cm" svg:y2="11.624cm">
          <text:p/>
        </draw:line>
        <draw:line draw:style-name="gr5" draw:text-style-name="P14" draw:layer="layout" svg:x1="4.677cm" svg:y1="8.175cm" svg:x2="5.106cm" svg:y2="9.106cm">
          <text:p/>
        </draw:line>
        <draw:line draw:style-name="gr5" draw:text-style-name="P14" draw:layer="layout" svg:x1="5.264cm" svg:y1="9.478cm" svg:x2="5.693cm" svg:y2="10.409cm">
          <text:p/>
        </draw:line>
        <draw:line draw:style-name="gr5" draw:text-style-name="P14" draw:layer="layout" svg:x1="5.918cm" svg:y1="10.687cm" svg:x2="6.347cm" svg:y2="11.618cm">
          <text:p/>
        </draw:line>
        <draw:circle draw:style-name="gr6" draw:text-style-name="P14" draw:layer="layout" svg:width="0.635cm" svg:height="0.635cm" svg:x="11.25cm" svg:y="5.321cm">
          <text:p/>
        </draw:circle>
        <draw:circle draw:style-name="gr6" draw:text-style-name="P14" draw:layer="layout" svg:width="0.635cm" svg:height="0.635cm" svg:x="13.221cm" svg:y="5.32cm">
          <text:p/>
        </draw:circle>
        <draw:ellipse draw:style-name="gr6" draw:text-style-name="P14" draw:layer="layout" svg:width="0.635cm" svg:height="0.656cm" svg:x="14.004cm" svg:y="6.749cm">
          <text:p/>
        </draw:ellipse>
        <draw:circle draw:style-name="gr6" draw:text-style-name="P14" draw:layer="layout" svg:width="0.635cm" svg:height="0.635cm" svg:x="14.609cm" svg:y="7.845cm">
          <text:p/>
        </draw:circle>
        <draw:circle draw:style-name="gr6" draw:text-style-name="P14" draw:layer="layout" svg:width="0.635cm" svg:height="0.635cm" svg:x="15.244cm" svg:y="9.025cm">
          <text:p/>
        </draw:circle>
        <draw:circle draw:style-name="gr6" draw:text-style-name="P14" draw:layer="layout" svg:width="0.635cm" svg:height="0.635cm" svg:x="15.933cm" svg:y="10.242cm">
          <text:p/>
        </draw:circle>
        <draw:custom-shape draw:style-name="gr7" draw:text-style-name="P14" draw:layer="layout" svg:width="0.635cm" svg:height="0.635cm" svg:x="12.149cm" svg:y="6.24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2.784cm" svg:y="7.51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3.419cm" svg:y="8.7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4.054cm" svg:y="10.05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17" draw:layer="layout" svg:width="0.635cm" svg:height="0.635cm" svg:x="14.689cm" svg:y="11.32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3.38cm" svg:y1="5.745cm" svg:x2="12.625cm" svg:y2="6.591cm">
          <text:p/>
        </draw:line>
        <draw:line draw:style-name="gr5" draw:text-style-name="P14" draw:layer="layout" svg:x1="11.607cm" svg:y1="5.731cm" svg:x2="12.308cm" svg:y2="6.565cm">
          <text:p/>
        </draw:line>
        <draw:line draw:style-name="gr5" draw:text-style-name="P14" draw:layer="layout" svg:x1="12.559cm" svg:y1="6.869cm" svg:x2="12.988cm" svg:y2="7.8cm">
          <text:p/>
        </draw:line>
        <draw:line draw:style-name="gr5" draw:text-style-name="P14" draw:layer="layout" svg:x1="14.213cm" svg:y1="7.134cm" svg:x2="13.284cm" svg:y2="7.885cm">
          <text:p/>
        </draw:line>
        <draw:line draw:style-name="gr5" draw:text-style-name="P14" draw:layer="layout" svg:x1="14.645cm" svg:y1="8.254cm" svg:x2="13.89cm" svg:y2="9.1cm">
          <text:p/>
        </draw:line>
        <draw:line draw:style-name="gr5" draw:text-style-name="P14" draw:layer="layout" svg:x1="15.285cm" svg:y1="9.489cm" svg:x2="14.53cm" svg:y2="10.335cm">
          <text:p/>
        </draw:line>
        <draw:line draw:style-name="gr5" draw:text-style-name="P14" draw:layer="layout" svg:x1="15.939cm" svg:y1="10.778cm" svg:x2="15.184cm" svg:y2="11.624cm">
          <text:p/>
        </draw:line>
        <draw:line draw:style-name="gr5" draw:text-style-name="P14" draw:layer="layout" svg:x1="13.165cm" svg:y1="8.175cm" svg:x2="13.594cm" svg:y2="9.106cm">
          <text:p/>
        </draw:line>
        <draw:line draw:style-name="gr5" draw:text-style-name="P14" draw:layer="layout" svg:x1="13.752cm" svg:y1="9.478cm" svg:x2="14.181cm" svg:y2="10.409cm">
          <text:p/>
        </draw:line>
        <draw:line draw:style-name="gr5" draw:text-style-name="P14" draw:layer="layout" svg:x1="14.406cm" svg:y1="10.687cm" svg:x2="14.835cm" svg:y2="11.618cm">
          <text:p/>
        </draw:line>
        <draw:circle draw:style-name="gr6" draw:text-style-name="P14" draw:layer="layout" svg:width="0.635cm" svg:height="0.635cm" svg:x="15.664cm" svg:y="5.363cm">
          <text:p/>
        </draw:circle>
        <draw:circle draw:style-name="gr6" draw:text-style-name="P14" draw:layer="layout" svg:width="0.635cm" svg:height="0.635cm" svg:x="17.635cm" svg:y="5.362cm">
          <text:p/>
        </draw:circle>
        <draw:ellipse draw:style-name="gr6" draw:text-style-name="P14" draw:layer="layout" svg:width="0.635cm" svg:height="0.656cm" svg:x="18.418cm" svg:y="6.791cm">
          <text:p/>
        </draw:ellipse>
        <draw:circle draw:style-name="gr6" draw:text-style-name="P14" draw:layer="layout" svg:width="0.635cm" svg:height="0.635cm" svg:x="19.023cm" svg:y="7.887cm">
          <text:p/>
        </draw:circle>
        <draw:circle draw:style-name="gr6" draw:text-style-name="P14" draw:layer="layout" svg:width="0.635cm" svg:height="0.635cm" svg:x="19.658cm" svg:y="9.067cm">
          <text:p/>
        </draw:circle>
        <draw:circle draw:style-name="gr6" draw:text-style-name="P14" draw:layer="layout" svg:width="0.635cm" svg:height="0.635cm" svg:x="20.347cm" svg:y="10.284cm">
          <text:p/>
        </draw:circle>
        <draw:custom-shape draw:style-name="gr7" draw:text-style-name="P14" draw:layer="layout" svg:width="0.635cm" svg:height="0.635cm" svg:x="16.563cm" svg:y="6.28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7.198cm" svg:y="7.55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7.833cm" svg:y="8.82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8.468cm" svg:y="10.09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20" draw:layer="layout" svg:width="0.635cm" svg:height="0.635cm" svg:x="19.103cm" svg:y="11.3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7.794cm" svg:y1="5.787cm" svg:x2="17.039cm" svg:y2="6.633cm">
          <text:p/>
        </draw:line>
        <draw:line draw:style-name="gr5" draw:text-style-name="P14" draw:layer="layout" svg:x1="16.021cm" svg:y1="5.773cm" svg:x2="16.722cm" svg:y2="6.607cm">
          <text:p/>
        </draw:line>
        <draw:line draw:style-name="gr5" draw:text-style-name="P14" draw:layer="layout" svg:x1="16.973cm" svg:y1="6.911cm" svg:x2="17.402cm" svg:y2="7.842cm">
          <text:p/>
        </draw:line>
        <draw:line draw:style-name="gr5" draw:text-style-name="P14" draw:layer="layout" svg:x1="18.627cm" svg:y1="7.176cm" svg:x2="17.698cm" svg:y2="7.927cm">
          <text:p/>
        </draw:line>
        <draw:line draw:style-name="gr5" draw:text-style-name="P14" draw:layer="layout" svg:x1="19.059cm" svg:y1="8.296cm" svg:x2="18.304cm" svg:y2="9.142cm">
          <text:p/>
        </draw:line>
        <draw:line draw:style-name="gr5" draw:text-style-name="P14" draw:layer="layout" svg:x1="19.699cm" svg:y1="9.531cm" svg:x2="18.944cm" svg:y2="10.377cm">
          <text:p/>
        </draw:line>
        <draw:line draw:style-name="gr5" draw:text-style-name="P14" draw:layer="layout" svg:x1="20.353cm" svg:y1="10.82cm" svg:x2="19.598cm" svg:y2="11.666cm">
          <text:p/>
        </draw:line>
        <draw:line draw:style-name="gr5" draw:text-style-name="P14" draw:layer="layout" svg:x1="17.579cm" svg:y1="8.217cm" svg:x2="18.008cm" svg:y2="9.148cm">
          <text:p/>
        </draw:line>
        <draw:line draw:style-name="gr5" draw:text-style-name="P14" draw:layer="layout" svg:x1="18.166cm" svg:y1="9.52cm" svg:x2="18.595cm" svg:y2="10.451cm">
          <text:p/>
        </draw:line>
        <draw:line draw:style-name="gr5" draw:text-style-name="P14" draw:layer="layout" svg:x1="18.82cm" svg:y1="10.729cm" svg:x2="19.249cm" svg:y2="11.66cm">
          <text:p/>
        </draw:line>
        <draw:circle draw:style-name="gr6" draw:text-style-name="P14" draw:layer="layout" svg:width="0.635cm" svg:height="0.635cm" svg:x="20.035cm" svg:y="5.279cm">
          <text:p/>
        </draw:circle>
        <draw:circle draw:style-name="gr6" draw:text-style-name="P14" draw:layer="layout" svg:width="0.635cm" svg:height="0.635cm" svg:x="22.006cm" svg:y="5.278cm">
          <text:p/>
        </draw:circle>
        <draw:ellipse draw:style-name="gr6" draw:text-style-name="P14" draw:layer="layout" svg:width="0.635cm" svg:height="0.656cm" svg:x="22.789cm" svg:y="6.707cm">
          <text:p/>
        </draw:ellipse>
        <draw:circle draw:style-name="gr6" draw:text-style-name="P14" draw:layer="layout" svg:width="0.635cm" svg:height="0.635cm" svg:x="23.394cm" svg:y="7.803cm">
          <text:p/>
        </draw:circle>
        <draw:circle draw:style-name="gr6" draw:text-style-name="P14" draw:layer="layout" svg:width="0.635cm" svg:height="0.635cm" svg:x="24.029cm" svg:y="8.983cm">
          <text:p/>
        </draw:circle>
        <draw:circle draw:style-name="gr6" draw:text-style-name="P14" draw:layer="layout" svg:width="0.635cm" svg:height="0.635cm" svg:x="24.718cm" svg:y="10.2cm">
          <text:p/>
        </draw:circle>
        <draw:custom-shape draw:style-name="gr7" draw:text-style-name="P14" draw:layer="layout" svg:width="0.635cm" svg:height="0.635cm" svg:x="20.934cm" svg:y="6.20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1.569cm" svg:y="7.4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2.204cm" svg:y="8.74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2.839cm" svg:y="10.01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22" draw:layer="layout" svg:width="0.635cm" svg:height="0.635cm" svg:x="23.474cm" svg:y="11.28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22.165cm" svg:y1="5.703cm" svg:x2="21.41cm" svg:y2="6.549cm">
          <text:p/>
        </draw:line>
        <draw:line draw:style-name="gr5" draw:text-style-name="P14" draw:layer="layout" svg:x1="20.392cm" svg:y1="5.689cm" svg:x2="21.093cm" svg:y2="6.523cm">
          <text:p/>
        </draw:line>
        <draw:line draw:style-name="gr5" draw:text-style-name="P14" draw:layer="layout" svg:x1="21.344cm" svg:y1="6.827cm" svg:x2="21.773cm" svg:y2="7.758cm">
          <text:p/>
        </draw:line>
        <draw:line draw:style-name="gr5" draw:text-style-name="P14" draw:layer="layout" svg:x1="22.998cm" svg:y1="7.092cm" svg:x2="22.069cm" svg:y2="7.843cm">
          <text:p/>
        </draw:line>
        <draw:line draw:style-name="gr5" draw:text-style-name="P14" draw:layer="layout" svg:x1="23.43cm" svg:y1="8.212cm" svg:x2="22.675cm" svg:y2="9.058cm">
          <text:p/>
        </draw:line>
        <draw:line draw:style-name="gr5" draw:text-style-name="P14" draw:layer="layout" svg:x1="24.07cm" svg:y1="9.447cm" svg:x2="23.315cm" svg:y2="10.293cm">
          <text:p/>
        </draw:line>
        <draw:line draw:style-name="gr5" draw:text-style-name="P14" draw:layer="layout" svg:x1="24.724cm" svg:y1="10.736cm" svg:x2="23.969cm" svg:y2="11.582cm">
          <text:p/>
        </draw:line>
        <draw:line draw:style-name="gr5" draw:text-style-name="P14" draw:layer="layout" svg:x1="21.95cm" svg:y1="8.133cm" svg:x2="22.379cm" svg:y2="9.064cm">
          <text:p/>
        </draw:line>
        <draw:line draw:style-name="gr5" draw:text-style-name="P14" draw:layer="layout" svg:x1="22.537cm" svg:y1="9.436cm" svg:x2="22.966cm" svg:y2="10.367cm">
          <text:p/>
        </draw:line>
        <draw:line draw:style-name="gr5" draw:text-style-name="P14" draw:layer="layout" svg:x1="23.191cm" svg:y1="10.645cm" svg:x2="23.62cm" svg:y2="11.576cm">
          <text:p/>
        </draw:line>
        <draw:ellipse draw:style-name="gr6" draw:text-style-name="P14" draw:layer="layout" svg:width="0.635cm" svg:height="0.656cm" svg:x="10.388cm" svg:y="15.031cm">
          <text:p/>
        </draw:ellipse>
        <draw:circle draw:style-name="gr6" draw:text-style-name="P14" draw:layer="layout" svg:width="0.635cm" svg:height="0.635cm" svg:x="10.993cm" svg:y="16.127cm">
          <text:p/>
        </draw:circle>
        <draw:circle draw:style-name="gr6" draw:text-style-name="P14" draw:layer="layout" svg:width="0.635cm" svg:height="0.635cm" svg:x="11.628cm" svg:y="17.307cm">
          <text:p/>
        </draw:circle>
        <draw:circle draw:style-name="gr6" draw:text-style-name="P14" draw:layer="layout" svg:width="0.635cm" svg:height="0.635cm" svg:x="12.317cm" svg:y="18.524cm">
          <text:p/>
        </draw:circle>
        <draw:custom-shape draw:style-name="gr7" draw:text-style-name="P14" draw:id="id14" draw:layer="layout" svg:width="0.635cm" svg:height="0.635cm" svg:x="8.533cm" svg:y="14.52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9.168cm" svg:y="15.79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9.803cm" svg:y="17.0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0.438cm" svg:y="18.33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1.073cm" svg:y="19.60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8.943cm" svg:y1="15.151cm" svg:x2="9.372cm" svg:y2="16.082cm">
          <text:p/>
        </draw:line>
        <draw:line draw:style-name="gr5" draw:text-style-name="P14" draw:layer="layout" svg:x1="10.597cm" svg:y1="15.416cm" svg:x2="9.668cm" svg:y2="16.167cm">
          <text:p/>
        </draw:line>
        <draw:line draw:style-name="gr5" draw:text-style-name="P14" draw:layer="layout" svg:x1="11.029cm" svg:y1="16.536cm" svg:x2="10.274cm" svg:y2="17.382cm">
          <text:p/>
        </draw:line>
        <draw:line draw:style-name="gr5" draw:text-style-name="P14" draw:layer="layout" svg:x1="11.669cm" svg:y1="17.771cm" svg:x2="10.914cm" svg:y2="18.617cm">
          <text:p/>
        </draw:line>
        <draw:line draw:style-name="gr5" draw:text-style-name="P14" draw:layer="layout" svg:x1="12.323cm" svg:y1="19.06cm" svg:x2="11.568cm" svg:y2="19.906cm">
          <text:p/>
        </draw:line>
        <draw:line draw:style-name="gr5" draw:text-style-name="P14" draw:layer="layout" svg:x1="9.549cm" svg:y1="16.457cm" svg:x2="9.978cm" svg:y2="17.388cm">
          <text:p/>
        </draw:line>
        <draw:line draw:style-name="gr5" draw:text-style-name="P14" draw:layer="layout" svg:x1="10.136cm" svg:y1="17.76cm" svg:x2="10.565cm" svg:y2="18.691cm">
          <text:p/>
        </draw:line>
        <draw:line draw:style-name="gr5" draw:text-style-name="P14" draw:layer="layout" svg:x1="10.79cm" svg:y1="18.969cm" svg:x2="11.219cm" svg:y2="19.9cm">
          <text:p/>
        </draw:line>
        <draw:ellipse draw:style-name="gr6" draw:text-style-name="P14" draw:layer="layout" svg:width="0.635cm" svg:height="0.656cm" svg:x="6.318cm" svg:y="14.989cm">
          <text:p/>
        </draw:ellipse>
        <draw:circle draw:style-name="gr6" draw:text-style-name="P14" draw:layer="layout" svg:width="0.635cm" svg:height="0.635cm" svg:x="6.923cm" svg:y="16.085cm">
          <text:p/>
        </draw:circle>
        <draw:circle draw:style-name="gr6" draw:text-style-name="P14" draw:layer="layout" svg:width="0.635cm" svg:height="0.635cm" svg:x="7.558cm" svg:y="17.265cm">
          <text:p/>
        </draw:circle>
        <draw:circle draw:style-name="gr6" draw:text-style-name="P14" draw:layer="layout" svg:width="0.635cm" svg:height="0.635cm" svg:x="8.247cm" svg:y="18.482cm">
          <text:p/>
        </draw:circle>
        <draw:custom-shape draw:style-name="gr7" draw:text-style-name="P14" draw:id="id16" draw:layer="layout" svg:width="0.635cm" svg:height="0.635cm" svg:x="4.463cm" svg:y="14.4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5.098cm" svg:y="15.75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5.733cm" svg:y="17.02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6.368cm" svg:y="18.29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7.003cm" svg:y="19.56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4.873cm" svg:y1="15.109cm" svg:x2="5.302cm" svg:y2="16.04cm">
          <text:p/>
        </draw:line>
        <draw:line draw:style-name="gr5" draw:text-style-name="P14" draw:layer="layout" svg:x1="6.527cm" svg:y1="15.374cm" svg:x2="5.598cm" svg:y2="16.125cm">
          <text:p/>
        </draw:line>
        <draw:line draw:style-name="gr5" draw:text-style-name="P14" draw:layer="layout" svg:x1="6.959cm" svg:y1="16.494cm" svg:x2="6.204cm" svg:y2="17.34cm">
          <text:p/>
        </draw:line>
        <draw:line draw:style-name="gr5" draw:text-style-name="P14" draw:layer="layout" svg:x1="7.599cm" svg:y1="17.729cm" svg:x2="6.844cm" svg:y2="18.575cm">
          <text:p/>
        </draw:line>
        <draw:line draw:style-name="gr5" draw:text-style-name="P14" draw:layer="layout" svg:x1="8.253cm" svg:y1="19.018cm" svg:x2="7.498cm" svg:y2="19.864cm">
          <text:p/>
        </draw:line>
        <draw:line draw:style-name="gr5" draw:text-style-name="P14" draw:layer="layout" svg:x1="5.479cm" svg:y1="16.415cm" svg:x2="5.908cm" svg:y2="17.346cm">
          <text:p/>
        </draw:line>
        <draw:line draw:style-name="gr5" draw:text-style-name="P14" draw:layer="layout" svg:x1="6.066cm" svg:y1="17.718cm" svg:x2="6.495cm" svg:y2="18.649cm">
          <text:p/>
        </draw:line>
        <draw:line draw:style-name="gr5" draw:text-style-name="P14" draw:layer="layout" svg:x1="6.72cm" svg:y1="18.927cm" svg:x2="7.149cm" svg:y2="19.858cm">
          <text:p/>
        </draw:line>
        <draw:ellipse draw:style-name="gr6" draw:text-style-name="P14" draw:layer="layout" svg:width="0.635cm" svg:height="0.656cm" svg:x="14.806cm" svg:y="14.989cm">
          <text:p/>
        </draw:ellipse>
        <draw:circle draw:style-name="gr6" draw:text-style-name="P14" draw:layer="layout" svg:width="0.635cm" svg:height="0.635cm" svg:x="15.411cm" svg:y="16.085cm">
          <text:p/>
        </draw:circle>
        <draw:circle draw:style-name="gr6" draw:text-style-name="P14" draw:layer="layout" svg:width="0.635cm" svg:height="0.635cm" svg:x="16.046cm" svg:y="17.265cm">
          <text:p/>
        </draw:circle>
        <draw:circle draw:style-name="gr6" draw:text-style-name="P14" draw:layer="layout" svg:width="0.635cm" svg:height="0.635cm" svg:x="16.735cm" svg:y="18.482cm">
          <text:p/>
        </draw:circle>
        <draw:custom-shape draw:style-name="gr7" draw:text-style-name="P14" draw:id="id21" draw:layer="layout" svg:width="0.635cm" svg:height="0.635cm" svg:x="12.951cm" svg:y="14.4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3.586cm" svg:y="15.75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4.221cm" svg:y="17.02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4.856cm" svg:y="18.29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5.491cm" svg:y="19.56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3.361cm" svg:y1="15.109cm" svg:x2="13.79cm" svg:y2="16.04cm">
          <text:p/>
        </draw:line>
        <draw:line draw:style-name="gr5" draw:text-style-name="P14" draw:layer="layout" svg:x1="15.015cm" svg:y1="15.374cm" svg:x2="14.086cm" svg:y2="16.125cm">
          <text:p/>
        </draw:line>
        <draw:line draw:style-name="gr5" draw:text-style-name="P14" draw:layer="layout" svg:x1="15.447cm" svg:y1="16.494cm" svg:x2="14.692cm" svg:y2="17.34cm">
          <text:p/>
        </draw:line>
        <draw:line draw:style-name="gr5" draw:text-style-name="P14" draw:layer="layout" svg:x1="16.087cm" svg:y1="17.729cm" svg:x2="15.332cm" svg:y2="18.575cm">
          <text:p/>
        </draw:line>
        <draw:line draw:style-name="gr5" draw:text-style-name="P14" draw:layer="layout" svg:x1="16.741cm" svg:y1="19.018cm" svg:x2="15.986cm" svg:y2="19.864cm">
          <text:p/>
        </draw:line>
        <draw:line draw:style-name="gr5" draw:text-style-name="P14" draw:layer="layout" svg:x1="13.967cm" svg:y1="16.415cm" svg:x2="14.396cm" svg:y2="17.346cm">
          <text:p/>
        </draw:line>
        <draw:line draw:style-name="gr5" draw:text-style-name="P14" draw:layer="layout" svg:x1="14.554cm" svg:y1="17.718cm" svg:x2="14.983cm" svg:y2="18.649cm">
          <text:p/>
        </draw:line>
        <draw:line draw:style-name="gr5" draw:text-style-name="P14" draw:layer="layout" svg:x1="15.208cm" svg:y1="18.927cm" svg:x2="15.637cm" svg:y2="19.858cm">
          <text:p/>
        </draw:line>
        <draw:ellipse draw:style-name="gr6" draw:text-style-name="P14" draw:layer="layout" svg:width="0.635cm" svg:height="0.656cm" svg:x="19.22cm" svg:y="15.031cm">
          <text:p/>
        </draw:ellipse>
        <draw:circle draw:style-name="gr6" draw:text-style-name="P14" draw:layer="layout" svg:width="0.635cm" svg:height="0.635cm" svg:x="19.825cm" svg:y="16.127cm">
          <text:p/>
        </draw:circle>
        <draw:circle draw:style-name="gr6" draw:text-style-name="P14" draw:layer="layout" svg:width="0.635cm" svg:height="0.635cm" svg:x="20.46cm" svg:y="17.307cm">
          <text:p/>
        </draw:circle>
        <draw:circle draw:style-name="gr6" draw:text-style-name="P14" draw:layer="layout" svg:width="0.635cm" svg:height="0.635cm" svg:x="21.149cm" svg:y="18.524cm">
          <text:p/>
        </draw:circle>
        <draw:custom-shape draw:style-name="gr7" draw:text-style-name="P14" draw:id="id19" draw:layer="layout" svg:width="0.635cm" svg:height="0.635cm" svg:x="17.365cm" svg:y="14.52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8cm" svg:y="15.79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8.635cm" svg:y="17.0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9.27cm" svg:y="18.33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19.905cm" svg:y="19.60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7.775cm" svg:y1="15.151cm" svg:x2="18.204cm" svg:y2="16.082cm">
          <text:p/>
        </draw:line>
        <draw:line draw:style-name="gr5" draw:text-style-name="P14" draw:layer="layout" svg:x1="19.429cm" svg:y1="15.416cm" svg:x2="18.5cm" svg:y2="16.167cm">
          <text:p/>
        </draw:line>
        <draw:line draw:style-name="gr5" draw:text-style-name="P14" draw:layer="layout" svg:x1="19.861cm" svg:y1="16.536cm" svg:x2="19.106cm" svg:y2="17.382cm">
          <text:p/>
        </draw:line>
        <draw:line draw:style-name="gr5" draw:text-style-name="P14" draw:layer="layout" svg:x1="20.501cm" svg:y1="17.771cm" svg:x2="19.746cm" svg:y2="18.617cm">
          <text:p/>
        </draw:line>
        <draw:line draw:style-name="gr5" draw:text-style-name="P14" draw:layer="layout" svg:x1="21.155cm" svg:y1="19.06cm" svg:x2="20.4cm" svg:y2="19.906cm">
          <text:p/>
        </draw:line>
        <draw:line draw:style-name="gr5" draw:text-style-name="P14" draw:layer="layout" svg:x1="18.381cm" svg:y1="16.457cm" svg:x2="18.81cm" svg:y2="17.388cm">
          <text:p/>
        </draw:line>
        <draw:line draw:style-name="gr5" draw:text-style-name="P14" draw:layer="layout" svg:x1="18.968cm" svg:y1="17.76cm" svg:x2="19.397cm" svg:y2="18.691cm">
          <text:p/>
        </draw:line>
        <draw:line draw:style-name="gr5" draw:text-style-name="P14" draw:layer="layout" svg:x1="19.622cm" svg:y1="18.969cm" svg:x2="20.051cm" svg:y2="19.9cm">
          <text:p/>
        </draw:line>
        <draw:ellipse draw:style-name="gr6" draw:text-style-name="P14" draw:layer="layout" svg:width="0.635cm" svg:height="0.656cm" svg:x="23.591cm" svg:y="14.947cm">
          <text:p/>
        </draw:ellipse>
        <draw:circle draw:style-name="gr6" draw:text-style-name="P14" draw:layer="layout" svg:width="0.635cm" svg:height="0.635cm" svg:x="24.196cm" svg:y="16.043cm">
          <text:p/>
        </draw:circle>
        <draw:circle draw:style-name="gr6" draw:text-style-name="P14" draw:layer="layout" svg:width="0.635cm" svg:height="0.635cm" svg:x="24.831cm" svg:y="17.223cm">
          <text:p/>
        </draw:circle>
        <draw:circle draw:style-name="gr6" draw:text-style-name="P14" draw:layer="layout" svg:width="0.635cm" svg:height="0.635cm" svg:x="25.52cm" svg:y="18.44cm">
          <text:p/>
        </draw:circle>
        <draw:custom-shape draw:style-name="gr7" draw:text-style-name="P14" draw:id="id18" draw:layer="layout" svg:width="0.635cm" svg:height="0.635cm" svg:x="21.736cm" svg:y="14.44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2.371cm" svg:y="15.71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3.006cm" svg:y="16.98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3.641cm" svg:y="18.25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635cm" svg:x="24.276cm" svg:y="19.52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22.146cm" svg:y1="15.067cm" svg:x2="22.575cm" svg:y2="15.998cm">
          <text:p/>
        </draw:line>
        <draw:line draw:style-name="gr5" draw:text-style-name="P14" draw:layer="layout" svg:x1="23.8cm" svg:y1="15.332cm" svg:x2="22.871cm" svg:y2="16.083cm">
          <text:p/>
        </draw:line>
        <draw:line draw:style-name="gr5" draw:text-style-name="P14" draw:layer="layout" svg:x1="24.232cm" svg:y1="16.452cm" svg:x2="23.477cm" svg:y2="17.298cm">
          <text:p/>
        </draw:line>
        <draw:line draw:style-name="gr5" draw:text-style-name="P14" draw:layer="layout" svg:x1="24.872cm" svg:y1="17.687cm" svg:x2="24.117cm" svg:y2="18.533cm">
          <text:p/>
        </draw:line>
        <draw:line draw:style-name="gr5" draw:text-style-name="P14" draw:layer="layout" svg:x1="25.526cm" svg:y1="18.976cm" svg:x2="24.771cm" svg:y2="19.822cm">
          <text:p/>
        </draw:line>
        <draw:line draw:style-name="gr5" draw:text-style-name="P14" draw:layer="layout" svg:x1="22.752cm" svg:y1="16.373cm" svg:x2="23.181cm" svg:y2="17.304cm">
          <text:p/>
        </draw:line>
        <draw:line draw:style-name="gr5" draw:text-style-name="P14" draw:layer="layout" svg:x1="23.339cm" svg:y1="17.676cm" svg:x2="23.768cm" svg:y2="18.607cm">
          <text:p/>
        </draw:line>
        <draw:line draw:style-name="gr5" draw:text-style-name="P14" draw:layer="layout" svg:x1="23.993cm" svg:y1="18.885cm" svg:x2="24.422cm" svg:y2="19.816cm">
          <text:p/>
        </draw:line>
        <draw:connector draw:style-name="gr5" draw:text-style-name="P14" draw:layer="layout" draw:type="curve" svg:x1="6.518cm" svg:y1="11.962cm" svg:x2="8.691cm" svg:y2="14.846cm" draw:start-shape="id13" draw:start-glue-point="6" draw:end-shape="id14" draw:end-glue-point="5" svg:d="m6518 11962c0 1923 724 2884 2173 2884">
          <text:p/>
        </draw:connector>
        <draw:connector draw:style-name="gr5" draw:text-style-name="P14" draw:layer="layout" draw:type="curve" svg:x1="10.588cm" svg:y1="12.004cm" svg:x2="4.621cm" svg:y2="14.804cm" draw:start-shape="id15" draw:start-glue-point="6" draw:end-shape="id16" draw:end-glue-point="5" svg:d="m10588 12004c0 1861-3313 1551-5052 1785s-1903 1015-915 1015">
          <text:p/>
        </draw:connector>
        <draw:connector draw:style-name="gr5" draw:text-style-name="P14" draw:layer="layout" draw:type="curve" svg:x1="15.006cm" svg:y1="11.962cm" svg:x2="22.212cm" svg:y2="14.762cm" draw:start-shape="id17" draw:start-glue-point="6" draw:end-shape="id18" draw:end-glue-point="7" svg:d="m15006 11962c0 1861 3933 1551 5981 1785s2213 1015 1225 1015">
          <text:p/>
        </draw:connector>
        <draw:connector draw:style-name="gr5" draw:text-style-name="P14" draw:layer="layout" draw:type="line" svg:x1="15.006cm" svg:y1="11.962cm" svg:x2="9.009cm" svg:y2="14.846cm" draw:start-shape="id17" draw:start-glue-point="6" draw:end-shape="id14" draw:end-glue-point="7" svg:d="m15006 11962-5997 2884">
          <text:p/>
        </draw:connector>
        <draw:connector draw:style-name="gr5" draw:text-style-name="P14" draw:layer="layout" draw:type="line" svg:x1="6.518cm" svg:y1="11.962cm" svg:x2="17.523cm" svg:y2="14.846cm" draw:start-shape="id13" draw:start-glue-point="6" draw:end-shape="id19" draw:end-glue-point="5" svg:d="m6518 11962 11005 2884">
          <text:p/>
        </draw:connector>
        <draw:connector draw:style-name="gr5" draw:text-style-name="P14" draw:layer="layout" draw:type="line" svg:x1="19.42cm" svg:y1="12.004cm" svg:x2="4.939cm" svg:y2="14.804cm" draw:start-shape="id20" draw:start-glue-point="6" draw:end-shape="id16" draw:end-glue-point="7" svg:d="m19420 12004-14481 2800">
          <text:p/>
        </draw:connector>
        <draw:connector draw:style-name="gr5" draw:text-style-name="P14" draw:layer="layout" draw:type="line" svg:x1="10.588cm" svg:y1="12.004cm" svg:x2="13.109cm" svg:y2="14.804cm" draw:start-shape="id15" draw:start-glue-point="6" draw:end-shape="id21" draw:end-glue-point="5" svg:d="m10588 12004 2521 2800">
          <text:p/>
        </draw:connector>
        <draw:connector draw:style-name="gr5" draw:text-style-name="P14" draw:layer="layout" draw:type="line" svg:x1="23.791cm" svg:y1="11.92cm" svg:x2="13.427cm" svg:y2="14.804cm" draw:start-shape="id22" draw:start-glue-point="6" draw:end-shape="id21" draw:end-glue-point="7" svg:d="m23791 11920-10364 2884">
          <text:p/>
        </draw:connector>
        <draw:connector draw:style-name="gr5" draw:text-style-name="P14" draw:layer="layout" draw:type="line" svg:x1="23.791cm" svg:y1="11.92cm" svg:x2="17.841cm" svg:y2="14.846cm" draw:start-shape="id22" draw:start-glue-point="6" draw:end-shape="id19" draw:end-glue-point="7" svg:d="m23791 11920-5950 2926">
          <text:p/>
        </draw:connector>
        <draw:connector draw:style-name="gr5" draw:text-style-name="P14" draw:layer="layout" draw:type="line" svg:x1="19.42cm" svg:y1="12.004cm" svg:x2="21.894cm" svg:y2="14.762cm" draw:start-shape="id20" draw:start-glue-point="6" draw:end-shape="id18" draw:end-glue-point="5" svg:d="m19420 12004 2474 2758">
          <text:p/>
        </draw:connector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9">
        <office:forms form:automatic-focus="false" form:apply-design-mode="false"/>
        <draw:frame presentation:style-name="pr23" draw:text-style-name="P1" draw:layer="layout" svg:width="23.912cm" svg:height="3.257cm" svg:x="2.058cm" svg:y="1.668cm" presentation:class="title">
          <draw:text-box>
            <text:p text:style-name="P1">Unnecessary Dependencies</text:p>
          </draw:text-box>
        </draw:frame>
        <draw:frame draw:style-name="gr8" draw:text-style-name="P1" draw:layer="layout" svg:width="0.001cm" svg:height="1.204cm" svg:x="13.335cm" svg:y="10.16cm">
          <draw:text-box>
            <text:p/>
          </draw:text-box>
        </draw:frame>
        <draw:frame draw:style-name="gr9" draw:layer="layout" svg:width="0.502cm" svg:height="1.204cm" svg:x="15.752cm" svg:y="12.065cm">
          <draw:text-box>
            <text:p/>
          </draw:text-box>
        </draw:frame>
        <draw:frame draw:style-name="gr2" draw:layer="layout" svg:width="6.374cm" svg:height="2.387cm" svg:x="3.276cm" svg:y="8.189cm">
          <draw:text-box>
            <text:p>for( i=0; i&lt;n; i++) {</text:p>
            <text:p><text:tab/>A[i] = B[i] + C[i] ;</text:p>
            <text:p>}</text:p>
          </draw:text-box>
        </draw:frame>
        <draw:frame draw:style-name="gr2" draw:layer="layout" svg:width="7.428cm" svg:height="8.083cm" svg:x="14.279cm" svg:y="7.433cm">
          <draw:text-box>
            <text:p>i = 0;</text:p>
            <text:p>A[0] = B[0] + C[0] ;</text:p>
            <text:p>i = i + 1;</text:p>
            <text:p>A[1] = B[1] + C[1] ;</text:p>
            <text:p>i = i + 1;</text:p>
            <text:p>A[2] = B[2] + C[2] ;</text:p>
            <text:p>i = i + 1;</text:p>
            <text:p>A[2] = B[2] + C[2] ;</text:p>
            <text:p>. . .</text:p>
            <text:p>i = i + 1;</text:p>
            <text:p>A[n-1] = B[n-1] + C[n-1] ;</text:p>
          </draw:text-box>
        </draw:frame>
        <draw:frame draw:style-name="gr2" draw:layer="layout" svg:width="4.587cm" svg:height="0.963cm" svg:x="4.158cm" svg:y="17.975cm">
          <draw:text-box>
            <text:p>Due to Control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9">
        <office:forms form:automatic-focus="false" form:apply-design-mode="false"/>
        <draw:frame presentation:style-name="pr24" draw:layer="layout" svg:width="23.912cm" svg:height="3.257cm" svg:x="2.058cm" svg:y="1.668cm" presentation:class="title">
          <draw:text-box>
            <text:p>Soft Dependency</text:p>
          </draw:text-box>
        </draw:frame>
        <draw:frame draw:style-name="gr2" draw:layer="layout" svg:width="5.946cm" svg:height="2.387cm" svg:x="2.603cm" svg:y="6.552cm">
          <draw:text-box>
            <text:p>For ( i=0; i&lt;n; i++) {</text:p>
            <text:p><text:tab/>A = A + B[i] ;</text:p>
            <text:p>}</text:p>
          </draw:text-box>
        </draw:frame>
        <draw:circle draw:style-name="gr10" draw:text-style-name="P14" draw:id="id33" draw:layer="layout" svg:width="1.302cm" svg:height="1.302cm" svg:x="8.651cm" svg:y="8.449cm">
          <text:p text:style-name="P14">B0</text:p>
        </draw:circle>
        <draw:circle draw:style-name="gr10" draw:text-style-name="P14" draw:id="id23" draw:layer="layout" svg:width="1.302cm" svg:height="1.302cm" svg:x="10.419cm" svg:y="8.575cm">
          <text:p text:style-name="P14">B1</text:p>
        </draw:circle>
        <draw:circle draw:style-name="gr10" draw:text-style-name="P14" draw:id="id34" draw:layer="layout" svg:width="1.302cm" svg:height="1.302cm" svg:x="12.187cm" svg:y="8.533cm">
          <text:p text:style-name="P14">B2</text:p>
        </draw:circle>
        <draw:circle draw:style-name="gr10" draw:text-style-name="P14" draw:id="id25" draw:layer="layout" svg:width="1.302cm" svg:height="1.302cm" svg:x="14.165cm" svg:y="8.533cm">
          <text:p text:style-name="P14">B3</text:p>
        </draw:circle>
        <draw:circle draw:style-name="gr10" draw:text-style-name="P14" draw:id="id35" draw:layer="layout" svg:width="1.302cm" svg:height="1.302cm" svg:x="16.311cm" svg:y="8.533cm">
          <text:p text:style-name="P14">B4</text:p>
        </draw:circle>
        <draw:circle draw:style-name="gr10" draw:text-style-name="P14" draw:id="id27" draw:layer="layout" svg:width="1.302cm" svg:height="1.302cm" svg:x="18.583cm" svg:y="8.533cm">
          <text:p text:style-name="P14">B5</text:p>
        </draw:circle>
        <draw:circle draw:style-name="gr10" draw:text-style-name="P14" draw:id="id36" draw:layer="layout" svg:width="1.302cm" svg:height="1.302cm" svg:x="20.771cm" svg:y="8.533cm">
          <text:p text:style-name="P14">B6</text:p>
        </draw:circle>
        <draw:circle draw:style-name="gr10" draw:text-style-name="P14" draw:id="id29" draw:layer="layout" svg:width="1.302cm" svg:height="1.302cm" svg:x="22.959cm" svg:y="8.533cm">
          <text:p text:style-name="P14">B7</text:p>
        </draw:circle>
        <draw:custom-shape draw:style-name="gr7" draw:text-style-name="P14" draw:id="id24" draw:layer="layout" svg:width="1.134cm" svg:height="1.134cm" svg:x="9.575cm" svg:y="10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32" draw:layer="layout" svg:width="1.134cm" svg:height="1.134cm" svg:x="11.805cm" svg:y="12.77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37" draw:layer="layout" svg:width="1.134cm" svg:height="1.134cm" svg:x="15.589cm" svg:y="14.58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31" draw:layer="layout" svg:width="1.134cm" svg:height="0.996cm" svg:x="19.667cm" svg:y="12.8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26" draw:layer="layout" svg:width="1.134cm" svg:height="1.134cm" svg:x="13.245cm" svg:y="10.3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28" draw:layer="layout" svg:width="1.134cm" svg:height="1.134cm" svg:x="17.533cm" svg:y="10.77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4" draw:id="id30" draw:layer="layout" svg:width="1.134cm" svg:height="1.134cm" svg:x="21.947cm" svg:y="10.6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0" draw:text-style-name="P14" draw:id="id38" draw:layer="layout" svg:width="1.302cm" svg:height="1.302cm" svg:x="15.526cm" svg:y="16.849cm">
          <text:p text:style-name="P14">A</text:p>
        </draw:circle>
        <draw:connector draw:style-name="gr5" draw:text-style-name="P14" draw:layer="layout" draw:type="line" svg:x1="11.07cm" svg:y1="9.877cm" svg:x2="10.425cm" svg:y2="11.233cm" draw:start-shape="id23" draw:start-glue-point="2" draw:end-shape="id24" draw:end-glue-point="9" svg:d="m11070 9877-645 1356">
          <text:p/>
        </draw:connector>
        <draw:connector draw:style-name="gr5" draw:text-style-name="P14" draw:layer="layout" draw:type="line" svg:x1="14.816cm" svg:y1="9.835cm" svg:x2="14.095cm" svg:y2="10.955cm" draw:start-shape="id25" draw:start-glue-point="2" draw:end-shape="id26" draw:end-glue-point="9" svg:d="m14816 9835-721 1120">
          <text:p/>
        </draw:connector>
        <draw:connector draw:style-name="gr5" draw:text-style-name="P14" draw:layer="layout" draw:type="line" svg:x1="19.234cm" svg:y1="9.835cm" svg:x2="18.383cm" svg:y2="11.337cm" draw:start-shape="id27" draw:start-glue-point="2" draw:end-shape="id28" draw:end-glue-point="9" svg:d="m19234 9835-851 1502">
          <text:p/>
        </draw:connector>
        <draw:connector draw:style-name="gr5" draw:text-style-name="P14" draw:layer="layout" draw:type="line" svg:x1="23.61cm" svg:y1="9.835cm" svg:x2="23.081cm" svg:y2="11.216cm" draw:start-shape="id29" draw:start-glue-point="2" draw:end-shape="id30" draw:end-glue-point="1" svg:d="m23610 9835-529 1381">
          <text:p/>
        </draw:connector>
        <draw:connector draw:style-name="gr5" draw:text-style-name="P14" draw:layer="layout" draw:type="line" svg:x1="22.513cm" svg:y1="11.783cm" svg:x2="20.517cm" svg:y2="13.36cm" draw:start-shape="id30" draw:start-glue-point="7" draw:end-shape="id31" draw:end-glue-point="9" svg:d="m22513 11783-1996 1577">
          <text:p/>
        </draw:connector>
        <draw:connector draw:style-name="gr5" draw:text-style-name="P14" draw:layer="layout" draw:type="line" svg:x1="18.099cm" svg:y1="11.905cm" svg:x2="19.949cm" svg:y2="13.36cm" draw:start-shape="id28" draw:start-glue-point="7" draw:end-shape="id31" draw:end-glue-point="5" svg:d="m18099 11905 1850 1455">
          <text:p/>
        </draw:connector>
        <draw:connector draw:style-name="gr5" draw:text-style-name="P14" draw:layer="layout" draw:type="line" svg:x1="13.811cm" svg:y1="11.523cm" svg:x2="12.655cm" svg:y2="13.337cm" draw:start-shape="id26" draw:start-glue-point="7" draw:end-shape="id32" draw:end-glue-point="9" svg:d="m13811 11523-1156 1814">
          <text:p/>
        </draw:connector>
        <draw:connector draw:style-name="gr5" draw:text-style-name="P14" draw:layer="layout" draw:type="line" svg:x1="10.141cm" svg:y1="11.801cm" svg:x2="12.087cm" svg:y2="13.337cm" draw:start-shape="id24" draw:start-glue-point="7" draw:end-shape="id32" draw:end-glue-point="5" svg:d="m10141 11801 1946 1536">
          <text:p/>
        </draw:connector>
        <draw:connector draw:style-name="gr5" draw:text-style-name="P14" draw:layer="layout" draw:type="line" svg:x1="9.302cm" svg:y1="9.751cm" svg:x2="9.857cm" svg:y2="11.233cm" draw:start-shape="id33" draw:start-glue-point="2" draw:end-shape="id24" draw:end-glue-point="5" svg:d="m9302 9751 555 1482">
          <text:p/>
        </draw:connector>
        <draw:connector draw:style-name="gr5" draw:text-style-name="P14" draw:layer="layout" draw:type="line" svg:x1="12.838cm" svg:y1="9.835cm" svg:x2="13.527cm" svg:y2="10.955cm" draw:start-shape="id34" draw:start-glue-point="2" draw:end-shape="id26" draw:end-glue-point="5" svg:d="m12838 9835 689 1120">
          <text:p/>
        </draw:connector>
        <draw:connector draw:style-name="gr5" draw:text-style-name="P14" draw:layer="layout" draw:type="line" svg:x1="16.962cm" svg:y1="9.835cm" svg:x2="17.815cm" svg:y2="11.337cm" draw:start-shape="id35" draw:start-glue-point="2" draw:end-shape="id28" draw:end-glue-point="5" svg:d="m16962 9835 853 1502">
          <text:p/>
        </draw:connector>
        <draw:connector draw:style-name="gr5" draw:text-style-name="P14" draw:layer="layout" draw:type="line" svg:x1="21.422cm" svg:y1="9.835cm" svg:x2="22.229cm" svg:y2="11.215cm" draw:start-shape="id36" draw:start-glue-point="2" draw:end-shape="id30" draw:end-glue-point="5" svg:d="m21422 9835 807 1380">
          <text:p/>
        </draw:connector>
        <draw:connector draw:style-name="gr5" draw:text-style-name="P14" draw:layer="layout" draw:type="line" svg:x1="12.371cm" svg:y1="13.905cm" svg:x2="15.871cm" svg:y2="15.147cm" draw:start-shape="id32" draw:start-glue-point="7" draw:end-shape="id37" draw:end-glue-point="5" svg:d="m12371 13905 3500 1242">
          <text:p/>
        </draw:connector>
        <draw:connector draw:style-name="gr5" draw:text-style-name="P14" draw:layer="layout" draw:type="line" svg:x1="20.233cm" svg:y1="13.857cm" svg:x2="16.439cm" svg:y2="15.147cm" draw:start-shape="id31" draw:start-glue-point="7" draw:end-shape="id37" draw:end-glue-point="9" svg:d="m20233 13857-3794 1290">
          <text:p/>
        </draw:connector>
        <draw:connector draw:style-name="gr5" draw:text-style-name="P14" draw:layer="layout" draw:type="line" svg:x1="16.155cm" svg:y1="15.715cm" svg:x2="16.177cm" svg:y2="16.849cm" draw:start-shape="id37" draw:start-glue-point="7" draw:end-shape="id38" draw:end-glue-point="0" svg:d="m16155 15715 22 1134">
          <text:p/>
        </draw:connector>
        <draw:frame draw:style-name="gr2" draw:layer="layout" svg:width="10.095cm" svg:height="0.963cm" svg:x="2.478cm" svg:y="15.833cm">
          <draw:text-box>
            <text:p>If order doesn't make a difference.</text:p>
          </draw:text-box>
        </draw:frame>
        <draw:frame draw:style-name="gr2" draw:layer="layout" svg:width="10.412cm" svg:height="0.963cm" svg:x="2.604cm" svg:y="17.597cm">
          <draw:text-box>
            <text:p>However, with floating point it does.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3T1">
        <office:forms form:automatic-focus="false" form:apply-design-mode="false"/>
        <draw:frame presentation:style-name="pr25" draw:layer="layout" svg:width="23.912cm" svg:height="3.508cm" svg:x="2.058cm" svg:y="1.543cm" presentation:class="title">
          <draw:text-box>
            <text:p>Hard Dependency</text:p>
          </draw:text-box>
        </draw:frame>
        <draw:frame draw:style-name="gr2" draw:layer="layout" svg:width="5.066cm" svg:height="0.963cm" svg:x="8.483cm" svg:y="7.183cm">
          <draw:text-box>
            <text:p>A = ( B + C ) * D</text:p>
          </draw:text-box>
        </draw:frame>
        <draw:frame draw:style-name="gr2" draw:layer="layout" svg:width="5.066cm" svg:height="0.963cm" svg:x="8.525cm" svg:y="8.274cm">
          <draw:text-box>
            <text:p>A = B + ( C * D )</text:p>
          </draw:text-box>
        </draw:frame>
        <draw:frame draw:style-name="gr2" draw:layer="layout" svg:width="5.358cm" svg:height="2.387cm" svg:x="17.68cm" svg:y="11.045cm">
          <draw:text-box>
            <text:p>for(i=0;i&lt;n;i++) {</text:p>
            <text:p><text:tab/>A(i) = A(i-1) ;</text:p>
            <text:p>} <text:s/>/* scan */</text:p>
          </draw:text-box>
        </draw:frame>
        <draw:frame draw:style-name="gr2" draw:layer="layout" svg:width="7.233cm" svg:height="2.387cm" svg:x="8.525cm" svg:y="16.128cm">
          <draw:text-box>
            <text:p>for(i=0;i&lt;n;i++) {</text:p>
            <text:p><text:tab/>A(i) = A(i+1) + B(i) ;</text:p>
            <text:p>}</text:p>
          </draw:text-box>
        </draw:frame>
        <draw:frame draw:style-name="gr2" draw:layer="layout" svg:width="7.072cm" svg:height="2.387cm" svg:x="8.273cm" svg:y="11.172cm">
          <draw:text-box>
            <text:p>for(i=0;i&lt;n;i++) {</text:p>
            <text:p><text:tab/>A(i) = A(i-1) + B(i) ;</text:p>
            <text:p>}</text:p>
          </draw:text-box>
        </draw:frame>
        <draw:frame draw:style-name="gr2" draw:layer="layout" svg:width="6.577cm" svg:height="5.235cm" svg:x="17.303cm" svg:y="15.079cm">
          <draw:text-box>
            <text:p>for(i=0;i&lt;n;i++) {</text:p>
            <text:p><text:tab/>C(i) = A(i+1) ;</text:p>
            <text:p>}</text:p>
            <text:p>for(i=0;i&lt;n;i++) {</text:p>
            <text:p><text:tab/>A(i) = C(i) + B(i) ;</text:p>
            <text:p>}</text:p>
            <text:p/>
          </draw:text-box>
        </draw:frame>
        <draw:frame presentation:style-name="pr26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9">
        <office:forms form:automatic-focus="false" form:apply-design-mode="false"/>
        <draw:frame presentation:style-name="pr20" draw:text-style-name="P1" draw:layer="layout" svg:width="23.912cm" svg:height="3.508cm" svg:x="2.058cm" svg:y="1.543cm" presentation:class="title">
          <draw:text-box>
            <text:p text:style-name="P1">Time / Space</text:p>
          </draw:text-box>
        </draw:frame>
        <draw:ellipse draw:style-name="gr6" draw:text-style-name="P14" draw:layer="layout" svg:width="0.635cm" svg:height="0.572cm" svg:x="6.832cm" svg:y="5.355cm">
          <text:p/>
        </draw:ellipse>
        <draw:ellipse draw:style-name="gr6" draw:text-style-name="P14" draw:layer="layout" svg:width="0.635cm" svg:height="0.572cm" svg:x="8.803cm" svg:y="5.354cm">
          <text:p/>
        </draw:ellipse>
        <draw:ellipse draw:style-name="gr6" draw:text-style-name="P14" draw:layer="layout" svg:width="0.635cm" svg:height="0.591cm" svg:x="9.586cm" svg:y="6.642cm">
          <text:p/>
        </draw:ellipse>
        <draw:ellipse draw:style-name="gr6" draw:text-style-name="P14" draw:layer="layout" svg:width="0.635cm" svg:height="0.573cm" svg:x="10.191cm" svg:y="7.629cm">
          <text:p/>
        </draw:ellipse>
        <draw:ellipse draw:style-name="gr6" draw:text-style-name="P14" draw:layer="layout" svg:width="0.635cm" svg:height="0.572cm" svg:x="10.826cm" svg:y="8.694cm">
          <text:p/>
        </draw:ellipse>
        <draw:ellipse draw:style-name="gr6" draw:text-style-name="P14" draw:layer="layout" svg:width="0.635cm" svg:height="0.572cm" svg:x="11.515cm" svg:y="9.791cm">
          <text:p/>
        </draw:ellipse>
        <draw:custom-shape draw:style-name="gr7" draw:text-style-name="P14" draw:layer="layout" svg:width="0.635cm" svg:height="0.572cm" svg:x="7.731cm" svg:y="6.1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8.366cm" svg:y="7.33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9.001cm" svg:y="8.47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9.636cm" svg:y="9.62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41" draw:layer="layout" svg:width="0.635cm" svg:height="0.573cm" svg:x="10.271cm" svg:y="10.7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8.962cm" svg:y1="5.737cm" svg:x2="8.207cm" svg:y2="6.5cm">
          <text:p/>
        </draw:line>
        <draw:line draw:style-name="gr5" draw:text-style-name="P14" draw:layer="layout" svg:x1="7.189cm" svg:y1="5.724cm" svg:x2="7.89cm" svg:y2="6.476cm">
          <text:p/>
        </draw:line>
        <draw:line draw:style-name="gr5" draw:text-style-name="P14" draw:layer="layout" svg:x1="8.141cm" svg:y1="6.75cm" svg:x2="8.57cm" svg:y2="7.589cm">
          <text:p/>
        </draw:line>
        <draw:line draw:style-name="gr5" draw:text-style-name="P14" draw:layer="layout" svg:x1="9.795cm" svg:y1="6.989cm" svg:x2="8.866cm" svg:y2="7.666cm">
          <text:p/>
        </draw:line>
        <draw:line draw:style-name="gr5" draw:text-style-name="P14" draw:layer="layout" svg:x1="10.227cm" svg:y1="7.999cm" svg:x2="9.472cm" svg:y2="8.762cm">
          <text:p/>
        </draw:line>
        <draw:line draw:style-name="gr5" draw:text-style-name="P14" draw:layer="layout" svg:x1="10.867cm" svg:y1="9.112cm" svg:x2="10.112cm" svg:y2="9.875cm">
          <text:p/>
        </draw:line>
        <draw:line draw:style-name="gr5" draw:text-style-name="P14" draw:layer="layout" svg:x1="11.521cm" svg:y1="10.274cm" svg:x2="10.766cm" svg:y2="11.037cm">
          <text:p/>
        </draw:line>
        <draw:line draw:style-name="gr5" draw:text-style-name="P14" draw:layer="layout" svg:x1="8.747cm" svg:y1="7.927cm" svg:x2="9.176cm" svg:y2="8.766cm">
          <text:p/>
        </draw:line>
        <draw:line draw:style-name="gr5" draw:text-style-name="P14" draw:layer="layout" svg:x1="9.334cm" svg:y1="9.102cm" svg:x2="9.763cm" svg:y2="9.941cm">
          <text:p/>
        </draw:line>
        <draw:line draw:style-name="gr5" draw:text-style-name="P14" draw:layer="layout" svg:x1="9.988cm" svg:y1="10.192cm" svg:x2="10.417cm" svg:y2="11.031cm">
          <text:p/>
        </draw:line>
        <draw:ellipse draw:style-name="gr6" draw:text-style-name="P14" draw:layer="layout" svg:width="0.635cm" svg:height="0.573cm" svg:x="2.762cm" svg:y="5.316cm">
          <text:p/>
        </draw:ellipse>
        <draw:ellipse draw:style-name="gr6" draw:text-style-name="P14" draw:layer="layout" svg:width="0.635cm" svg:height="0.573cm" svg:x="4.733cm" svg:y="5.315cm">
          <text:p/>
        </draw:ellipse>
        <draw:ellipse draw:style-name="gr6" draw:text-style-name="P14" draw:layer="layout" svg:width="0.635cm" svg:height="0.592cm" svg:x="5.516cm" svg:y="6.604cm">
          <text:p/>
        </draw:ellipse>
        <draw:ellipse draw:style-name="gr6" draw:text-style-name="P14" draw:layer="layout" svg:width="0.635cm" svg:height="0.572cm" svg:x="6.121cm" svg:y="7.592cm">
          <text:p/>
        </draw:ellipse>
        <draw:ellipse draw:style-name="gr6" draw:text-style-name="P14" draw:layer="layout" svg:width="0.635cm" svg:height="0.572cm" svg:x="6.756cm" svg:y="8.656cm">
          <text:p/>
        </draw:ellipse>
        <draw:ellipse draw:style-name="gr6" draw:text-style-name="P14" draw:layer="layout" svg:width="0.635cm" svg:height="0.572cm" svg:x="7.445cm" svg:y="9.753cm">
          <text:p/>
        </draw:ellipse>
        <draw:custom-shape draw:style-name="gr7" draw:text-style-name="P14" draw:layer="layout" svg:width="0.635cm" svg:height="0.573cm" svg:x="3.661cm" svg:y="6.15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4.296cm" svg:y="7.29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4.931cm" svg:y="8.44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1cm" svg:x="5.566cm" svg:y="9.5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39" draw:layer="layout" svg:width="0.635cm" svg:height="0.572cm" svg:x="6.201cm" svg:y="10.73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4.892cm" svg:y1="5.699cm" svg:x2="4.137cm" svg:y2="6.462cm">
          <text:p/>
        </draw:line>
        <draw:line draw:style-name="gr5" draw:text-style-name="P14" draw:layer="layout" svg:x1="3.119cm" svg:y1="5.686cm" svg:x2="3.82cm" svg:y2="6.438cm">
          <text:p/>
        </draw:line>
        <draw:line draw:style-name="gr5" draw:text-style-name="P14" draw:layer="layout" svg:x1="4.071cm" svg:y1="6.712cm" svg:x2="4.5cm" svg:y2="7.551cm">
          <text:p/>
        </draw:line>
        <draw:line draw:style-name="gr5" draw:text-style-name="P14" draw:layer="layout" svg:x1="5.725cm" svg:y1="6.951cm" svg:x2="4.796cm" svg:y2="7.628cm">
          <text:p/>
        </draw:line>
        <draw:line draw:style-name="gr5" draw:text-style-name="P14" draw:layer="layout" svg:x1="6.157cm" svg:y1="7.961cm" svg:x2="5.402cm" svg:y2="8.724cm">
          <text:p/>
        </draw:line>
        <draw:line draw:style-name="gr5" draw:text-style-name="P14" draw:layer="layout" svg:x1="6.797cm" svg:y1="9.074cm" svg:x2="6.042cm" svg:y2="9.837cm">
          <text:p/>
        </draw:line>
        <draw:line draw:style-name="gr5" draw:text-style-name="P14" draw:layer="layout" svg:x1="7.451cm" svg:y1="10.236cm" svg:x2="6.696cm" svg:y2="10.999cm">
          <text:p/>
        </draw:line>
        <draw:line draw:style-name="gr5" draw:text-style-name="P14" draw:layer="layout" svg:x1="4.677cm" svg:y1="7.889cm" svg:x2="5.106cm" svg:y2="8.728cm">
          <text:p/>
        </draw:line>
        <draw:line draw:style-name="gr5" draw:text-style-name="P14" draw:layer="layout" svg:x1="5.264cm" svg:y1="9.064cm" svg:x2="5.693cm" svg:y2="9.903cm">
          <text:p/>
        </draw:line>
        <draw:line draw:style-name="gr5" draw:text-style-name="P14" draw:layer="layout" svg:x1="5.918cm" svg:y1="10.154cm" svg:x2="6.347cm" svg:y2="10.993cm">
          <text:p/>
        </draw:line>
        <draw:ellipse draw:style-name="gr6" draw:text-style-name="P14" draw:layer="layout" svg:width="0.635cm" svg:height="0.573cm" svg:x="11.25cm" svg:y="5.316cm">
          <text:p/>
        </draw:ellipse>
        <draw:ellipse draw:style-name="gr6" draw:text-style-name="P14" draw:layer="layout" svg:width="0.635cm" svg:height="0.573cm" svg:x="13.221cm" svg:y="5.315cm">
          <text:p/>
        </draw:ellipse>
        <draw:ellipse draw:style-name="gr6" draw:text-style-name="P14" draw:layer="layout" svg:width="0.635cm" svg:height="0.592cm" svg:x="14.004cm" svg:y="6.604cm">
          <text:p/>
        </draw:ellipse>
        <draw:ellipse draw:style-name="gr6" draw:text-style-name="P14" draw:layer="layout" svg:width="0.635cm" svg:height="0.572cm" svg:x="14.609cm" svg:y="7.592cm">
          <text:p/>
        </draw:ellipse>
        <draw:ellipse draw:style-name="gr6" draw:text-style-name="P14" draw:layer="layout" svg:width="0.635cm" svg:height="0.572cm" svg:x="15.244cm" svg:y="8.656cm">
          <text:p/>
        </draw:ellipse>
        <draw:ellipse draw:style-name="gr6" draw:text-style-name="P14" draw:layer="layout" svg:width="0.635cm" svg:height="0.572cm" svg:x="15.933cm" svg:y="9.753cm">
          <text:p/>
        </draw:ellipse>
        <draw:custom-shape draw:style-name="gr7" draw:text-style-name="P14" draw:layer="layout" svg:width="0.635cm" svg:height="0.573cm" svg:x="12.149cm" svg:y="6.15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2.784cm" svg:y="7.29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3.419cm" svg:y="8.44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1cm" svg:x="14.054cm" svg:y="9.58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43" draw:layer="layout" svg:width="0.635cm" svg:height="0.572cm" svg:x="14.689cm" svg:y="10.73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3.38cm" svg:y1="5.699cm" svg:x2="12.625cm" svg:y2="6.462cm">
          <text:p/>
        </draw:line>
        <draw:line draw:style-name="gr5" draw:text-style-name="P14" draw:layer="layout" svg:x1="11.607cm" svg:y1="5.686cm" svg:x2="12.308cm" svg:y2="6.438cm">
          <text:p/>
        </draw:line>
        <draw:line draw:style-name="gr5" draw:text-style-name="P14" draw:layer="layout" svg:x1="12.559cm" svg:y1="6.712cm" svg:x2="12.988cm" svg:y2="7.551cm">
          <text:p/>
        </draw:line>
        <draw:line draw:style-name="gr5" draw:text-style-name="P14" draw:layer="layout" svg:x1="14.213cm" svg:y1="6.951cm" svg:x2="13.284cm" svg:y2="7.628cm">
          <text:p/>
        </draw:line>
        <draw:line draw:style-name="gr5" draw:text-style-name="P14" draw:layer="layout" svg:x1="14.645cm" svg:y1="7.961cm" svg:x2="13.89cm" svg:y2="8.724cm">
          <text:p/>
        </draw:line>
        <draw:line draw:style-name="gr5" draw:text-style-name="P14" draw:layer="layout" svg:x1="15.285cm" svg:y1="9.074cm" svg:x2="14.53cm" svg:y2="9.837cm">
          <text:p/>
        </draw:line>
        <draw:line draw:style-name="gr5" draw:text-style-name="P14" draw:layer="layout" svg:x1="15.939cm" svg:y1="10.236cm" svg:x2="15.184cm" svg:y2="10.999cm">
          <text:p/>
        </draw:line>
        <draw:line draw:style-name="gr5" draw:text-style-name="P14" draw:layer="layout" svg:x1="13.165cm" svg:y1="7.889cm" svg:x2="13.594cm" svg:y2="8.728cm">
          <text:p/>
        </draw:line>
        <draw:line draw:style-name="gr5" draw:text-style-name="P14" draw:layer="layout" svg:x1="13.752cm" svg:y1="9.064cm" svg:x2="14.181cm" svg:y2="9.903cm">
          <text:p/>
        </draw:line>
        <draw:line draw:style-name="gr5" draw:text-style-name="P14" draw:layer="layout" svg:x1="14.406cm" svg:y1="10.154cm" svg:x2="14.835cm" svg:y2="10.993cm">
          <text:p/>
        </draw:line>
        <draw:ellipse draw:style-name="gr6" draw:text-style-name="P14" draw:layer="layout" svg:width="0.635cm" svg:height="0.572cm" svg:x="15.664cm" svg:y="5.355cm">
          <text:p/>
        </draw:ellipse>
        <draw:ellipse draw:style-name="gr6" draw:text-style-name="P14" draw:layer="layout" svg:width="0.635cm" svg:height="0.572cm" svg:x="17.635cm" svg:y="5.354cm">
          <text:p/>
        </draw:ellipse>
        <draw:ellipse draw:style-name="gr6" draw:text-style-name="P14" draw:layer="layout" svg:width="0.635cm" svg:height="0.591cm" svg:x="18.418cm" svg:y="6.642cm">
          <text:p/>
        </draw:ellipse>
        <draw:ellipse draw:style-name="gr6" draw:text-style-name="P14" draw:layer="layout" svg:width="0.635cm" svg:height="0.573cm" svg:x="19.023cm" svg:y="7.629cm">
          <text:p/>
        </draw:ellipse>
        <draw:ellipse draw:style-name="gr6" draw:text-style-name="P14" draw:layer="layout" svg:width="0.635cm" svg:height="0.572cm" svg:x="19.658cm" svg:y="8.694cm">
          <text:p/>
        </draw:ellipse>
        <draw:ellipse draw:style-name="gr6" draw:text-style-name="P14" draw:layer="layout" svg:width="0.635cm" svg:height="0.572cm" svg:x="20.347cm" svg:y="9.791cm">
          <text:p/>
        </draw:ellipse>
        <draw:custom-shape draw:style-name="gr7" draw:text-style-name="P14" draw:layer="layout" svg:width="0.635cm" svg:height="0.572cm" svg:x="16.563cm" svg:y="6.1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7.198cm" svg:y="7.33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7.833cm" svg:y="8.47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8.468cm" svg:y="9.62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46" draw:layer="layout" svg:width="0.635cm" svg:height="0.573cm" svg:x="19.103cm" svg:y="10.7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7.794cm" svg:y1="5.737cm" svg:x2="17.039cm" svg:y2="6.5cm">
          <text:p/>
        </draw:line>
        <draw:line draw:style-name="gr5" draw:text-style-name="P14" draw:layer="layout" svg:x1="16.021cm" svg:y1="5.724cm" svg:x2="16.722cm" svg:y2="6.476cm">
          <text:p/>
        </draw:line>
        <draw:line draw:style-name="gr5" draw:text-style-name="P14" draw:layer="layout" svg:x1="16.973cm" svg:y1="6.75cm" svg:x2="17.402cm" svg:y2="7.589cm">
          <text:p/>
        </draw:line>
        <draw:line draw:style-name="gr5" draw:text-style-name="P14" draw:layer="layout" svg:x1="18.627cm" svg:y1="6.989cm" svg:x2="17.698cm" svg:y2="7.666cm">
          <text:p/>
        </draw:line>
        <draw:line draw:style-name="gr5" draw:text-style-name="P14" draw:layer="layout" svg:x1="19.059cm" svg:y1="7.999cm" svg:x2="18.304cm" svg:y2="8.762cm">
          <text:p/>
        </draw:line>
        <draw:line draw:style-name="gr5" draw:text-style-name="P14" draw:layer="layout" svg:x1="19.699cm" svg:y1="9.112cm" svg:x2="18.944cm" svg:y2="9.875cm">
          <text:p/>
        </draw:line>
        <draw:line draw:style-name="gr5" draw:text-style-name="P14" draw:layer="layout" svg:x1="20.353cm" svg:y1="10.274cm" svg:x2="19.598cm" svg:y2="11.037cm">
          <text:p/>
        </draw:line>
        <draw:line draw:style-name="gr5" draw:text-style-name="P14" draw:layer="layout" svg:x1="17.579cm" svg:y1="7.927cm" svg:x2="18.008cm" svg:y2="8.766cm">
          <text:p/>
        </draw:line>
        <draw:line draw:style-name="gr5" draw:text-style-name="P14" draw:layer="layout" svg:x1="18.166cm" svg:y1="9.102cm" svg:x2="18.595cm" svg:y2="9.941cm">
          <text:p/>
        </draw:line>
        <draw:line draw:style-name="gr5" draw:text-style-name="P14" draw:layer="layout" svg:x1="18.82cm" svg:y1="10.192cm" svg:x2="19.249cm" svg:y2="11.031cm">
          <text:p/>
        </draw:line>
        <draw:ellipse draw:style-name="gr6" draw:text-style-name="P14" draw:layer="layout" svg:width="0.635cm" svg:height="0.572cm" svg:x="20.035cm" svg:y="5.279cm">
          <text:p/>
        </draw:ellipse>
        <draw:ellipse draw:style-name="gr6" draw:text-style-name="P14" draw:layer="layout" svg:width="0.635cm" svg:height="0.573cm" svg:x="22.006cm" svg:y="5.278cm">
          <text:p/>
        </draw:ellipse>
        <draw:ellipse draw:style-name="gr6" draw:text-style-name="P14" draw:layer="layout" svg:width="0.635cm" svg:height="0.591cm" svg:x="22.789cm" svg:y="6.566cm">
          <text:p/>
        </draw:ellipse>
        <draw:ellipse draw:style-name="gr6" draw:text-style-name="P14" draw:layer="layout" svg:width="0.635cm" svg:height="0.571cm" svg:x="23.394cm" svg:y="7.555cm">
          <text:p/>
        </draw:ellipse>
        <draw:ellipse draw:style-name="gr6" draw:text-style-name="P14" draw:layer="layout" svg:width="0.635cm" svg:height="0.572cm" svg:x="24.029cm" svg:y="8.618cm">
          <text:p/>
        </draw:ellipse>
        <draw:ellipse draw:style-name="gr6" draw:text-style-name="P14" draw:layer="layout" svg:width="0.635cm" svg:height="0.573cm" svg:x="24.718cm" svg:y="9.715cm">
          <text:p/>
        </draw:ellipse>
        <draw:custom-shape draw:style-name="gr7" draw:text-style-name="P14" draw:layer="layout" svg:width="0.635cm" svg:height="0.572cm" svg:x="20.934cm" svg:y="6.11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1cm" svg:x="21.569cm" svg:y="7.25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22.204cm" svg:y="8.40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22.839cm" svg:y="9.54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id="id48" draw:layer="layout" svg:width="0.635cm" svg:height="0.573cm" svg:x="23.474cm" svg:y="10.69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22.165cm" svg:y1="5.661cm" svg:x2="21.41cm" svg:y2="6.424cm">
          <text:p/>
        </draw:line>
        <draw:line draw:style-name="gr5" draw:text-style-name="P14" draw:layer="layout" svg:x1="20.392cm" svg:y1="5.648cm" svg:x2="21.093cm" svg:y2="6.4cm">
          <text:p/>
        </draw:line>
        <draw:line draw:style-name="gr5" draw:text-style-name="P14" draw:layer="layout" svg:x1="21.344cm" svg:y1="6.674cm" svg:x2="21.773cm" svg:y2="7.513cm">
          <text:p/>
        </draw:line>
        <draw:line draw:style-name="gr5" draw:text-style-name="P14" draw:layer="layout" svg:x1="22.998cm" svg:y1="6.913cm" svg:x2="22.069cm" svg:y2="7.59cm">
          <text:p/>
        </draw:line>
        <draw:line draw:style-name="gr5" draw:text-style-name="P14" draw:layer="layout" svg:x1="23.43cm" svg:y1="7.923cm" svg:x2="22.675cm" svg:y2="8.686cm">
          <text:p/>
        </draw:line>
        <draw:line draw:style-name="gr5" draw:text-style-name="P14" draw:layer="layout" svg:x1="24.07cm" svg:y1="9.036cm" svg:x2="23.315cm" svg:y2="9.799cm">
          <text:p/>
        </draw:line>
        <draw:line draw:style-name="gr5" draw:text-style-name="P14" draw:layer="layout" svg:x1="24.724cm" svg:y1="10.198cm" svg:x2="23.969cm" svg:y2="10.961cm">
          <text:p/>
        </draw:line>
        <draw:line draw:style-name="gr5" draw:text-style-name="P14" draw:layer="layout" svg:x1="21.95cm" svg:y1="7.852cm" svg:x2="22.379cm" svg:y2="8.691cm">
          <text:p/>
        </draw:line>
        <draw:line draw:style-name="gr5" draw:text-style-name="P14" draw:layer="layout" svg:x1="22.537cm" svg:y1="9.026cm" svg:x2="22.966cm" svg:y2="9.865cm">
          <text:p/>
        </draw:line>
        <draw:line draw:style-name="gr5" draw:text-style-name="P14" draw:layer="layout" svg:x1="23.191cm" svg:y1="10.116cm" svg:x2="23.62cm" svg:y2="10.955cm">
          <text:p/>
        </draw:line>
        <draw:ellipse draw:style-name="gr6" draw:text-style-name="P14" draw:layer="layout" svg:width="0.635cm" svg:height="0.592cm" svg:x="10.388cm" svg:y="14.069cm">
          <text:p/>
        </draw:ellipse>
        <draw:ellipse draw:style-name="gr6" draw:text-style-name="P14" draw:layer="layout" svg:width="0.635cm" svg:height="0.572cm" svg:x="10.993cm" svg:y="15.058cm">
          <text:p/>
        </draw:ellipse>
        <draw:ellipse draw:style-name="gr6" draw:text-style-name="P14" draw:layer="layout" svg:width="0.635cm" svg:height="0.573cm" svg:x="11.628cm" svg:y="16.121cm">
          <text:p/>
        </draw:ellipse>
        <draw:ellipse draw:style-name="gr6" draw:text-style-name="P14" draw:layer="layout" svg:width="0.635cm" svg:height="0.573cm" svg:x="12.317cm" svg:y="17.218cm">
          <text:p/>
        </draw:ellipse>
        <draw:custom-shape draw:style-name="gr7" draw:text-style-name="P14" draw:id="id40" draw:layer="layout" svg:width="0.635cm" svg:height="0.573cm" svg:x="8.533cm" svg:y="13.61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9.168cm" svg:y="14.76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9.803cm" svg:y="15.90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0.438cm" svg:y="17.05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1.073cm" svg:y="18.19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8.943cm" svg:y1="14.178cm" svg:x2="9.372cm" svg:y2="15.017cm">
          <text:p/>
        </draw:line>
        <draw:line draw:style-name="gr5" draw:text-style-name="P14" draw:layer="layout" svg:x1="10.597cm" svg:y1="14.417cm" svg:x2="9.668cm" svg:y2="15.094cm">
          <text:p/>
        </draw:line>
        <draw:line draw:style-name="gr5" draw:text-style-name="P14" draw:layer="layout" svg:x1="11.029cm" svg:y1="15.426cm" svg:x2="10.274cm" svg:y2="16.189cm">
          <text:p/>
        </draw:line>
        <draw:line draw:style-name="gr5" draw:text-style-name="P14" draw:layer="layout" svg:x1="11.669cm" svg:y1="16.54cm" svg:x2="10.914cm" svg:y2="17.303cm">
          <text:p/>
        </draw:line>
        <draw:line draw:style-name="gr5" draw:text-style-name="P14" draw:layer="layout" svg:x1="12.323cm" svg:y1="17.702cm" svg:x2="11.568cm" svg:y2="18.465cm">
          <text:p/>
        </draw:line>
        <draw:line draw:style-name="gr5" draw:text-style-name="P14" draw:layer="layout" svg:x1="9.549cm" svg:y1="15.355cm" svg:x2="9.978cm" svg:y2="16.194cm">
          <text:p/>
        </draw:line>
        <draw:line draw:style-name="gr5" draw:text-style-name="P14" draw:layer="layout" svg:x1="10.136cm" svg:y1="16.53cm" svg:x2="10.565cm" svg:y2="17.369cm">
          <text:p/>
        </draw:line>
        <draw:line draw:style-name="gr5" draw:text-style-name="P14" draw:layer="layout" svg:x1="10.79cm" svg:y1="17.62cm" svg:x2="11.219cm" svg:y2="18.459cm">
          <text:p/>
        </draw:line>
        <draw:ellipse draw:style-name="gr6" draw:text-style-name="P14" draw:layer="layout" svg:width="0.635cm" svg:height="0.591cm" svg:x="6.318cm" svg:y="14.032cm">
          <text:p/>
        </draw:ellipse>
        <draw:ellipse draw:style-name="gr6" draw:text-style-name="P14" draw:layer="layout" svg:width="0.635cm" svg:height="0.573cm" svg:x="6.923cm" svg:y="15.019cm">
          <text:p/>
        </draw:ellipse>
        <draw:ellipse draw:style-name="gr6" draw:text-style-name="P14" draw:layer="layout" svg:width="0.635cm" svg:height="0.572cm" svg:x="7.558cm" svg:y="16.084cm">
          <text:p/>
        </draw:ellipse>
        <draw:ellipse draw:style-name="gr6" draw:text-style-name="P14" draw:layer="layout" svg:width="0.635cm" svg:height="0.573cm" svg:x="8.247cm" svg:y="17.181cm">
          <text:p/>
        </draw:ellipse>
        <draw:custom-shape draw:style-name="gr7" draw:text-style-name="P14" draw:id="id42" draw:layer="layout" svg:width="0.635cm" svg:height="0.572cm" svg:x="4.463cm" svg:y="13.5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5.098cm" svg:y="14.72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5.733cm" svg:y="15.8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6.368cm" svg:y="17.01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7.003cm" svg:y="18.15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4.873cm" svg:y1="14.14cm" svg:x2="5.302cm" svg:y2="14.979cm">
          <text:p/>
        </draw:line>
        <draw:line draw:style-name="gr5" draw:text-style-name="P14" draw:layer="layout" svg:x1="6.527cm" svg:y1="14.379cm" svg:x2="5.598cm" svg:y2="15.056cm">
          <text:p/>
        </draw:line>
        <draw:line draw:style-name="gr5" draw:text-style-name="P14" draw:layer="layout" svg:x1="6.959cm" svg:y1="15.389cm" svg:x2="6.204cm" svg:y2="16.152cm">
          <text:p/>
        </draw:line>
        <draw:line draw:style-name="gr5" draw:text-style-name="P14" draw:layer="layout" svg:x1="7.599cm" svg:y1="16.502cm" svg:x2="6.844cm" svg:y2="17.265cm">
          <text:p/>
        </draw:line>
        <draw:line draw:style-name="gr5" draw:text-style-name="P14" draw:layer="layout" svg:x1="8.253cm" svg:y1="17.664cm" svg:x2="7.498cm" svg:y2="18.427cm">
          <text:p/>
        </draw:line>
        <draw:line draw:style-name="gr5" draw:text-style-name="P14" draw:layer="layout" svg:x1="5.479cm" svg:y1="15.317cm" svg:x2="5.908cm" svg:y2="16.156cm">
          <text:p/>
        </draw:line>
        <draw:line draw:style-name="gr5" draw:text-style-name="P14" draw:layer="layout" svg:x1="6.066cm" svg:y1="16.492cm" svg:x2="6.495cm" svg:y2="17.331cm">
          <text:p/>
        </draw:line>
        <draw:line draw:style-name="gr5" draw:text-style-name="P14" draw:layer="layout" svg:x1="6.72cm" svg:y1="17.582cm" svg:x2="7.149cm" svg:y2="18.421cm">
          <text:p/>
        </draw:line>
        <draw:ellipse draw:style-name="gr6" draw:text-style-name="P14" draw:layer="layout" svg:width="0.635cm" svg:height="0.591cm" svg:x="14.806cm" svg:y="14.032cm">
          <text:p/>
        </draw:ellipse>
        <draw:ellipse draw:style-name="gr6" draw:text-style-name="P14" draw:layer="layout" svg:width="0.635cm" svg:height="0.573cm" svg:x="15.411cm" svg:y="15.019cm">
          <text:p/>
        </draw:ellipse>
        <draw:ellipse draw:style-name="gr6" draw:text-style-name="P14" draw:layer="layout" svg:width="0.635cm" svg:height="0.572cm" svg:x="16.046cm" svg:y="16.084cm">
          <text:p/>
        </draw:ellipse>
        <draw:ellipse draw:style-name="gr6" draw:text-style-name="P14" draw:layer="layout" svg:width="0.635cm" svg:height="0.573cm" svg:x="16.735cm" svg:y="17.181cm">
          <text:p/>
        </draw:ellipse>
        <draw:custom-shape draw:style-name="gr7" draw:text-style-name="P14" draw:id="id47" draw:layer="layout" svg:width="0.635cm" svg:height="0.572cm" svg:x="12.951cm" svg:y="13.5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3.586cm" svg:y="14.72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4.221cm" svg:y="15.86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14.856cm" svg:y="17.01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5.491cm" svg:y="18.15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3.361cm" svg:y1="14.14cm" svg:x2="13.79cm" svg:y2="14.979cm">
          <text:p/>
        </draw:line>
        <draw:line draw:style-name="gr5" draw:text-style-name="P14" draw:layer="layout" svg:x1="15.015cm" svg:y1="14.379cm" svg:x2="14.086cm" svg:y2="15.056cm">
          <text:p/>
        </draw:line>
        <draw:line draw:style-name="gr5" draw:text-style-name="P14" draw:layer="layout" svg:x1="15.447cm" svg:y1="15.389cm" svg:x2="14.692cm" svg:y2="16.152cm">
          <text:p/>
        </draw:line>
        <draw:line draw:style-name="gr5" draw:text-style-name="P14" draw:layer="layout" svg:x1="16.087cm" svg:y1="16.502cm" svg:x2="15.332cm" svg:y2="17.265cm">
          <text:p/>
        </draw:line>
        <draw:line draw:style-name="gr5" draw:text-style-name="P14" draw:layer="layout" svg:x1="16.741cm" svg:y1="17.664cm" svg:x2="15.986cm" svg:y2="18.427cm">
          <text:p/>
        </draw:line>
        <draw:line draw:style-name="gr5" draw:text-style-name="P14" draw:layer="layout" svg:x1="13.967cm" svg:y1="15.317cm" svg:x2="14.396cm" svg:y2="16.156cm">
          <text:p/>
        </draw:line>
        <draw:line draw:style-name="gr5" draw:text-style-name="P14" draw:layer="layout" svg:x1="14.554cm" svg:y1="16.492cm" svg:x2="14.983cm" svg:y2="17.331cm">
          <text:p/>
        </draw:line>
        <draw:line draw:style-name="gr5" draw:text-style-name="P14" draw:layer="layout" svg:x1="15.208cm" svg:y1="17.582cm" svg:x2="15.637cm" svg:y2="18.421cm">
          <text:p/>
        </draw:line>
        <draw:ellipse draw:style-name="gr6" draw:text-style-name="P14" draw:layer="layout" svg:width="0.635cm" svg:height="0.592cm" svg:x="19.22cm" svg:y="14.069cm">
          <text:p/>
        </draw:ellipse>
        <draw:ellipse draw:style-name="gr6" draw:text-style-name="P14" draw:layer="layout" svg:width="0.635cm" svg:height="0.572cm" svg:x="19.825cm" svg:y="15.058cm">
          <text:p/>
        </draw:ellipse>
        <draw:ellipse draw:style-name="gr6" draw:text-style-name="P14" draw:layer="layout" svg:width="0.635cm" svg:height="0.573cm" svg:x="20.46cm" svg:y="16.121cm">
          <text:p/>
        </draw:ellipse>
        <draw:ellipse draw:style-name="gr6" draw:text-style-name="P14" draw:layer="layout" svg:width="0.635cm" svg:height="0.573cm" svg:x="21.149cm" svg:y="17.218cm">
          <text:p/>
        </draw:ellipse>
        <draw:custom-shape draw:style-name="gr7" draw:text-style-name="P14" draw:id="id45" draw:layer="layout" svg:width="0.635cm" svg:height="0.573cm" svg:x="17.365cm" svg:y="13.61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8cm" svg:y="14.76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8.635cm" svg:y="15.90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9.27cm" svg:y="17.05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19.905cm" svg:y="18.19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17.775cm" svg:y1="14.178cm" svg:x2="18.204cm" svg:y2="15.017cm">
          <text:p/>
        </draw:line>
        <draw:line draw:style-name="gr5" draw:text-style-name="P14" draw:layer="layout" svg:x1="19.429cm" svg:y1="14.417cm" svg:x2="18.5cm" svg:y2="15.094cm">
          <text:p/>
        </draw:line>
        <draw:line draw:style-name="gr5" draw:text-style-name="P14" draw:layer="layout" svg:x1="19.861cm" svg:y1="15.426cm" svg:x2="19.106cm" svg:y2="16.189cm">
          <text:p/>
        </draw:line>
        <draw:line draw:style-name="gr5" draw:text-style-name="P14" draw:layer="layout" svg:x1="20.501cm" svg:y1="16.54cm" svg:x2="19.746cm" svg:y2="17.303cm">
          <text:p/>
        </draw:line>
        <draw:line draw:style-name="gr5" draw:text-style-name="P14" draw:layer="layout" svg:x1="21.155cm" svg:y1="17.702cm" svg:x2="20.4cm" svg:y2="18.465cm">
          <text:p/>
        </draw:line>
        <draw:line draw:style-name="gr5" draw:text-style-name="P14" draw:layer="layout" svg:x1="18.381cm" svg:y1="15.355cm" svg:x2="18.81cm" svg:y2="16.194cm">
          <text:p/>
        </draw:line>
        <draw:line draw:style-name="gr5" draw:text-style-name="P14" draw:layer="layout" svg:x1="18.968cm" svg:y1="16.53cm" svg:x2="19.397cm" svg:y2="17.369cm">
          <text:p/>
        </draw:line>
        <draw:line draw:style-name="gr5" draw:text-style-name="P14" draw:layer="layout" svg:x1="19.622cm" svg:y1="17.62cm" svg:x2="20.051cm" svg:y2="18.459cm">
          <text:p/>
        </draw:line>
        <draw:ellipse draw:style-name="gr6" draw:text-style-name="P14" draw:layer="layout" svg:width="0.635cm" svg:height="0.592cm" svg:x="23.591cm" svg:y="13.994cm">
          <text:p/>
        </draw:ellipse>
        <draw:ellipse draw:style-name="gr6" draw:text-style-name="P14" draw:layer="layout" svg:width="0.635cm" svg:height="0.573cm" svg:x="24.196cm" svg:y="14.982cm">
          <text:p/>
        </draw:ellipse>
        <draw:ellipse draw:style-name="gr6" draw:text-style-name="P14" draw:layer="layout" svg:width="0.635cm" svg:height="0.572cm" svg:x="24.831cm" svg:y="16.046cm">
          <text:p/>
        </draw:ellipse>
        <draw:ellipse draw:style-name="gr6" draw:text-style-name="P14" draw:layer="layout" svg:width="0.635cm" svg:height="0.572cm" svg:x="25.52cm" svg:y="17.143cm">
          <text:p/>
        </draw:ellipse>
        <draw:custom-shape draw:style-name="gr7" draw:text-style-name="P14" draw:id="id44" draw:layer="layout" svg:width="0.635cm" svg:height="0.573cm" svg:x="21.736cm" svg:y="13.54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22.371cm" svg:y="14.68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3cm" svg:x="23.006cm" svg:y="15.83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1cm" svg:x="23.641cm" svg:y="16.97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4" draw:layer="layout" svg:width="0.635cm" svg:height="0.572cm" svg:x="24.276cm" svg:y="18.12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4" draw:layer="layout" svg:x1="22.146cm" svg:y1="14.102cm" svg:x2="22.575cm" svg:y2="14.941cm">
          <text:p/>
        </draw:line>
        <draw:line draw:style-name="gr5" draw:text-style-name="P14" draw:layer="layout" svg:x1="23.8cm" svg:y1="14.341cm" svg:x2="22.871cm" svg:y2="15.018cm">
          <text:p/>
        </draw:line>
        <draw:line draw:style-name="gr5" draw:text-style-name="P14" draw:layer="layout" svg:x1="24.232cm" svg:y1="15.351cm" svg:x2="23.477cm" svg:y2="16.114cm">
          <text:p/>
        </draw:line>
        <draw:line draw:style-name="gr5" draw:text-style-name="P14" draw:layer="layout" svg:x1="24.872cm" svg:y1="16.464cm" svg:x2="24.117cm" svg:y2="17.227cm">
          <text:p/>
        </draw:line>
        <draw:line draw:style-name="gr5" draw:text-style-name="P14" draw:layer="layout" svg:x1="25.526cm" svg:y1="17.626cm" svg:x2="24.771cm" svg:y2="18.389cm">
          <text:p/>
        </draw:line>
        <draw:line draw:style-name="gr5" draw:text-style-name="P14" draw:layer="layout" svg:x1="22.752cm" svg:y1="15.28cm" svg:x2="23.181cm" svg:y2="16.119cm">
          <text:p/>
        </draw:line>
        <draw:line draw:style-name="gr5" draw:text-style-name="P14" draw:layer="layout" svg:x1="23.339cm" svg:y1="16.454cm" svg:x2="23.768cm" svg:y2="17.293cm">
          <text:p/>
        </draw:line>
        <draw:line draw:style-name="gr5" draw:text-style-name="P14" draw:layer="layout" svg:x1="23.993cm" svg:y1="17.544cm" svg:x2="24.422cm" svg:y2="18.383cm">
          <text:p/>
        </draw:line>
        <draw:connector draw:style-name="gr5" draw:text-style-name="P14" draw:layer="layout" draw:type="curve" svg:x1="6.518cm" svg:y1="11.303cm" svg:x2="8.691cm" svg:y2="13.903cm" draw:start-shape="id39" draw:start-glue-point="6" draw:end-shape="id40" draw:end-glue-point="5" svg:d="m6518 11303c0 1734 724 2600 2173 2600">
          <text:p/>
        </draw:connector>
        <draw:connector draw:style-name="gr5" draw:text-style-name="P14" draw:layer="layout" draw:type="curve" svg:x1="10.588cm" svg:y1="11.342cm" svg:x2="4.621cm" svg:y2="13.865cm" draw:start-shape="id41" draw:start-glue-point="6" draw:end-shape="id42" draw:end-glue-point="5" svg:d="m10588 11342c0 1678-3313 1398-5052 1609s-1903 914-915 914">
          <text:p/>
        </draw:connector>
        <draw:connector draw:style-name="gr5" draw:text-style-name="P14" draw:layer="layout" draw:type="curve" svg:x1="15.006cm" svg:y1="11.303cm" svg:x2="22.212cm" svg:y2="13.827cm" draw:start-shape="id43" draw:start-glue-point="6" draw:end-shape="id44" draw:end-glue-point="7" svg:d="m15006 11303c0 1678 3933 1398 5981 1610s2213 914 1225 914">
          <text:p/>
        </draw:connector>
        <draw:connector draw:style-name="gr5" draw:text-style-name="P14" draw:layer="layout" draw:type="line" svg:x1="15.006cm" svg:y1="11.303cm" svg:x2="9.009cm" svg:y2="13.903cm" draw:start-shape="id43" draw:start-glue-point="6" draw:end-shape="id40" draw:end-glue-point="7" svg:d="m15006 11303-5997 2600">
          <text:p/>
        </draw:connector>
        <draw:connector draw:style-name="gr5" draw:text-style-name="P14" draw:layer="layout" draw:type="line" svg:x1="6.518cm" svg:y1="11.303cm" svg:x2="17.523cm" svg:y2="13.903cm" draw:start-shape="id39" draw:start-glue-point="6" draw:end-shape="id45" draw:end-glue-point="5" svg:d="m6518 11303 11005 2600">
          <text:p/>
        </draw:connector>
        <draw:connector draw:style-name="gr5" draw:text-style-name="P14" draw:layer="layout" draw:type="line" svg:x1="19.42cm" svg:y1="11.342cm" svg:x2="4.939cm" svg:y2="13.865cm" draw:start-shape="id46" draw:start-glue-point="6" draw:end-shape="id42" draw:end-glue-point="7" svg:d="m19420 11342-14481 2523">
          <text:p/>
        </draw:connector>
        <draw:connector draw:style-name="gr5" draw:text-style-name="P14" draw:layer="layout" draw:type="line" svg:x1="10.588cm" svg:y1="11.342cm" svg:x2="13.109cm" svg:y2="13.865cm" draw:start-shape="id41" draw:start-glue-point="6" draw:end-shape="id47" draw:end-glue-point="5" svg:d="m10588 11342 2521 2523">
          <text:p/>
        </draw:connector>
        <draw:connector draw:style-name="gr5" draw:text-style-name="P14" draw:layer="layout" draw:type="line" svg:x1="23.791cm" svg:y1="11.266cm" svg:x2="13.427cm" svg:y2="13.865cm" draw:start-shape="id48" draw:start-glue-point="6" draw:end-shape="id47" draw:end-glue-point="7" svg:d="m23791 11266-10364 2599">
          <text:p/>
        </draw:connector>
        <draw:connector draw:style-name="gr5" draw:text-style-name="P14" draw:layer="layout" draw:type="line" svg:x1="23.791cm" svg:y1="11.266cm" svg:x2="17.841cm" svg:y2="13.903cm" draw:start-shape="id48" draw:start-glue-point="6" draw:end-shape="id45" draw:end-glue-point="7" svg:d="m23791 11266-5950 2637">
          <text:p/>
        </draw:connector>
        <draw:connector draw:style-name="gr5" draw:text-style-name="P14" draw:layer="layout" draw:type="line" svg:x1="19.42cm" svg:y1="11.342cm" svg:x2="21.894cm" svg:y2="13.827cm" draw:start-shape="id46" draw:start-glue-point="6" draw:end-shape="id44" draw:end-glue-point="5" svg:d="m19420 11342 2474 2485">
          <text:p/>
        </draw:connector>
        <draw:line draw:style-name="gr5" draw:text-style-name="P14" draw:layer="layout" svg:x1="8.599cm" svg:y1="20.133cm" svg:x2="12.03cm" svg:y2="20.133cm">
          <text:p/>
        </draw:line>
        <draw:line draw:style-name="gr5" draw:text-style-name="P14" draw:layer="layout" svg:x1="2.499cm" svg:y1="13.022cm" svg:x2="2.499cm" svg:y2="16.206cm">
          <text:p/>
        </draw:line>
        <draw:frame draw:style-name="gr2" draw:text-style-name="P14" draw:layer="layout" svg:width="1.031cm" svg:height="3.099cm" svg:x="1.984cm" svg:y="9.095cm">
          <draw:text-box>
            <text:p text:style-name="P14">T</text:p>
            <text:p text:style-name="P14">I</text:p>
            <text:p text:style-name="P14">M</text:p>
            <text:p text:style-name="P14">E</text:p>
          </draw:text-box>
        </draw:frame>
        <draw:frame draw:style-name="gr2" draw:layer="layout" svg:width="2.606cm" svg:height="0.963cm" svg:x="5.333cm" svg:y="19.636cm">
          <draw:text-box>
            <text:p>SPACE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9">
        <office:forms form:automatic-focus="false" form:apply-design-mode="false"/>
        <draw:frame presentation:style-name="pr24" draw:layer="layout" svg:width="23.912cm" svg:height="3.257cm" svg:x="2.058cm" svg:y="1.668cm" presentation:class="title">
          <draw:text-box>
            <text:p>Project Time onto Space</text:p>
          </draw:text-box>
        </draw:frame>
        <draw:g>
          <draw:line draw:style-name="gr6" draw:text-style-name="P14" draw:layer="layout" svg:x1="2.852cm" svg:y1="11.994cm" svg:x2="8.554cm" svg:y2="11.994cm">
            <text:p/>
          </draw:line>
          <draw:line draw:style-name="gr6" draw:text-style-name="P14" draw:layer="layout" svg:x1="3.669cm" svg:y1="9.542cm" svg:x2="3.669cm" svg:y2="15.246cm">
            <text:p/>
          </draw:line>
          <draw:circle draw:style-name="gr6" draw:text-style-name="P14" draw:layer="layout" svg:width="0.399cm" svg:height="0.399cm" svg:x="3.463cm" svg:y="11.794cm">
            <text:p/>
          </draw:circle>
          <draw:line draw:style-name="gr6" draw:text-style-name="P14" draw:layer="layout" svg:x1="4.486cm" svg:y1="9.542cm" svg:x2="4.486cm" svg:y2="15.246cm">
            <text:p/>
          </draw:line>
          <draw:line draw:style-name="gr6" draw:text-style-name="P14" draw:layer="layout" svg:x1="5.303cm" svg:y1="9.542cm" svg:x2="5.303cm" svg:y2="15.246cm">
            <text:p/>
          </draw:line>
          <draw:line draw:style-name="gr6" draw:text-style-name="P14" draw:layer="layout" svg:x1="6.121cm" svg:y1="9.542cm" svg:x2="6.121cm" svg:y2="15.246cm">
            <text:p/>
          </draw:line>
          <draw:line draw:style-name="gr6" draw:text-style-name="P14" draw:layer="layout" svg:x1="6.938cm" svg:y1="9.542cm" svg:x2="6.938cm" svg:y2="15.246cm">
            <text:p/>
          </draw:line>
          <draw:line draw:style-name="gr6" draw:text-style-name="P14" draw:layer="layout" svg:x1="7.755cm" svg:y1="9.542cm" svg:x2="7.755cm" svg:y2="15.246cm">
            <text:p/>
          </draw:line>
          <draw:line draw:style-name="gr6" draw:text-style-name="P14" draw:layer="layout" svg:x1="8.572cm" svg:y1="9.542cm" svg:x2="8.572cm" svg:y2="15.246cm">
            <text:p/>
          </draw:line>
          <draw:line draw:style-name="gr6" draw:text-style-name="P14" draw:layer="layout" svg:x1="2.852cm" svg:y1="9.542cm" svg:x2="2.852cm" svg:y2="15.246cm">
            <text:p/>
          </draw:line>
          <draw:line draw:style-name="gr6" draw:text-style-name="P14" draw:layer="layout" svg:x1="2.852cm" svg:y1="9.542cm" svg:x2="8.554cm" svg:y2="9.542cm">
            <text:p/>
          </draw:line>
          <draw:circle draw:style-name="gr6" draw:text-style-name="P14" draw:layer="layout" svg:width="0.399cm" svg:height="0.399cm" svg:x="2.646cm" svg:y="9.343cm">
            <text:p/>
          </draw:circle>
          <draw:circle draw:style-name="gr6" draw:text-style-name="P14" draw:layer="layout" svg:width="0.399cm" svg:height="0.399cm" svg:x="3.463cm" svg:y="9.343cm">
            <text:p/>
          </draw:circle>
          <draw:circle draw:style-name="gr6" draw:text-style-name="P14" draw:layer="layout" svg:width="0.399cm" svg:height="0.399cm" svg:x="4.28cm" svg:y="9.343cm">
            <text:p/>
          </draw:circle>
          <draw:circle draw:style-name="gr6" draw:text-style-name="P14" draw:layer="layout" svg:width="0.399cm" svg:height="0.399cm" svg:x="5.097cm" svg:y="9.343cm">
            <text:p/>
          </draw:circle>
          <draw:circle draw:style-name="gr6" draw:text-style-name="P14" draw:layer="layout" svg:width="0.399cm" svg:height="0.399cm" svg:x="5.915cm" svg:y="9.343cm">
            <text:p/>
          </draw:circle>
          <draw:circle draw:style-name="gr6" draw:text-style-name="P14" draw:layer="layout" svg:width="0.399cm" svg:height="0.399cm" svg:x="6.732cm" svg:y="9.343cm">
            <text:p/>
          </draw:circle>
          <draw:circle draw:style-name="gr6" draw:text-style-name="P14" draw:layer="layout" svg:width="0.399cm" svg:height="0.399cm" svg:x="7.549cm" svg:y="9.343cm">
            <text:p/>
          </draw:circle>
          <draw:circle draw:style-name="gr6" draw:text-style-name="P14" draw:layer="layout" svg:width="0.399cm" svg:height="0.399cm" svg:x="8.366cm" svg:y="9.343cm">
            <text:p/>
          </draw:circle>
          <draw:line draw:style-name="gr6" draw:text-style-name="P14" draw:layer="layout" svg:x1="2.852cm" svg:y1="10.36cm" svg:x2="8.554cm" svg:y2="10.36cm">
            <text:p/>
          </draw:line>
          <draw:circle draw:style-name="gr6" draw:text-style-name="P14" draw:layer="layout" svg:width="0.399cm" svg:height="0.399cm" svg:x="2.646cm" svg:y="10.16cm">
            <text:p/>
          </draw:circle>
          <draw:circle draw:style-name="gr6" draw:text-style-name="P14" draw:layer="layout" svg:width="0.399cm" svg:height="0.399cm" svg:x="3.463cm" svg:y="10.16cm">
            <text:p/>
          </draw:circle>
          <draw:circle draw:style-name="gr6" draw:text-style-name="P14" draw:layer="layout" svg:width="0.399cm" svg:height="0.399cm" svg:x="4.28cm" svg:y="10.16cm">
            <text:p/>
          </draw:circle>
          <draw:circle draw:style-name="gr6" draw:text-style-name="P14" draw:layer="layout" svg:width="0.399cm" svg:height="0.399cm" svg:x="5.097cm" svg:y="10.16cm">
            <text:p/>
          </draw:circle>
          <draw:circle draw:style-name="gr6" draw:text-style-name="P14" draw:layer="layout" svg:width="0.399cm" svg:height="0.399cm" svg:x="5.915cm" svg:y="10.16cm">
            <text:p/>
          </draw:circle>
          <draw:circle draw:style-name="gr6" draw:text-style-name="P14" draw:layer="layout" svg:width="0.399cm" svg:height="0.399cm" svg:x="6.732cm" svg:y="10.16cm">
            <text:p/>
          </draw:circle>
          <draw:circle draw:style-name="gr6" draw:text-style-name="P14" draw:layer="layout" svg:width="0.399cm" svg:height="0.399cm" svg:x="7.549cm" svg:y="10.16cm">
            <text:p/>
          </draw:circle>
          <draw:circle draw:style-name="gr6" draw:text-style-name="P14" draw:layer="layout" svg:width="0.399cm" svg:height="0.399cm" svg:x="8.366cm" svg:y="10.16cm">
            <text:p/>
          </draw:circle>
          <draw:line draw:style-name="gr6" draw:text-style-name="P14" draw:layer="layout" svg:x1="2.852cm" svg:y1="11.177cm" svg:x2="8.554cm" svg:y2="11.177cm">
            <text:p/>
          </draw:line>
          <draw:circle draw:style-name="gr6" draw:text-style-name="P14" draw:layer="layout" svg:width="0.399cm" svg:height="0.399cm" svg:x="2.646cm" svg:y="10.977cm">
            <text:p/>
          </draw:circle>
          <draw:circle draw:style-name="gr6" draw:text-style-name="P14" draw:layer="layout" svg:width="0.399cm" svg:height="0.399cm" svg:x="3.463cm" svg:y="10.977cm">
            <text:p/>
          </draw:circle>
          <draw:circle draw:style-name="gr6" draw:text-style-name="P14" draw:layer="layout" svg:width="0.399cm" svg:height="0.399cm" svg:x="4.28cm" svg:y="10.977cm">
            <text:p/>
          </draw:circle>
          <draw:circle draw:style-name="gr6" draw:text-style-name="P14" draw:layer="layout" svg:width="0.399cm" svg:height="0.399cm" svg:x="5.097cm" svg:y="10.977cm">
            <text:p/>
          </draw:circle>
          <draw:circle draw:style-name="gr6" draw:text-style-name="P14" draw:layer="layout" svg:width="0.399cm" svg:height="0.399cm" svg:x="5.915cm" svg:y="10.977cm">
            <text:p/>
          </draw:circle>
          <draw:circle draw:style-name="gr6" draw:text-style-name="P14" draw:layer="layout" svg:width="0.399cm" svg:height="0.399cm" svg:x="6.732cm" svg:y="10.977cm">
            <text:p/>
          </draw:circle>
          <draw:circle draw:style-name="gr6" draw:text-style-name="P14" draw:layer="layout" svg:width="0.399cm" svg:height="0.399cm" svg:x="7.549cm" svg:y="10.977cm">
            <text:p/>
          </draw:circle>
          <draw:circle draw:style-name="gr6" draw:text-style-name="P14" draw:layer="layout" svg:width="0.399cm" svg:height="0.399cm" svg:x="8.366cm" svg:y="10.977cm">
            <text:p/>
          </draw:circle>
          <draw:circle draw:style-name="gr6" draw:text-style-name="P14" draw:layer="layout" svg:width="0.399cm" svg:height="0.399cm" svg:x="2.646cm" svg:y="11.794cm">
            <text:p/>
          </draw:circle>
          <draw:circle draw:style-name="gr6" draw:text-style-name="P14" draw:layer="layout" svg:width="0.399cm" svg:height="0.399cm" svg:x="4.28cm" svg:y="11.794cm">
            <text:p/>
          </draw:circle>
          <draw:circle draw:style-name="gr6" draw:text-style-name="P14" draw:layer="layout" svg:width="0.399cm" svg:height="0.399cm" svg:x="5.097cm" svg:y="11.794cm">
            <text:p/>
          </draw:circle>
          <draw:circle draw:style-name="gr6" draw:text-style-name="P14" draw:layer="layout" svg:width="0.399cm" svg:height="0.399cm" svg:x="5.915cm" svg:y="11.794cm">
            <text:p/>
          </draw:circle>
          <draw:circle draw:style-name="gr6" draw:text-style-name="P14" draw:layer="layout" svg:width="0.399cm" svg:height="0.399cm" svg:x="6.732cm" svg:y="11.794cm">
            <text:p/>
          </draw:circle>
          <draw:circle draw:style-name="gr6" draw:text-style-name="P14" draw:layer="layout" svg:width="0.399cm" svg:height="0.399cm" svg:x="7.549cm" svg:y="11.794cm">
            <text:p/>
          </draw:circle>
          <draw:circle draw:style-name="gr6" draw:text-style-name="P14" draw:layer="layout" svg:width="0.399cm" svg:height="0.399cm" svg:x="8.366cm" svg:y="11.794cm">
            <text:p/>
          </draw:circle>
          <draw:line draw:style-name="gr6" draw:text-style-name="P14" draw:layer="layout" svg:x1="2.852cm" svg:y1="12.811cm" svg:x2="8.554cm" svg:y2="12.811cm">
            <text:p/>
          </draw:line>
          <draw:circle draw:style-name="gr6" draw:text-style-name="P14" draw:layer="layout" svg:width="0.399cm" svg:height="0.399cm" svg:x="2.646cm" svg:y="12.612cm">
            <text:p/>
          </draw:circle>
          <draw:circle draw:style-name="gr6" draw:text-style-name="P14" draw:layer="layout" svg:width="0.399cm" svg:height="0.399cm" svg:x="3.463cm" svg:y="12.612cm">
            <text:p/>
          </draw:circle>
          <draw:circle draw:style-name="gr6" draw:text-style-name="P14" draw:layer="layout" svg:width="0.399cm" svg:height="0.399cm" svg:x="4.28cm" svg:y="12.612cm">
            <text:p/>
          </draw:circle>
          <draw:circle draw:style-name="gr6" draw:text-style-name="P14" draw:layer="layout" svg:width="0.399cm" svg:height="0.399cm" svg:x="5.097cm" svg:y="12.612cm">
            <text:p/>
          </draw:circle>
          <draw:circle draw:style-name="gr6" draw:text-style-name="P14" draw:layer="layout" svg:width="0.399cm" svg:height="0.399cm" svg:x="5.915cm" svg:y="12.612cm">
            <text:p/>
          </draw:circle>
          <draw:circle draw:style-name="gr6" draw:text-style-name="P14" draw:layer="layout" svg:width="0.399cm" svg:height="0.399cm" svg:x="6.732cm" svg:y="12.612cm">
            <text:p/>
          </draw:circle>
          <draw:circle draw:style-name="gr6" draw:text-style-name="P14" draw:layer="layout" svg:width="0.399cm" svg:height="0.399cm" svg:x="7.549cm" svg:y="12.612cm">
            <text:p/>
          </draw:circle>
          <draw:circle draw:style-name="gr6" draw:text-style-name="P14" draw:layer="layout" svg:width="0.399cm" svg:height="0.399cm" svg:x="8.366cm" svg:y="12.612cm">
            <text:p/>
          </draw:circle>
          <draw:line draw:style-name="gr6" draw:text-style-name="P14" draw:layer="layout" svg:x1="2.852cm" svg:y1="13.628cm" svg:x2="8.554cm" svg:y2="13.628cm">
            <text:p/>
          </draw:line>
          <draw:circle draw:style-name="gr6" draw:text-style-name="P14" draw:layer="layout" svg:width="0.399cm" svg:height="0.399cm" svg:x="2.646cm" svg:y="13.429cm">
            <text:p/>
          </draw:circle>
          <draw:circle draw:style-name="gr6" draw:text-style-name="P14" draw:layer="layout" svg:width="0.399cm" svg:height="0.399cm" svg:x="3.463cm" svg:y="13.429cm">
            <text:p/>
          </draw:circle>
          <draw:circle draw:style-name="gr6" draw:text-style-name="P14" draw:layer="layout" svg:width="0.399cm" svg:height="0.399cm" svg:x="4.28cm" svg:y="13.429cm">
            <text:p/>
          </draw:circle>
          <draw:circle draw:style-name="gr6" draw:text-style-name="P14" draw:layer="layout" svg:width="0.399cm" svg:height="0.399cm" svg:x="5.097cm" svg:y="13.429cm">
            <text:p/>
          </draw:circle>
          <draw:circle draw:style-name="gr6" draw:text-style-name="P14" draw:layer="layout" svg:width="0.399cm" svg:height="0.399cm" svg:x="5.915cm" svg:y="13.429cm">
            <text:p/>
          </draw:circle>
          <draw:circle draw:style-name="gr6" draw:text-style-name="P14" draw:layer="layout" svg:width="0.399cm" svg:height="0.399cm" svg:x="6.732cm" svg:y="13.429cm">
            <text:p/>
          </draw:circle>
          <draw:circle draw:style-name="gr6" draw:text-style-name="P14" draw:layer="layout" svg:width="0.399cm" svg:height="0.399cm" svg:x="7.549cm" svg:y="13.429cm">
            <text:p/>
          </draw:circle>
          <draw:circle draw:style-name="gr6" draw:text-style-name="P14" draw:layer="layout" svg:width="0.399cm" svg:height="0.399cm" svg:x="8.366cm" svg:y="13.429cm">
            <text:p/>
          </draw:circle>
          <draw:line draw:style-name="gr6" draw:text-style-name="P14" draw:layer="layout" svg:x1="2.852cm" svg:y1="14.445cm" svg:x2="8.554cm" svg:y2="14.445cm">
            <text:p/>
          </draw:line>
          <draw:circle draw:style-name="gr6" draw:text-style-name="P14" draw:layer="layout" svg:width="0.399cm" svg:height="0.399cm" svg:x="2.646cm" svg:y="14.246cm">
            <text:p/>
          </draw:circle>
          <draw:circle draw:style-name="gr6" draw:text-style-name="P14" draw:layer="layout" svg:width="0.399cm" svg:height="0.399cm" svg:x="3.463cm" svg:y="14.246cm">
            <text:p/>
          </draw:circle>
          <draw:circle draw:style-name="gr6" draw:text-style-name="P14" draw:layer="layout" svg:width="0.399cm" svg:height="0.399cm" svg:x="4.28cm" svg:y="14.246cm">
            <text:p/>
          </draw:circle>
          <draw:circle draw:style-name="gr6" draw:text-style-name="P14" draw:layer="layout" svg:width="0.399cm" svg:height="0.399cm" svg:x="5.097cm" svg:y="14.246cm">
            <text:p/>
          </draw:circle>
          <draw:circle draw:style-name="gr6" draw:text-style-name="P14" draw:layer="layout" svg:width="0.399cm" svg:height="0.399cm" svg:x="5.915cm" svg:y="14.246cm">
            <text:p/>
          </draw:circle>
          <draw:circle draw:style-name="gr6" draw:text-style-name="P14" draw:layer="layout" svg:width="0.399cm" svg:height="0.399cm" svg:x="6.732cm" svg:y="14.246cm">
            <text:p/>
          </draw:circle>
          <draw:circle draw:style-name="gr6" draw:text-style-name="P14" draw:layer="layout" svg:width="0.399cm" svg:height="0.399cm" svg:x="7.549cm" svg:y="14.246cm">
            <text:p/>
          </draw:circle>
          <draw:circle draw:style-name="gr6" draw:text-style-name="P14" draw:layer="layout" svg:width="0.399cm" svg:height="0.399cm" svg:x="8.366cm" svg:y="14.246cm">
            <text:p/>
          </draw:circle>
          <draw:line draw:style-name="gr6" draw:text-style-name="P14" draw:layer="layout" svg:x1="2.852cm" svg:y1="15.263cm" svg:x2="8.554cm" svg:y2="15.263cm">
            <text:p/>
          </draw:line>
          <draw:circle draw:style-name="gr6" draw:text-style-name="P14" draw:layer="layout" svg:width="0.399cm" svg:height="0.399cm" svg:x="2.646cm" svg:y="15.063cm">
            <text:p/>
          </draw:circle>
          <draw:circle draw:style-name="gr6" draw:text-style-name="P14" draw:layer="layout" svg:width="0.399cm" svg:height="0.399cm" svg:x="3.463cm" svg:y="15.063cm">
            <text:p/>
          </draw:circle>
          <draw:circle draw:style-name="gr6" draw:text-style-name="P14" draw:layer="layout" svg:width="0.399cm" svg:height="0.399cm" svg:x="4.28cm" svg:y="15.063cm">
            <text:p/>
          </draw:circle>
          <draw:circle draw:style-name="gr6" draw:text-style-name="P14" draw:layer="layout" svg:width="0.399cm" svg:height="0.399cm" svg:x="5.097cm" svg:y="15.063cm">
            <text:p/>
          </draw:circle>
          <draw:circle draw:style-name="gr6" draw:text-style-name="P14" draw:layer="layout" svg:width="0.399cm" svg:height="0.399cm" svg:x="5.915cm" svg:y="15.063cm">
            <text:p/>
          </draw:circle>
          <draw:circle draw:style-name="gr6" draw:text-style-name="P14" draw:layer="layout" svg:width="0.399cm" svg:height="0.399cm" svg:x="6.732cm" svg:y="15.063cm">
            <text:p/>
          </draw:circle>
          <draw:circle draw:style-name="gr6" draw:text-style-name="P14" draw:layer="layout" svg:width="0.399cm" svg:height="0.399cm" svg:x="7.549cm" svg:y="15.063cm">
            <text:p/>
          </draw:circle>
          <draw:circle draw:style-name="gr6" draw:text-style-name="P14" draw:layer="layout" svg:width="0.399cm" svg:height="0.399cm" svg:x="8.366cm" svg:y="15.063cm">
            <text:p/>
          </draw:circle>
        </draw:g>
        <draw:g>
          <draw:custom-shape draw:style-name="gr7" draw:text-style-name="P14" draw:layer="layout" svg:width="0.865cm" svg:height="0.866cm" svg:x="12.43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3.29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22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08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983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8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7.77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632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87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73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4.671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2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2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284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21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9.075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04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2.488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2.90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3.34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835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4.279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6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136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03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48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89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38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7.825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2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68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43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87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3.29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73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22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4.671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08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2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983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2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8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284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7.77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21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632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9.075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04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90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835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6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48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38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2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2.488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3.34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4.279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136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03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89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7.825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68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23.523cm" svg:y1="8.846cm" svg:x2="23.523cm" svg:y2="16.783cm">
            <text:p/>
          </draw:line>
          <draw:custom-shape draw:style-name="gr7" draw:text-style-name="P14" draw:layer="layout" svg:width="0.579cm" svg:height="0.579cm" svg:x="23.193cm" svg:y="8.55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9.73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0.8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1.9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3.1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4.2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5.3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6.55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9">
        <office:forms form:automatic-focus="false" form:apply-design-mode="false"/>
        <draw:frame presentation:style-name="pr24" draw:layer="layout" svg:width="23.912cm" svg:height="3.257cm" svg:x="2.058cm" svg:y="1.668cm" presentation:class="title">
          <draw:text-box>
            <text:p>Partition Parallelism</text:p>
          </draw:text-box>
        </draw:frame>
        <draw:g>
          <draw:line draw:style-name="gr6" draw:text-style-name="P14" draw:layer="layout" svg:x1="2.852cm" svg:y1="11.994cm" svg:x2="8.554cm" svg:y2="11.994cm">
            <text:p/>
          </draw:line>
          <draw:line draw:style-name="gr6" draw:text-style-name="P14" draw:layer="layout" svg:x1="3.669cm" svg:y1="9.542cm" svg:x2="3.669cm" svg:y2="15.246cm">
            <text:p/>
          </draw:line>
          <draw:circle draw:style-name="gr6" draw:text-style-name="P14" draw:layer="layout" svg:width="0.399cm" svg:height="0.399cm" svg:x="3.463cm" svg:y="11.794cm">
            <text:p/>
          </draw:circle>
          <draw:line draw:style-name="gr6" draw:text-style-name="P14" draw:layer="layout" svg:x1="4.486cm" svg:y1="9.542cm" svg:x2="4.486cm" svg:y2="15.246cm">
            <text:p/>
          </draw:line>
          <draw:line draw:style-name="gr6" draw:text-style-name="P14" draw:layer="layout" svg:x1="5.303cm" svg:y1="9.542cm" svg:x2="5.303cm" svg:y2="15.246cm">
            <text:p/>
          </draw:line>
          <draw:line draw:style-name="gr6" draw:text-style-name="P14" draw:layer="layout" svg:x1="6.121cm" svg:y1="9.542cm" svg:x2="6.121cm" svg:y2="15.246cm">
            <text:p/>
          </draw:line>
          <draw:line draw:style-name="gr6" draw:text-style-name="P14" draw:layer="layout" svg:x1="6.938cm" svg:y1="9.542cm" svg:x2="6.938cm" svg:y2="15.246cm">
            <text:p/>
          </draw:line>
          <draw:line draw:style-name="gr6" draw:text-style-name="P14" draw:layer="layout" svg:x1="7.755cm" svg:y1="9.542cm" svg:x2="7.755cm" svg:y2="15.246cm">
            <text:p/>
          </draw:line>
          <draw:line draw:style-name="gr6" draw:text-style-name="P14" draw:layer="layout" svg:x1="8.572cm" svg:y1="9.542cm" svg:x2="8.572cm" svg:y2="15.246cm">
            <text:p/>
          </draw:line>
          <draw:line draw:style-name="gr6" draw:text-style-name="P14" draw:layer="layout" svg:x1="2.852cm" svg:y1="9.542cm" svg:x2="2.852cm" svg:y2="15.246cm">
            <text:p/>
          </draw:line>
          <draw:line draw:style-name="gr6" draw:text-style-name="P14" draw:layer="layout" svg:x1="2.852cm" svg:y1="9.542cm" svg:x2="8.554cm" svg:y2="9.542cm">
            <text:p/>
          </draw:line>
          <draw:circle draw:style-name="gr6" draw:text-style-name="P14" draw:layer="layout" svg:width="0.399cm" svg:height="0.399cm" svg:x="2.646cm" svg:y="9.343cm">
            <text:p/>
          </draw:circle>
          <draw:circle draw:style-name="gr6" draw:text-style-name="P14" draw:layer="layout" svg:width="0.399cm" svg:height="0.399cm" svg:x="3.463cm" svg:y="9.343cm">
            <text:p/>
          </draw:circle>
          <draw:circle draw:style-name="gr6" draw:text-style-name="P14" draw:layer="layout" svg:width="0.399cm" svg:height="0.399cm" svg:x="4.28cm" svg:y="9.343cm">
            <text:p/>
          </draw:circle>
          <draw:circle draw:style-name="gr6" draw:text-style-name="P14" draw:layer="layout" svg:width="0.399cm" svg:height="0.399cm" svg:x="5.097cm" svg:y="9.343cm">
            <text:p/>
          </draw:circle>
          <draw:circle draw:style-name="gr6" draw:text-style-name="P14" draw:layer="layout" svg:width="0.399cm" svg:height="0.399cm" svg:x="5.915cm" svg:y="9.343cm">
            <text:p/>
          </draw:circle>
          <draw:circle draw:style-name="gr6" draw:text-style-name="P14" draw:layer="layout" svg:width="0.399cm" svg:height="0.399cm" svg:x="6.732cm" svg:y="9.343cm">
            <text:p/>
          </draw:circle>
          <draw:circle draw:style-name="gr6" draw:text-style-name="P14" draw:layer="layout" svg:width="0.399cm" svg:height="0.399cm" svg:x="7.549cm" svg:y="9.343cm">
            <text:p/>
          </draw:circle>
          <draw:circle draw:style-name="gr6" draw:text-style-name="P14" draw:layer="layout" svg:width="0.399cm" svg:height="0.399cm" svg:x="8.366cm" svg:y="9.343cm">
            <text:p/>
          </draw:circle>
          <draw:line draw:style-name="gr6" draw:text-style-name="P14" draw:layer="layout" svg:x1="2.852cm" svg:y1="10.36cm" svg:x2="8.554cm" svg:y2="10.36cm">
            <text:p/>
          </draw:line>
          <draw:circle draw:style-name="gr6" draw:text-style-name="P14" draw:layer="layout" svg:width="0.399cm" svg:height="0.399cm" svg:x="2.646cm" svg:y="10.16cm">
            <text:p/>
          </draw:circle>
          <draw:circle draw:style-name="gr6" draw:text-style-name="P14" draw:layer="layout" svg:width="0.399cm" svg:height="0.399cm" svg:x="3.463cm" svg:y="10.16cm">
            <text:p/>
          </draw:circle>
          <draw:circle draw:style-name="gr6" draw:text-style-name="P14" draw:layer="layout" svg:width="0.399cm" svg:height="0.399cm" svg:x="4.28cm" svg:y="10.16cm">
            <text:p/>
          </draw:circle>
          <draw:circle draw:style-name="gr6" draw:text-style-name="P14" draw:layer="layout" svg:width="0.399cm" svg:height="0.399cm" svg:x="5.097cm" svg:y="10.16cm">
            <text:p/>
          </draw:circle>
          <draw:circle draw:style-name="gr6" draw:text-style-name="P14" draw:layer="layout" svg:width="0.399cm" svg:height="0.399cm" svg:x="5.915cm" svg:y="10.16cm">
            <text:p/>
          </draw:circle>
          <draw:circle draw:style-name="gr6" draw:text-style-name="P14" draw:layer="layout" svg:width="0.399cm" svg:height="0.399cm" svg:x="6.732cm" svg:y="10.16cm">
            <text:p/>
          </draw:circle>
          <draw:circle draw:style-name="gr6" draw:text-style-name="P14" draw:layer="layout" svg:width="0.399cm" svg:height="0.399cm" svg:x="7.549cm" svg:y="10.16cm">
            <text:p/>
          </draw:circle>
          <draw:circle draw:style-name="gr6" draw:text-style-name="P14" draw:layer="layout" svg:width="0.399cm" svg:height="0.399cm" svg:x="8.366cm" svg:y="10.16cm">
            <text:p/>
          </draw:circle>
          <draw:line draw:style-name="gr6" draw:text-style-name="P14" draw:layer="layout" svg:x1="2.852cm" svg:y1="11.177cm" svg:x2="8.554cm" svg:y2="11.177cm">
            <text:p/>
          </draw:line>
          <draw:circle draw:style-name="gr6" draw:text-style-name="P14" draw:layer="layout" svg:width="0.399cm" svg:height="0.399cm" svg:x="2.646cm" svg:y="10.977cm">
            <text:p/>
          </draw:circle>
          <draw:circle draw:style-name="gr6" draw:text-style-name="P14" draw:layer="layout" svg:width="0.399cm" svg:height="0.399cm" svg:x="3.463cm" svg:y="10.977cm">
            <text:p/>
          </draw:circle>
          <draw:circle draw:style-name="gr6" draw:text-style-name="P14" draw:layer="layout" svg:width="0.399cm" svg:height="0.399cm" svg:x="4.28cm" svg:y="10.977cm">
            <text:p/>
          </draw:circle>
          <draw:circle draw:style-name="gr6" draw:text-style-name="P14" draw:layer="layout" svg:width="0.399cm" svg:height="0.399cm" svg:x="5.097cm" svg:y="10.977cm">
            <text:p/>
          </draw:circle>
          <draw:circle draw:style-name="gr6" draw:text-style-name="P14" draw:layer="layout" svg:width="0.399cm" svg:height="0.399cm" svg:x="5.915cm" svg:y="10.977cm">
            <text:p/>
          </draw:circle>
          <draw:circle draw:style-name="gr6" draw:text-style-name="P14" draw:layer="layout" svg:width="0.399cm" svg:height="0.399cm" svg:x="6.732cm" svg:y="10.977cm">
            <text:p/>
          </draw:circle>
          <draw:circle draw:style-name="gr6" draw:text-style-name="P14" draw:layer="layout" svg:width="0.399cm" svg:height="0.399cm" svg:x="7.549cm" svg:y="10.977cm">
            <text:p/>
          </draw:circle>
          <draw:circle draw:style-name="gr6" draw:text-style-name="P14" draw:layer="layout" svg:width="0.399cm" svg:height="0.399cm" svg:x="8.366cm" svg:y="10.977cm">
            <text:p/>
          </draw:circle>
          <draw:circle draw:style-name="gr6" draw:text-style-name="P14" draw:layer="layout" svg:width="0.399cm" svg:height="0.399cm" svg:x="2.646cm" svg:y="11.794cm">
            <text:p/>
          </draw:circle>
          <draw:circle draw:style-name="gr6" draw:text-style-name="P14" draw:layer="layout" svg:width="0.399cm" svg:height="0.399cm" svg:x="4.28cm" svg:y="11.794cm">
            <text:p/>
          </draw:circle>
          <draw:circle draw:style-name="gr6" draw:text-style-name="P14" draw:layer="layout" svg:width="0.399cm" svg:height="0.399cm" svg:x="5.097cm" svg:y="11.794cm">
            <text:p/>
          </draw:circle>
          <draw:circle draw:style-name="gr6" draw:text-style-name="P14" draw:layer="layout" svg:width="0.399cm" svg:height="0.399cm" svg:x="5.915cm" svg:y="11.794cm">
            <text:p/>
          </draw:circle>
          <draw:circle draw:style-name="gr6" draw:text-style-name="P14" draw:layer="layout" svg:width="0.399cm" svg:height="0.399cm" svg:x="6.732cm" svg:y="11.794cm">
            <text:p/>
          </draw:circle>
          <draw:circle draw:style-name="gr6" draw:text-style-name="P14" draw:layer="layout" svg:width="0.399cm" svg:height="0.399cm" svg:x="7.549cm" svg:y="11.794cm">
            <text:p/>
          </draw:circle>
          <draw:circle draw:style-name="gr6" draw:text-style-name="P14" draw:layer="layout" svg:width="0.399cm" svg:height="0.399cm" svg:x="8.366cm" svg:y="11.794cm">
            <text:p/>
          </draw:circle>
          <draw:line draw:style-name="gr6" draw:text-style-name="P14" draw:layer="layout" svg:x1="2.852cm" svg:y1="12.811cm" svg:x2="8.554cm" svg:y2="12.811cm">
            <text:p/>
          </draw:line>
          <draw:circle draw:style-name="gr6" draw:text-style-name="P14" draw:layer="layout" svg:width="0.399cm" svg:height="0.399cm" svg:x="2.646cm" svg:y="12.612cm">
            <text:p/>
          </draw:circle>
          <draw:circle draw:style-name="gr6" draw:text-style-name="P14" draw:layer="layout" svg:width="0.399cm" svg:height="0.399cm" svg:x="3.463cm" svg:y="12.612cm">
            <text:p/>
          </draw:circle>
          <draw:circle draw:style-name="gr6" draw:text-style-name="P14" draw:layer="layout" svg:width="0.399cm" svg:height="0.399cm" svg:x="4.28cm" svg:y="12.612cm">
            <text:p/>
          </draw:circle>
          <draw:circle draw:style-name="gr6" draw:text-style-name="P14" draw:layer="layout" svg:width="0.399cm" svg:height="0.399cm" svg:x="5.097cm" svg:y="12.612cm">
            <text:p/>
          </draw:circle>
          <draw:circle draw:style-name="gr6" draw:text-style-name="P14" draw:layer="layout" svg:width="0.399cm" svg:height="0.399cm" svg:x="5.915cm" svg:y="12.612cm">
            <text:p/>
          </draw:circle>
          <draw:circle draw:style-name="gr6" draw:text-style-name="P14" draw:layer="layout" svg:width="0.399cm" svg:height="0.399cm" svg:x="6.732cm" svg:y="12.612cm">
            <text:p/>
          </draw:circle>
          <draw:circle draw:style-name="gr6" draw:text-style-name="P14" draw:layer="layout" svg:width="0.399cm" svg:height="0.399cm" svg:x="7.549cm" svg:y="12.612cm">
            <text:p/>
          </draw:circle>
          <draw:circle draw:style-name="gr6" draw:text-style-name="P14" draw:layer="layout" svg:width="0.399cm" svg:height="0.399cm" svg:x="8.366cm" svg:y="12.612cm">
            <text:p/>
          </draw:circle>
          <draw:line draw:style-name="gr6" draw:text-style-name="P14" draw:layer="layout" svg:x1="2.852cm" svg:y1="13.628cm" svg:x2="8.554cm" svg:y2="13.628cm">
            <text:p/>
          </draw:line>
          <draw:circle draw:style-name="gr6" draw:text-style-name="P14" draw:layer="layout" svg:width="0.399cm" svg:height="0.399cm" svg:x="2.646cm" svg:y="13.429cm">
            <text:p/>
          </draw:circle>
          <draw:circle draw:style-name="gr6" draw:text-style-name="P14" draw:layer="layout" svg:width="0.399cm" svg:height="0.399cm" svg:x="3.463cm" svg:y="13.429cm">
            <text:p/>
          </draw:circle>
          <draw:circle draw:style-name="gr6" draw:text-style-name="P14" draw:layer="layout" svg:width="0.399cm" svg:height="0.399cm" svg:x="4.28cm" svg:y="13.429cm">
            <text:p/>
          </draw:circle>
          <draw:circle draw:style-name="gr6" draw:text-style-name="P14" draw:layer="layout" svg:width="0.399cm" svg:height="0.399cm" svg:x="5.097cm" svg:y="13.429cm">
            <text:p/>
          </draw:circle>
          <draw:circle draw:style-name="gr6" draw:text-style-name="P14" draw:layer="layout" svg:width="0.399cm" svg:height="0.399cm" svg:x="5.915cm" svg:y="13.429cm">
            <text:p/>
          </draw:circle>
          <draw:circle draw:style-name="gr6" draw:text-style-name="P14" draw:layer="layout" svg:width="0.399cm" svg:height="0.399cm" svg:x="6.732cm" svg:y="13.429cm">
            <text:p/>
          </draw:circle>
          <draw:circle draw:style-name="gr6" draw:text-style-name="P14" draw:layer="layout" svg:width="0.399cm" svg:height="0.399cm" svg:x="7.549cm" svg:y="13.429cm">
            <text:p/>
          </draw:circle>
          <draw:circle draw:style-name="gr6" draw:text-style-name="P14" draw:layer="layout" svg:width="0.399cm" svg:height="0.399cm" svg:x="8.366cm" svg:y="13.429cm">
            <text:p/>
          </draw:circle>
          <draw:line draw:style-name="gr6" draw:text-style-name="P14" draw:layer="layout" svg:x1="2.852cm" svg:y1="14.445cm" svg:x2="8.554cm" svg:y2="14.445cm">
            <text:p/>
          </draw:line>
          <draw:circle draw:style-name="gr6" draw:text-style-name="P14" draw:layer="layout" svg:width="0.399cm" svg:height="0.399cm" svg:x="2.646cm" svg:y="14.246cm">
            <text:p/>
          </draw:circle>
          <draw:circle draw:style-name="gr6" draw:text-style-name="P14" draw:layer="layout" svg:width="0.399cm" svg:height="0.399cm" svg:x="3.463cm" svg:y="14.246cm">
            <text:p/>
          </draw:circle>
          <draw:circle draw:style-name="gr6" draw:text-style-name="P14" draw:layer="layout" svg:width="0.399cm" svg:height="0.399cm" svg:x="4.28cm" svg:y="14.246cm">
            <text:p/>
          </draw:circle>
          <draw:circle draw:style-name="gr6" draw:text-style-name="P14" draw:layer="layout" svg:width="0.399cm" svg:height="0.399cm" svg:x="5.097cm" svg:y="14.246cm">
            <text:p/>
          </draw:circle>
          <draw:circle draw:style-name="gr6" draw:text-style-name="P14" draw:layer="layout" svg:width="0.399cm" svg:height="0.399cm" svg:x="5.915cm" svg:y="14.246cm">
            <text:p/>
          </draw:circle>
          <draw:circle draw:style-name="gr6" draw:text-style-name="P14" draw:layer="layout" svg:width="0.399cm" svg:height="0.399cm" svg:x="6.732cm" svg:y="14.246cm">
            <text:p/>
          </draw:circle>
          <draw:circle draw:style-name="gr6" draw:text-style-name="P14" draw:layer="layout" svg:width="0.399cm" svg:height="0.399cm" svg:x="7.549cm" svg:y="14.246cm">
            <text:p/>
          </draw:circle>
          <draw:circle draw:style-name="gr6" draw:text-style-name="P14" draw:layer="layout" svg:width="0.399cm" svg:height="0.399cm" svg:x="8.366cm" svg:y="14.246cm">
            <text:p/>
          </draw:circle>
          <draw:line draw:style-name="gr6" draw:text-style-name="P14" draw:layer="layout" svg:x1="2.852cm" svg:y1="15.263cm" svg:x2="8.554cm" svg:y2="15.263cm">
            <text:p/>
          </draw:line>
          <draw:circle draw:style-name="gr6" draw:text-style-name="P14" draw:layer="layout" svg:width="0.399cm" svg:height="0.399cm" svg:x="2.646cm" svg:y="15.063cm">
            <text:p/>
          </draw:circle>
          <draw:circle draw:style-name="gr6" draw:text-style-name="P14" draw:layer="layout" svg:width="0.399cm" svg:height="0.399cm" svg:x="3.463cm" svg:y="15.063cm">
            <text:p/>
          </draw:circle>
          <draw:circle draw:style-name="gr6" draw:text-style-name="P14" draw:layer="layout" svg:width="0.399cm" svg:height="0.399cm" svg:x="4.28cm" svg:y="15.063cm">
            <text:p/>
          </draw:circle>
          <draw:circle draw:style-name="gr6" draw:text-style-name="P14" draw:layer="layout" svg:width="0.399cm" svg:height="0.399cm" svg:x="5.097cm" svg:y="15.063cm">
            <text:p/>
          </draw:circle>
          <draw:circle draw:style-name="gr6" draw:text-style-name="P14" draw:layer="layout" svg:width="0.399cm" svg:height="0.399cm" svg:x="5.915cm" svg:y="15.063cm">
            <text:p/>
          </draw:circle>
          <draw:circle draw:style-name="gr6" draw:text-style-name="P14" draw:layer="layout" svg:width="0.399cm" svg:height="0.399cm" svg:x="6.732cm" svg:y="15.063cm">
            <text:p/>
          </draw:circle>
          <draw:circle draw:style-name="gr6" draw:text-style-name="P14" draw:layer="layout" svg:width="0.399cm" svg:height="0.399cm" svg:x="7.549cm" svg:y="15.063cm">
            <text:p/>
          </draw:circle>
          <draw:circle draw:style-name="gr6" draw:text-style-name="P14" draw:layer="layout" svg:width="0.399cm" svg:height="0.399cm" svg:x="8.366cm" svg:y="15.063cm">
            <text:p/>
          </draw:circle>
        </draw:g>
        <draw:g>
          <draw:custom-shape draw:style-name="gr7" draw:text-style-name="P14" draw:layer="layout" svg:width="0.865cm" svg:height="0.866cm" svg:x="12.43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3.29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22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08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983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8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7.77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632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87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73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4.671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2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2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284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21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9.075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04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2.488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2.90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3.34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835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4.279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6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136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03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48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89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38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7.825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2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68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43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87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3.29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73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22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4.671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08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2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983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2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8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284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7.77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21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632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9.075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04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90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835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6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48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38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2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2.488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3.34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4.279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136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03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89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7.825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68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23.523cm" svg:y1="8.846cm" svg:x2="23.523cm" svg:y2="16.783cm">
            <text:p/>
          </draw:line>
          <draw:custom-shape draw:style-name="gr7" draw:text-style-name="P14" draw:layer="layout" svg:width="0.579cm" svg:height="0.579cm" svg:x="23.193cm" svg:y="8.55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9.73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0.8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1.9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3.1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4.2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5.3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6.55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1" draw:text-style-name="P14" draw:layer="layout" svg:x1="5.787cm" svg:y1="8.64cm" svg:x2="5.787cm" svg:y2="16.164cm">
          <text:p/>
        </draw:line>
        <draw:line draw:style-name="gr11" draw:text-style-name="P14" draw:layer="layout" svg:x1="17.9cm" svg:y1="9.03cm" svg:x2="13.684cm" svg:y2="16.908cm">
          <text:p/>
        </draw:line>
        <draw:line draw:style-name="gr11" draw:text-style-name="P14" draw:layer="layout" svg:x1="25.053cm" svg:y1="12.857cm" svg:x2="21.953cm" svg:y2="12.847cm">
          <text:p/>
        </draw:line>
        <draw:frame draw:style-name="gr2" draw:layer="layout" svg:width="11.284cm" svg:height="0.963cm" svg:x="2.646cm" svg:y="17.363cm">
          <draw:text-box>
            <text:p>Load balance work between partitions.</text:p>
          </draw:text-box>
        </draw:frame>
        <draw:frame draw:style-name="gr2" draw:layer="layout" svg:width="5.226cm" svg:height="0.963cm" svg:x="2.646cm" svg:y="18.893cm">
          <draw:text-box>
            <text:p>Minimize cut set.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2" draw:text-style-name="P1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9">
        <office:forms form:automatic-focus="false" form:apply-design-mode="false"/>
        <draw:frame presentation:style-name="pr24" draw:layer="layout" svg:width="23.912cm" svg:height="3.257cm" svg:x="2.058cm" svg:y="1.668cm" presentation:class="title">
          <draw:text-box>
            <text:p>Partition Parallelism</text:p>
          </draw:text-box>
        </draw:frame>
        <draw:g>
          <draw:line draw:style-name="gr6" draw:text-style-name="P14" draw:layer="layout" svg:x1="2.852cm" svg:y1="11.994cm" svg:x2="8.554cm" svg:y2="11.994cm">
            <text:p/>
          </draw:line>
          <draw:line draw:style-name="gr6" draw:text-style-name="P14" draw:layer="layout" svg:x1="3.669cm" svg:y1="9.542cm" svg:x2="3.669cm" svg:y2="15.246cm">
            <text:p/>
          </draw:line>
          <draw:circle draw:style-name="gr6" draw:text-style-name="P14" draw:layer="layout" svg:width="0.399cm" svg:height="0.399cm" svg:x="3.463cm" svg:y="11.794cm">
            <text:p/>
          </draw:circle>
          <draw:line draw:style-name="gr6" draw:text-style-name="P14" draw:layer="layout" svg:x1="4.486cm" svg:y1="9.542cm" svg:x2="4.486cm" svg:y2="15.246cm">
            <text:p/>
          </draw:line>
          <draw:line draw:style-name="gr6" draw:text-style-name="P14" draw:layer="layout" svg:x1="5.303cm" svg:y1="9.542cm" svg:x2="5.303cm" svg:y2="15.246cm">
            <text:p/>
          </draw:line>
          <draw:line draw:style-name="gr6" draw:text-style-name="P14" draw:layer="layout" svg:x1="6.121cm" svg:y1="9.542cm" svg:x2="6.121cm" svg:y2="15.246cm">
            <text:p/>
          </draw:line>
          <draw:line draw:style-name="gr6" draw:text-style-name="P14" draw:layer="layout" svg:x1="6.938cm" svg:y1="9.542cm" svg:x2="6.938cm" svg:y2="15.246cm">
            <text:p/>
          </draw:line>
          <draw:line draw:style-name="gr6" draw:text-style-name="P14" draw:layer="layout" svg:x1="7.755cm" svg:y1="9.542cm" svg:x2="7.755cm" svg:y2="15.246cm">
            <text:p/>
          </draw:line>
          <draw:line draw:style-name="gr6" draw:text-style-name="P14" draw:layer="layout" svg:x1="8.572cm" svg:y1="9.542cm" svg:x2="8.572cm" svg:y2="15.246cm">
            <text:p/>
          </draw:line>
          <draw:line draw:style-name="gr6" draw:text-style-name="P14" draw:layer="layout" svg:x1="2.852cm" svg:y1="9.542cm" svg:x2="2.852cm" svg:y2="15.246cm">
            <text:p/>
          </draw:line>
          <draw:line draw:style-name="gr6" draw:text-style-name="P14" draw:layer="layout" svg:x1="2.852cm" svg:y1="9.542cm" svg:x2="8.554cm" svg:y2="9.542cm">
            <text:p/>
          </draw:line>
          <draw:circle draw:style-name="gr6" draw:text-style-name="P14" draw:layer="layout" svg:width="0.399cm" svg:height="0.399cm" svg:x="2.646cm" svg:y="9.343cm">
            <text:p/>
          </draw:circle>
          <draw:circle draw:style-name="gr6" draw:text-style-name="P14" draw:layer="layout" svg:width="0.399cm" svg:height="0.399cm" svg:x="3.463cm" svg:y="9.343cm">
            <text:p/>
          </draw:circle>
          <draw:circle draw:style-name="gr6" draw:text-style-name="P14" draw:layer="layout" svg:width="0.399cm" svg:height="0.399cm" svg:x="4.28cm" svg:y="9.343cm">
            <text:p/>
          </draw:circle>
          <draw:circle draw:style-name="gr6" draw:text-style-name="P14" draw:layer="layout" svg:width="0.399cm" svg:height="0.399cm" svg:x="5.097cm" svg:y="9.343cm">
            <text:p/>
          </draw:circle>
          <draw:circle draw:style-name="gr6" draw:text-style-name="P14" draw:layer="layout" svg:width="0.399cm" svg:height="0.399cm" svg:x="5.915cm" svg:y="9.343cm">
            <text:p/>
          </draw:circle>
          <draw:circle draw:style-name="gr6" draw:text-style-name="P14" draw:layer="layout" svg:width="0.399cm" svg:height="0.399cm" svg:x="6.732cm" svg:y="9.343cm">
            <text:p/>
          </draw:circle>
          <draw:circle draw:style-name="gr6" draw:text-style-name="P14" draw:layer="layout" svg:width="0.399cm" svg:height="0.399cm" svg:x="7.549cm" svg:y="9.343cm">
            <text:p/>
          </draw:circle>
          <draw:circle draw:style-name="gr6" draw:text-style-name="P14" draw:layer="layout" svg:width="0.399cm" svg:height="0.399cm" svg:x="8.366cm" svg:y="9.343cm">
            <text:p/>
          </draw:circle>
          <draw:line draw:style-name="gr6" draw:text-style-name="P14" draw:layer="layout" svg:x1="2.852cm" svg:y1="10.36cm" svg:x2="8.554cm" svg:y2="10.36cm">
            <text:p/>
          </draw:line>
          <draw:circle draw:style-name="gr6" draw:text-style-name="P14" draw:layer="layout" svg:width="0.399cm" svg:height="0.399cm" svg:x="2.646cm" svg:y="10.16cm">
            <text:p/>
          </draw:circle>
          <draw:circle draw:style-name="gr6" draw:text-style-name="P14" draw:layer="layout" svg:width="0.399cm" svg:height="0.399cm" svg:x="3.463cm" svg:y="10.16cm">
            <text:p/>
          </draw:circle>
          <draw:circle draw:style-name="gr6" draw:text-style-name="P14" draw:layer="layout" svg:width="0.399cm" svg:height="0.399cm" svg:x="4.28cm" svg:y="10.16cm">
            <text:p/>
          </draw:circle>
          <draw:circle draw:style-name="gr6" draw:text-style-name="P14" draw:layer="layout" svg:width="0.399cm" svg:height="0.399cm" svg:x="5.097cm" svg:y="10.16cm">
            <text:p/>
          </draw:circle>
          <draw:circle draw:style-name="gr6" draw:text-style-name="P14" draw:layer="layout" svg:width="0.399cm" svg:height="0.399cm" svg:x="5.915cm" svg:y="10.16cm">
            <text:p/>
          </draw:circle>
          <draw:circle draw:style-name="gr6" draw:text-style-name="P14" draw:layer="layout" svg:width="0.399cm" svg:height="0.399cm" svg:x="6.732cm" svg:y="10.16cm">
            <text:p/>
          </draw:circle>
          <draw:circle draw:style-name="gr6" draw:text-style-name="P14" draw:layer="layout" svg:width="0.399cm" svg:height="0.399cm" svg:x="7.549cm" svg:y="10.16cm">
            <text:p/>
          </draw:circle>
          <draw:circle draw:style-name="gr6" draw:text-style-name="P14" draw:layer="layout" svg:width="0.399cm" svg:height="0.399cm" svg:x="8.366cm" svg:y="10.16cm">
            <text:p/>
          </draw:circle>
          <draw:line draw:style-name="gr6" draw:text-style-name="P14" draw:layer="layout" svg:x1="2.852cm" svg:y1="11.177cm" svg:x2="8.554cm" svg:y2="11.177cm">
            <text:p/>
          </draw:line>
          <draw:circle draw:style-name="gr6" draw:text-style-name="P14" draw:layer="layout" svg:width="0.399cm" svg:height="0.399cm" svg:x="2.646cm" svg:y="10.977cm">
            <text:p/>
          </draw:circle>
          <draw:circle draw:style-name="gr6" draw:text-style-name="P14" draw:layer="layout" svg:width="0.399cm" svg:height="0.399cm" svg:x="3.463cm" svg:y="10.977cm">
            <text:p/>
          </draw:circle>
          <draw:circle draw:style-name="gr6" draw:text-style-name="P14" draw:layer="layout" svg:width="0.399cm" svg:height="0.399cm" svg:x="4.28cm" svg:y="10.977cm">
            <text:p/>
          </draw:circle>
          <draw:circle draw:style-name="gr6" draw:text-style-name="P14" draw:layer="layout" svg:width="0.399cm" svg:height="0.399cm" svg:x="5.097cm" svg:y="10.977cm">
            <text:p/>
          </draw:circle>
          <draw:circle draw:style-name="gr6" draw:text-style-name="P14" draw:layer="layout" svg:width="0.399cm" svg:height="0.399cm" svg:x="5.915cm" svg:y="10.977cm">
            <text:p/>
          </draw:circle>
          <draw:circle draw:style-name="gr6" draw:text-style-name="P14" draw:layer="layout" svg:width="0.399cm" svg:height="0.399cm" svg:x="6.732cm" svg:y="10.977cm">
            <text:p/>
          </draw:circle>
          <draw:circle draw:style-name="gr6" draw:text-style-name="P14" draw:layer="layout" svg:width="0.399cm" svg:height="0.399cm" svg:x="7.549cm" svg:y="10.977cm">
            <text:p/>
          </draw:circle>
          <draw:circle draw:style-name="gr6" draw:text-style-name="P14" draw:layer="layout" svg:width="0.399cm" svg:height="0.399cm" svg:x="8.366cm" svg:y="10.977cm">
            <text:p/>
          </draw:circle>
          <draw:circle draw:style-name="gr6" draw:text-style-name="P14" draw:layer="layout" svg:width="0.399cm" svg:height="0.399cm" svg:x="2.646cm" svg:y="11.794cm">
            <text:p/>
          </draw:circle>
          <draw:circle draw:style-name="gr6" draw:text-style-name="P14" draw:layer="layout" svg:width="0.399cm" svg:height="0.399cm" svg:x="4.28cm" svg:y="11.794cm">
            <text:p/>
          </draw:circle>
          <draw:circle draw:style-name="gr6" draw:text-style-name="P14" draw:layer="layout" svg:width="0.399cm" svg:height="0.399cm" svg:x="5.097cm" svg:y="11.794cm">
            <text:p/>
          </draw:circle>
          <draw:circle draw:style-name="gr6" draw:text-style-name="P14" draw:layer="layout" svg:width="0.399cm" svg:height="0.399cm" svg:x="5.915cm" svg:y="11.794cm">
            <text:p/>
          </draw:circle>
          <draw:circle draw:style-name="gr6" draw:text-style-name="P14" draw:layer="layout" svg:width="0.399cm" svg:height="0.399cm" svg:x="6.732cm" svg:y="11.794cm">
            <text:p/>
          </draw:circle>
          <draw:circle draw:style-name="gr6" draw:text-style-name="P14" draw:layer="layout" svg:width="0.399cm" svg:height="0.399cm" svg:x="7.549cm" svg:y="11.794cm">
            <text:p/>
          </draw:circle>
          <draw:circle draw:style-name="gr6" draw:text-style-name="P14" draw:layer="layout" svg:width="0.399cm" svg:height="0.399cm" svg:x="8.366cm" svg:y="11.794cm">
            <text:p/>
          </draw:circle>
          <draw:line draw:style-name="gr6" draw:text-style-name="P14" draw:layer="layout" svg:x1="2.852cm" svg:y1="12.811cm" svg:x2="8.554cm" svg:y2="12.811cm">
            <text:p/>
          </draw:line>
          <draw:circle draw:style-name="gr6" draw:text-style-name="P14" draw:layer="layout" svg:width="0.399cm" svg:height="0.399cm" svg:x="2.646cm" svg:y="12.612cm">
            <text:p/>
          </draw:circle>
          <draw:circle draw:style-name="gr6" draw:text-style-name="P14" draw:layer="layout" svg:width="0.399cm" svg:height="0.399cm" svg:x="3.463cm" svg:y="12.612cm">
            <text:p/>
          </draw:circle>
          <draw:circle draw:style-name="gr6" draw:text-style-name="P14" draw:layer="layout" svg:width="0.399cm" svg:height="0.399cm" svg:x="4.28cm" svg:y="12.612cm">
            <text:p/>
          </draw:circle>
          <draw:circle draw:style-name="gr6" draw:text-style-name="P14" draw:layer="layout" svg:width="0.399cm" svg:height="0.399cm" svg:x="5.097cm" svg:y="12.612cm">
            <text:p/>
          </draw:circle>
          <draw:circle draw:style-name="gr6" draw:text-style-name="P14" draw:layer="layout" svg:width="0.399cm" svg:height="0.399cm" svg:x="5.915cm" svg:y="12.612cm">
            <text:p/>
          </draw:circle>
          <draw:circle draw:style-name="gr6" draw:text-style-name="P14" draw:layer="layout" svg:width="0.399cm" svg:height="0.399cm" svg:x="6.732cm" svg:y="12.612cm">
            <text:p/>
          </draw:circle>
          <draw:circle draw:style-name="gr6" draw:text-style-name="P14" draw:layer="layout" svg:width="0.399cm" svg:height="0.399cm" svg:x="7.549cm" svg:y="12.612cm">
            <text:p/>
          </draw:circle>
          <draw:circle draw:style-name="gr6" draw:text-style-name="P14" draw:layer="layout" svg:width="0.399cm" svg:height="0.399cm" svg:x="8.366cm" svg:y="12.612cm">
            <text:p/>
          </draw:circle>
          <draw:line draw:style-name="gr6" draw:text-style-name="P14" draw:layer="layout" svg:x1="2.852cm" svg:y1="13.628cm" svg:x2="8.554cm" svg:y2="13.628cm">
            <text:p/>
          </draw:line>
          <draw:circle draw:style-name="gr6" draw:text-style-name="P14" draw:layer="layout" svg:width="0.399cm" svg:height="0.399cm" svg:x="2.646cm" svg:y="13.429cm">
            <text:p/>
          </draw:circle>
          <draw:circle draw:style-name="gr6" draw:text-style-name="P14" draw:layer="layout" svg:width="0.399cm" svg:height="0.399cm" svg:x="3.463cm" svg:y="13.429cm">
            <text:p/>
          </draw:circle>
          <draw:circle draw:style-name="gr6" draw:text-style-name="P14" draw:layer="layout" svg:width="0.399cm" svg:height="0.399cm" svg:x="4.28cm" svg:y="13.429cm">
            <text:p/>
          </draw:circle>
          <draw:circle draw:style-name="gr6" draw:text-style-name="P14" draw:layer="layout" svg:width="0.399cm" svg:height="0.399cm" svg:x="5.097cm" svg:y="13.429cm">
            <text:p/>
          </draw:circle>
          <draw:circle draw:style-name="gr6" draw:text-style-name="P14" draw:layer="layout" svg:width="0.399cm" svg:height="0.399cm" svg:x="5.915cm" svg:y="13.429cm">
            <text:p/>
          </draw:circle>
          <draw:circle draw:style-name="gr6" draw:text-style-name="P14" draw:layer="layout" svg:width="0.399cm" svg:height="0.399cm" svg:x="6.732cm" svg:y="13.429cm">
            <text:p/>
          </draw:circle>
          <draw:circle draw:style-name="gr6" draw:text-style-name="P14" draw:layer="layout" svg:width="0.399cm" svg:height="0.399cm" svg:x="7.549cm" svg:y="13.429cm">
            <text:p/>
          </draw:circle>
          <draw:circle draw:style-name="gr6" draw:text-style-name="P14" draw:layer="layout" svg:width="0.399cm" svg:height="0.399cm" svg:x="8.366cm" svg:y="13.429cm">
            <text:p/>
          </draw:circle>
          <draw:line draw:style-name="gr6" draw:text-style-name="P14" draw:layer="layout" svg:x1="2.852cm" svg:y1="14.445cm" svg:x2="8.554cm" svg:y2="14.445cm">
            <text:p/>
          </draw:line>
          <draw:circle draw:style-name="gr6" draw:text-style-name="P14" draw:layer="layout" svg:width="0.399cm" svg:height="0.399cm" svg:x="2.646cm" svg:y="14.246cm">
            <text:p/>
          </draw:circle>
          <draw:circle draw:style-name="gr6" draw:text-style-name="P14" draw:layer="layout" svg:width="0.399cm" svg:height="0.399cm" svg:x="3.463cm" svg:y="14.246cm">
            <text:p/>
          </draw:circle>
          <draw:circle draw:style-name="gr6" draw:text-style-name="P14" draw:layer="layout" svg:width="0.399cm" svg:height="0.399cm" svg:x="4.28cm" svg:y="14.246cm">
            <text:p/>
          </draw:circle>
          <draw:circle draw:style-name="gr6" draw:text-style-name="P14" draw:layer="layout" svg:width="0.399cm" svg:height="0.399cm" svg:x="5.097cm" svg:y="14.246cm">
            <text:p/>
          </draw:circle>
          <draw:circle draw:style-name="gr6" draw:text-style-name="P14" draw:layer="layout" svg:width="0.399cm" svg:height="0.399cm" svg:x="5.915cm" svg:y="14.246cm">
            <text:p/>
          </draw:circle>
          <draw:circle draw:style-name="gr6" draw:text-style-name="P14" draw:layer="layout" svg:width="0.399cm" svg:height="0.399cm" svg:x="6.732cm" svg:y="14.246cm">
            <text:p/>
          </draw:circle>
          <draw:circle draw:style-name="gr6" draw:text-style-name="P14" draw:layer="layout" svg:width="0.399cm" svg:height="0.399cm" svg:x="7.549cm" svg:y="14.246cm">
            <text:p/>
          </draw:circle>
          <draw:circle draw:style-name="gr6" draw:text-style-name="P14" draw:layer="layout" svg:width="0.399cm" svg:height="0.399cm" svg:x="8.366cm" svg:y="14.246cm">
            <text:p/>
          </draw:circle>
          <draw:line draw:style-name="gr6" draw:text-style-name="P14" draw:layer="layout" svg:x1="2.852cm" svg:y1="15.263cm" svg:x2="8.554cm" svg:y2="15.263cm">
            <text:p/>
          </draw:line>
          <draw:circle draw:style-name="gr6" draw:text-style-name="P14" draw:layer="layout" svg:width="0.399cm" svg:height="0.399cm" svg:x="2.646cm" svg:y="15.063cm">
            <text:p/>
          </draw:circle>
          <draw:circle draw:style-name="gr6" draw:text-style-name="P14" draw:layer="layout" svg:width="0.399cm" svg:height="0.399cm" svg:x="3.463cm" svg:y="15.063cm">
            <text:p/>
          </draw:circle>
          <draw:circle draw:style-name="gr6" draw:text-style-name="P14" draw:layer="layout" svg:width="0.399cm" svg:height="0.399cm" svg:x="4.28cm" svg:y="15.063cm">
            <text:p/>
          </draw:circle>
          <draw:circle draw:style-name="gr6" draw:text-style-name="P14" draw:layer="layout" svg:width="0.399cm" svg:height="0.399cm" svg:x="5.097cm" svg:y="15.063cm">
            <text:p/>
          </draw:circle>
          <draw:circle draw:style-name="gr6" draw:text-style-name="P14" draw:layer="layout" svg:width="0.399cm" svg:height="0.399cm" svg:x="5.915cm" svg:y="15.063cm">
            <text:p/>
          </draw:circle>
          <draw:circle draw:style-name="gr6" draw:text-style-name="P14" draw:layer="layout" svg:width="0.399cm" svg:height="0.399cm" svg:x="6.732cm" svg:y="15.063cm">
            <text:p/>
          </draw:circle>
          <draw:circle draw:style-name="gr6" draw:text-style-name="P14" draw:layer="layout" svg:width="0.399cm" svg:height="0.399cm" svg:x="7.549cm" svg:y="15.063cm">
            <text:p/>
          </draw:circle>
          <draw:circle draw:style-name="gr6" draw:text-style-name="P14" draw:layer="layout" svg:width="0.399cm" svg:height="0.399cm" svg:x="8.366cm" svg:y="15.063cm">
            <text:p/>
          </draw:circle>
        </draw:g>
        <draw:g>
          <draw:custom-shape draw:style-name="gr7" draw:text-style-name="P14" draw:layer="layout" svg:width="0.865cm" svg:height="0.866cm" svg:x="12.43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3.29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227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08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5.983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84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7.775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632cm" svg:y="9.46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9.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0.2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87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73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4.671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29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2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284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217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1.0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9.075cm" svg:y="11.0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04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2.488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2.90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3.34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835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4.279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4.6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136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9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034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48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89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382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7.825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8.24cm" svg:y="11.7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682cm" svg:y="11.81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43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2.87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3.29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3.73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227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4.671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08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529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5.983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42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6.84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7.284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7.775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217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632cm" svg:y="12.6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9.075cm" svg:y="12.6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2.04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2.488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90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3.34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3.835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4.279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6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136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5.59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034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448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6.89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7.382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7.825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24cm" svg:y="13.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8.682cm" svg:y="13.3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2.43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87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3.29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73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4.227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4.671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08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29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5cm" svg:x="15.983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2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5cm" svg:x="16.84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284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7.775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8.217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5cm" svg:x="18.632cm" svg:y="14.20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9.075cm" svg:y="14.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2.04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2.488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2.90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3.34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3.835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4.279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4.6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6cm" svg:x="15.136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5.59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6.034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4cm" svg:x="16.448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6.89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4cm" svg:x="17.382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5cm" svg:height="0.866cm" svg:x="17.825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4cm" svg:height="0.864cm" svg:x="18.24cm" svg:y="14.9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4" draw:layer="layout" svg:width="0.866cm" svg:height="0.866cm" svg:x="18.682cm" svg:y="14.9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23.523cm" svg:y1="8.846cm" svg:x2="23.523cm" svg:y2="16.783cm">
            <text:p/>
          </draw:line>
          <draw:custom-shape draw:style-name="gr7" draw:text-style-name="P14" draw:layer="layout" svg:width="0.579cm" svg:height="0.579cm" svg:x="23.193cm" svg:y="8.55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9.73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0.8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1.9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3.11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4.29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5.3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7" draw:text-style-name="P14" draw:layer="layout" svg:width="0.579cm" svg:height="0.579cm" svg:x="23.193cm" svg:y="16.55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1" draw:text-style-name="P14" draw:layer="layout" svg:x1="5.787cm" svg:y1="8.64cm" svg:x2="5.787cm" svg:y2="16.164cm">
          <text:p/>
        </draw:line>
        <draw:line draw:style-name="gr11" draw:text-style-name="P14" draw:layer="layout" svg:x1="17.9cm" svg:y1="9.03cm" svg:x2="13.684cm" svg:y2="16.908cm">
          <text:p/>
        </draw:line>
        <draw:line draw:style-name="gr11" draw:text-style-name="P14" draw:layer="layout" svg:x1="25.052cm" svg:y1="12.857cm" svg:x2="21.952cm" svg:y2="12.847cm">
          <text:p/>
        </draw:line>
        <draw:frame draw:style-name="gr2" draw:text-style-name="P18" draw:layer="layout" svg:width="11.284cm" svg:height="0.963cm" svg:x="2.646cm" svg:y="17.363cm">
          <draw:text-box>
            <text:p><text:span text:style-name="T6">Load balance work between partitions.</text:span></text:p>
          </draw:text-box>
        </draw:frame>
        <draw:frame draw:style-name="gr2" draw:text-style-name="P18" draw:layer="layout" svg:width="5.226cm" svg:height="0.963cm" svg:x="2.646cm" svg:y="18.893cm">
          <draw:text-box>
            <text:p><text:span text:style-name="T6">Minimize cut set.</text:span></text:p>
          </draw:text-box>
        </draw:frame>
        <draw:line draw:style-name="gr11" draw:text-style-name="P14" draw:layer="layout" svg:x1="9.882cm" svg:y1="12.444cm" svg:x2="1.447cm" svg:y2="12.461cm">
          <text:p/>
        </draw:line>
        <draw:line draw:style-name="gr11" draw:text-style-name="P14" draw:layer="layout" svg:x1="20.051cm" svg:y1="12.255cm" svg:x2="11.616cm" svg:y2="12.272cm">
          <text:p/>
        </draw:line>
        <draw:line draw:style-name="gr11" draw:text-style-name="P14" draw:layer="layout" svg:x1="25.052cm" svg:y1="15.107cm" svg:x2="21.952cm" svg:y2="15.097cm">
          <text:p/>
        </draw:line>
        <draw:line draw:style-name="gr11" draw:text-style-name="P14" draw:layer="layout" svg:x1="25.052cm" svg:y1="10.702cm" svg:x2="21.952cm" svg:y2="10.692cm">
          <text:p/>
        </draw:lin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2" draw:text-style-name="P1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3T1">
        <office:forms form:automatic-focus="false" form:apply-design-mode="false"/>
        <draw:frame presentation:style-name="pr24" draw:layer="layout" svg:width="23.912cm" svg:height="3.257cm" svg:x="2.058cm" svg:y="1.668cm" presentation:class="title">
          <draw:text-box>
            <text:p>So where do we stand?</text:p>
          </draw:text-box>
        </draw:frame>
        <draw:frame presentation:style-name="pr27" draw:layer="layout" svg:width="23.656cm" svg:height="12.661cm" svg:x="2.418cm" svg:y="6.757cm" presentation:class="outline" presentation:user-transformed="true">
          <draw:text-box>
            <text:list text:style-name="L5">
              <text:list-item>
                <text:p>Some code contains sequential control dependencies ( not needed for parallelism)</text:p>
              </text:list-item>
              <text:list-item>
                <text:p>Some code contains dependencies that can be converted to dependencies that are more amenable to parallelism.</text:p>
              </text:list-item>
              <text:list-item>
                <text:p>Some code contains dependencies that can not be parallelized.</text:p>
                <text:p/>
              </text:list-item>
              <text:list-item>
                <text:p>The trick is to recognize and exploit all possible recognizable parallelism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4T11">
        <office:forms form:automatic-focus="false" form:apply-design-mode="false"/>
        <draw:frame presentation:style-name="pr23" draw:text-style-name="P1" draw:layer="layout" svg:width="23.912cm" svg:height="3.257cm" svg:x="2.058cm" svg:y="1.668cm" presentation:class="title">
          <draw:text-box>
            <text:p text:style-name="P1">Amdahl's Law</text:p>
          </draw:text-box>
        </draw:frame>
        <draw:frame draw:style-name="gr12" draw:text-style-name="P19" draw:layer="layout" svg:width="6.391cm" svg:height="5.659cm" svg:x="13.929cm" svg:y="10.216cm">
          <draw:text-box>
            <text:p/>
          </draw:text-box>
        </draw:frame>
        <draw:frame draw:style-name="gr13" draw:layer="layout" svg:width="13.904cm" svg:height="5.41cm" svg:x="6.416cm" svg:y="5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4.044cm" svg:height="0.963cm" svg:x="6.911cm" svg:y="11.737cm">
          <draw:text-box>
            <text:p text:style-name="P1">P = the portion of the code that can be improved</text:p>
          </draw:text-box>
        </draw:frame>
        <draw:frame draw:style-name="gr2" draw:layer="layout" svg:width="12.368cm" svg:height="0.963cm" svg:x="6.985cm" svg:y="13.335cm">
          <draw:text-box>
            <text:p text:style-name="P1">S = the factor by which P can be improved</text:p>
          </draw:text-box>
        </draw:frame>
        <draw:frame draw:style-name="gr2" draw:layer="layout" svg:width="12.906cm" svg:height="0.963cm" svg:x="6.202cm" svg:y="16.495cm">
          <draw:text-box>
            <text:p text:style-name="P1">If P = 0.12 and S is 2, then speedup = 1.136</text:p>
          </draw:text-box>
        </draw:frame>
        <draw:frame draw:style-name="gr2" draw:layer="layout" svg:width="11.322cm" svg:height="0.963cm" svg:x="6.202cm" svg:y="17.145cm">
          <draw:text-box>
            <text:p text:style-name="P1">If P = 0.9 and S is 9, then speedup = 5</text:p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4T11">
        <office:forms form:automatic-focus="false" form:apply-design-mode="false"/>
        <draw:frame presentation:style-name="pr23" draw:text-style-name="P1" draw:layer="layout" svg:width="23.912cm" svg:height="3.257cm" svg:x="2.058cm" svg:y="1.668cm" presentation:class="title">
          <draw:text-box>
            <text:p text:style-name="P1">Parallel Amdahl's Law</text:p>
          </draw:text-box>
        </draw:frame>
        <draw:frame draw:style-name="gr12" draw:text-style-name="P19" draw:layer="layout" svg:width="6.391cm" svg:height="5.659cm" svg:x="13.929cm" svg:y="10.216cm">
          <draw:text-box>
            <text:p/>
          </draw:text-box>
        </draw:frame>
        <draw:frame draw:style-name="gr13" draw:layer="layout" svg:width="14.117cm" svg:height="5.41cm" svg:x="6.416cm" svg:y="5.3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0" draw:layer="layout" svg:width="15.238cm" svg:height="0.963cm" svg:x="6.911cm" svg:y="11.737cm">
          <draw:text-box>
            <text:p text:style-name="P1"><text:span text:style-name="T6">P = the portion of the code that can be made parallel</text:span></text:p>
          </draw:text-box>
        </draw:frame>
        <draw:frame draw:style-name="gr2" draw:text-style-name="P10" draw:layer="layout" svg:width="7.817cm" svg:height="0.963cm" svg:x="6.911cm" svg:y="13.335cm">
          <draw:text-box>
            <text:p text:style-name="P1"><text:span text:style-name="T6">N = number of processors</text:span></text:p>
          </draw:text-box>
        </draw:frame>
        <draw:frame draw:style-name="gr2" draw:layer="layout" svg:width="19.836cm" svg:height="1.675cm" svg:x="4.929cm" svg:y="15.24cm">
          <draw:text-box>
            <text:p text:style-name="P1">Note: Amdahl's Law assumes that one process will run one portion of</text:p>
            <text:p text:style-name="P1">the parallel execution with the portion of the sequencial portion.</text:p>
          </draw:text-box>
        </draw:frame>
        <draw:frame draw:style-name="gr2" draw:text-style-name="P10" draw:layer="layout" svg:width="13.879cm" svg:height="0.963cm" svg:x="6.911cm" svg:y="12.538cm">
          <draw:text-box>
            <text:p text:style-name="P1"><text:span text:style-name="T6">(1-P) = the portion of the code that is sequential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9">
        <draw:frame presentation:style-name="pr20" draw:text-style-name="P1" draw:layer="layout" svg:width="23.912cm" svg:height="3.508cm" svg:x="2.058cm" svg:y="1.543cm" presentation:class="title">
          <draw:text-box>
            <text:p text:style-name="P1">Amdahl's Law</text:p>
          </draw:text-box>
        </draw:frame>
        <draw:frame draw:style-name="gr2" draw:layer="layout" svg:width="0.853cm" svg:height="0.963cm" svg:x="4.445cm" svg:y="7.927cm">
          <draw:text-box>
            <text:p text:style-name="P1">1</text:p>
          </draw:text-box>
        </draw:frame>
        <draw:frame draw:style-name="gr2" draw:layer="layout" svg:width="0.853cm" svg:height="0.963cm" svg:x="4.445cm" svg:y="12.7cm">
          <draw:text-box>
            <text:p text:style-name="P1">4</text:p>
          </draw:text-box>
        </draw:frame>
        <draw:line draw:style-name="gr5" draw:text-style-name="P14" draw:layer="layout" svg:x1="13.97cm" svg:y1="9.525cm" svg:x2="8.89cm" svg:y2="8.255cm">
          <text:p/>
        </draw:line>
        <draw:line draw:style-name="gr5" draw:text-style-name="P14" draw:layer="layout" svg:x1="13.97cm" svg:y1="14.605cm" svg:x2="8.89cm" svg:y2="14.605cm">
          <text:p/>
        </draw:line>
        <draw:frame draw:style-name="gr2" draw:layer="layout" svg:width="4.786cm" svg:height="0.963cm" svg:x="14.605cm" svg:y="9.197cm">
          <draw:text-box>
            <text:p text:style-name="P1">Unparallelizible</text:p>
          </draw:text-box>
        </draw:frame>
        <draw:frame draw:style-name="gr2" draw:layer="layout" svg:width="4.05cm" svg:height="0.963cm" svg:x="14.605cm" svg:y="14.277cm">
          <draw:text-box>
            <text:p text:style-name="P1">Parallelizible</text:p>
          </draw:text-box>
        </draw:frame>
        <draw:rect draw:style-name="gr10" draw:text-style-name="P14" draw:layer="layout" svg:width="3.175cm" svg:height="1.905cm" svg:x="5.715cm" svg:y="7.62cm">
          <text:p text:style-name="P11">S</text:p>
        </draw:rect>
        <draw:rect draw:style-name="gr10" draw:text-style-name="P14" draw:layer="layout" svg:width="3.175cm" svg:height="1.905cm" svg:x="5.715cm" svg:y="9.525cm">
          <text:p text:style-name="P11">P</text:p>
        </draw:rect>
        <draw:rect draw:style-name="gr10" draw:text-style-name="P14" draw:layer="layout" svg:width="3.175cm" svg:height="1.905cm" svg:x="5.715cm" svg:y="11.43cm">
          <text:p text:style-name="P11">P</text:p>
        </draw:rect>
        <draw:rect draw:style-name="gr10" draw:text-style-name="P14" draw:layer="layout" svg:width="3.175cm" svg:height="1.905cm" svg:x="5.715cm" svg:y="13.335cm">
          <text:p text:style-name="P11">P</text:p>
        </draw:rect>
        <draw:rect draw:style-name="gr10" draw:text-style-name="P14" draw:layer="layout" svg:width="3.175cm" svg:height="1.905cm" svg:x="5.715cm" svg:y="15.24cm">
          <text:p text:style-name="P11">P</text:p>
        </draw:rect>
        <draw:frame draw:style-name="gr2" draw:layer="layout" svg:width="4.477cm" svg:height="0.963cm" svg:x="11.398cm" svg:y="18.415cm">
          <draw:text-box>
            <text:p text:style-name="P1">Total Time = 5</text:p>
          </draw:text-box>
        </draw:frame>
        <draw:frame draw:style-name="gr2" draw:layer="layout" svg:width="3.812cm" svg:height="0.963cm" svg:x="11.43cm" svg:y="16.51cm">
          <draw:text-box>
            <text:p text:style-name="P1">1 processor</text:p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9">
        <draw:frame presentation:style-name="pr20" draw:text-style-name="P1" draw:layer="layout" svg:width="23.912cm" svg:height="3.508cm" svg:x="2.058cm" svg:y="1.543cm" presentation:class="title">
          <draw:text-box>
            <text:p text:style-name="P1">Amdahl's Law</text:p>
          </draw:text-box>
        </draw:frame>
        <draw:rect draw:style-name="gr10" draw:text-style-name="P14" draw:layer="layout" svg:width="3.175cm" svg:height="1.905cm" svg:x="9.525cm" svg:y="7.62cm">
          <text:p text:style-name="P11">S</text:p>
        </draw:rect>
        <draw:rect draw:style-name="gr10" draw:text-style-name="P14" draw:layer="layout" svg:width="3.175cm" svg:height="1.905cm" svg:x="9.525cm" svg:y="11.43cm">
          <text:p text:style-name="P11">P</text:p>
        </draw:rect>
        <draw:rect draw:style-name="gr10" draw:text-style-name="P14" draw:layer="layout" svg:width="3.175cm" svg:height="1.905cm" svg:x="12.7cm" svg:y="11.43cm">
          <text:p text:style-name="P11">P</text:p>
        </draw:rect>
        <draw:rect draw:style-name="gr10" draw:text-style-name="P14" draw:layer="layout" svg:width="3.175cm" svg:height="1.905cm" svg:x="9.525cm" svg:y="9.525cm">
          <text:p text:style-name="P11">P</text:p>
        </draw:rect>
        <draw:rect draw:style-name="gr10" draw:text-style-name="P14" draw:layer="layout" svg:width="3.175cm" svg:height="1.905cm" svg:x="12.7cm" svg:y="9.525cm">
          <text:p text:style-name="P11">P</text:p>
        </draw:rect>
        <draw:frame draw:style-name="gr2" draw:layer="layout" svg:width="5.349cm" svg:height="1.675cm" svg:x="11.399cm" svg:y="18.416cm">
          <draw:text-box>
            <text:p text:style-name="P1">Total Time = 3</text:p>
            <text:p text:style-name="P1">Speed up <text:s/>= 1.67</text:p>
          </draw:text-box>
        </draw:frame>
        <draw:frame draw:style-name="gr2" draw:layer="layout" svg:width="4.13cm" svg:height="0.963cm" svg:x="11.43cm" svg:y="15.241cm">
          <draw:text-box>
            <text:p text:style-name="P1">2 processors</text:p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9">
        <draw:frame presentation:style-name="pr20" draw:text-style-name="P1" draw:layer="layout" svg:width="23.912cm" svg:height="3.508cm" svg:x="2.058cm" svg:y="1.543cm" presentation:class="title">
          <draw:text-box>
            <text:p text:style-name="P1">Amdahl's Law</text:p>
          </draw:text-box>
        </draw:frame>
        <draw:rect draw:style-name="gr10" draw:text-style-name="P12" draw:layer="layout" svg:width="3.175cm" svg:height="1.905cm" svg:x="8.255cm" svg:y="9.525cm">
          <text:p text:style-name="P11"><text:span text:style-name="T6">S</text:span></text:p>
        </draw:rect>
        <draw:rect draw:style-name="gr10" draw:text-style-name="P12" draw:layer="layout" svg:width="3.175cm" svg:height="1.905cm" svg:x="8.255cm" svg:y="11.43cm">
          <text:p text:style-name="P11"><text:span text:style-name="T6">P</text:span></text:p>
        </draw:rect>
        <draw:rect draw:style-name="gr10" draw:text-style-name="P12" draw:layer="layout" svg:width="3.175cm" svg:height="1.905cm" svg:x="11.43cm" svg:y="11.43cm">
          <text:p text:style-name="P11"><text:span text:style-name="T6">P</text:span></text:p>
        </draw:rect>
        <draw:rect draw:style-name="gr10" draw:text-style-name="P12" draw:layer="layout" svg:width="3.175cm" svg:height="1.905cm" svg:x="14.605cm" svg:y="11.43cm">
          <text:p text:style-name="P11"><text:span text:style-name="T6">P</text:span></text:p>
        </draw:rect>
        <draw:rect draw:style-name="gr10" draw:text-style-name="P12" draw:layer="layout" svg:width="3.175cm" svg:height="1.905cm" svg:x="17.78cm" svg:y="11.43cm">
          <text:p text:style-name="P11"><text:span text:style-name="T6">P</text:span></text:p>
        </draw:rect>
        <draw:frame draw:style-name="gr2" draw:text-style-name="P10" draw:layer="layout" svg:width="4.998cm" svg:height="1.675cm" svg:x="11.399cm" svg:y="18.416cm">
          <draw:text-box>
            <text:p text:style-name="P1"><text:span text:style-name="T6">Total Time = 2</text:span></text:p>
            <text:p text:style-name="P1"><text:span text:style-name="T6">Speed up <text:s/>= 2.5</text:span></text:p>
          </draw:text-box>
        </draw:frame>
        <draw:frame draw:style-name="gr2" draw:layer="layout" svg:width="4.13cm" svg:height="0.963cm" svg:x="11.43cm" svg:y="15.241cm">
          <draw:text-box>
            <text:p text:style-name="P1">4 processors</text:p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9">
        <draw:frame presentation:style-name="pr20" draw:text-style-name="P1" draw:layer="layout" svg:width="23.912cm" svg:height="3.508cm" svg:x="2.058cm" svg:y="1.543cm" presentation:class="title">
          <draw:text-box>
            <text:p text:style-name="P1">Amdahl's Law</text:p>
          </draw:text-box>
        </draw:frame>
        <draw:rect draw:style-name="gr10" draw:text-style-name="P12" draw:layer="layout" svg:width="3.175cm" svg:height="1.905cm" svg:x="6.85cm" svg:y="9.825cm">
          <text:p text:style-name="P11"><text:span text:style-name="T6">S</text:span></text:p>
        </draw:rect>
        <draw:frame draw:style-name="gr2" draw:text-style-name="P10" draw:layer="layout" svg:width="5.358cm" svg:height="1.675cm" svg:x="11.399cm" svg:y="18.416cm">
          <draw:text-box>
            <text:p text:style-name="P1"><text:span text:style-name="T6">Total Time = 1.67</text:span></text:p>
            <text:p text:style-name="P1"><text:span text:style-name="T6">Speed up <text:s/>= 3</text:span></text:p>
          </draw:text-box>
        </draw:frame>
        <draw:rect draw:style-name="gr10" draw:text-style-name="P12" draw:layer="layout" svg:width="3.175cm" svg:height="1.27cm" svg:x="6.816cm" svg:y="11.734cm">
          <text:p text:style-name="P11"><text:span text:style-name="T6">P</text:span></text:p>
        </draw:rect>
        <draw:rect draw:style-name="gr10" draw:text-style-name="P12" draw:layer="layout" svg:width="3.175cm" svg:height="1.27cm" svg:x="9.991cm" svg:y="11.734cm">
          <text:p text:style-name="P11"><text:span text:style-name="T6">P</text:span></text:p>
        </draw:rect>
        <draw:rect draw:style-name="gr10" draw:text-style-name="P12" draw:layer="layout" svg:width="3.175cm" svg:height="1.27cm" svg:x="13.166cm" svg:y="11.734cm">
          <text:p text:style-name="P11"><text:span text:style-name="T6">P</text:span></text:p>
        </draw:rect>
        <draw:rect draw:style-name="gr10" draw:text-style-name="P12" draw:layer="layout" svg:width="3.175cm" svg:height="1.27cm" svg:x="16.341cm" svg:y="11.734cm">
          <text:p text:style-name="P11"><text:span text:style-name="T6">P</text:span></text:p>
        </draw:rect>
        <draw:rect draw:style-name="gr10" draw:text-style-name="P12" draw:layer="layout" svg:width="3.175cm" svg:height="1.27cm" svg:x="16.341cm" svg:y="11.734cm">
          <text:p text:style-name="P11"><text:span text:style-name="T6">P</text:span></text:p>
        </draw:rect>
        <draw:rect draw:style-name="gr10" draw:text-style-name="P12" draw:layer="layout" svg:width="3.175cm" svg:height="1.27cm" svg:x="19.516cm" svg:y="11.734cm">
          <text:p text:style-name="P11"><text:span text:style-name="T6">P</text:span></text:p>
        </draw:rect>
        <draw:rect draw:style-name="gr10" draw:text-style-name="P12" draw:layer="layout" svg:width="3.175cm" svg:height="1.27cm" svg:x="22.691cm" svg:y="11.734cm">
          <text:p text:style-name="P11"><text:span text:style-name="T6">P</text:span></text:p>
        </draw:rect>
        <draw:frame draw:style-name="gr2" draw:layer="layout" svg:width="4.13cm" svg:height="0.963cm" svg:x="11.43cm" svg:y="15.24cm">
          <draw:text-box>
            <text:p text:style-name="P1">6 processors</text:p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4T11">
        <draw:frame presentation:style-name="pr23" draw:text-style-name="P1" draw:layer="layout" svg:width="23.912cm" svg:height="3.257cm" svg:x="2.058cm" svg:y="1.668cm" presentation:class="title">
          <draw:text-box>
            <text:p text:style-name="P1">Alternate Speedup Law</text:p>
          </draw:text-box>
        </draw:frame>
        <draw:frame draw:style-name="gr13" draw:layer="layout" svg:width="20.463cm" svg:height="5.249cm" svg:x="3.81cm" svg:y="6.1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7.44cm" svg:height="1.675cm" svg:x="5.08cm" svg:y="17.375cm">
          <draw:text-box>
            <text:p text:style-name="P1">In this case, one processor does all the sequential execution</text:p>
            <text:p text:style-name="P1"><text:tab/>and N-1 processors do the parallel work</text:p>
          </draw:text-box>
        </draw:frame>
        <draw:frame draw:style-name="gr2" draw:layer="layout" svg:width="7.377cm" svg:height="0.963cm" svg:x="5.08cm" svg:y="12.7cm">
          <draw:text-box>
            <text:p text:style-name="P1">T = Total sequential time</text:p>
          </draw:text-box>
        </draw:frame>
        <draw:frame draw:style-name="gr2" draw:layer="layout" svg:width="6.645cm" svg:height="0.963cm" svg:x="14.605cm" svg:y="12.7cm">
          <draw:text-box>
            <text:p text:style-name="P1">Q = Total parallel time</text:p>
          </draw:text-box>
        </draw:frame>
        <draw:frame draw:style-name="gr2" draw:layer="layout" svg:width="13.02cm" svg:height="0.963cm" svg:x="5.395cm" svg:y="14.277cm">
          <draw:text-box>
            <text:p text:style-name="P1">P = Portion of time that can be made parallel</text:p>
          </draw:text-box>
        </draw:frame>
        <draw:frame draw:style-name="gr2" draw:layer="layout" svg:width="6.657cm" svg:height="0.963cm" svg:x="5.408cm" svg:y="15.24cm">
          <draw:text-box>
            <text:p text:style-name="P1">N = No. of processors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9">
        <draw:frame draw:style-name="gr2" draw:text-style-name="P10" draw:layer="layout" svg:width="0.853cm" svg:height="0.963cm" svg:x="4.445cm" svg:y="7.927cm">
          <draw:text-box>
            <text:p text:style-name="P1"><text:span text:style-name="T6">1</text:span></text:p>
          </draw:text-box>
        </draw:frame>
        <draw:frame draw:style-name="gr2" draw:text-style-name="P10" draw:layer="layout" svg:width="0.853cm" svg:height="0.963cm" svg:x="4.445cm" svg:y="12.7cm">
          <draw:text-box>
            <text:p text:style-name="P1"><text:span text:style-name="T6">4</text:span></text:p>
          </draw:text-box>
        </draw:frame>
        <draw:line draw:style-name="gr5" draw:text-style-name="P14" draw:layer="layout" svg:x1="13.97cm" svg:y1="9.525cm" svg:x2="8.89cm" svg:y2="8.255cm">
          <text:p/>
        </draw:line>
        <draw:line draw:style-name="gr5" draw:text-style-name="P14" draw:layer="layout" svg:x1="13.97cm" svg:y1="14.605cm" svg:x2="8.89cm" svg:y2="14.605cm">
          <text:p/>
        </draw:line>
        <draw:frame draw:style-name="gr2" draw:text-style-name="P10" draw:layer="layout" svg:width="4.786cm" svg:height="0.963cm" svg:x="14.605cm" svg:y="9.197cm">
          <draw:text-box>
            <text:p text:style-name="P1"><text:span text:style-name="T6">Unparallelizible</text:span></text:p>
          </draw:text-box>
        </draw:frame>
        <draw:frame draw:style-name="gr2" draw:text-style-name="P10" draw:layer="layout" svg:width="4.05cm" svg:height="0.963cm" svg:x="14.605cm" svg:y="14.277cm">
          <draw:text-box>
            <text:p text:style-name="P1"><text:span text:style-name="T6">Parallelizible</text:span></text:p>
          </draw:text-box>
        </draw:frame>
        <draw:rect draw:style-name="gr10" draw:text-style-name="P12" draw:layer="layout" svg:width="3.175cm" svg:height="1.905cm" svg:x="5.715cm" svg:y="7.62cm">
          <text:p text:style-name="P11"><text:span text:style-name="T6">S</text:span></text:p>
        </draw:rect>
        <draw:rect draw:style-name="gr10" draw:text-style-name="P12" draw:layer="layout" svg:width="3.175cm" svg:height="1.905cm" svg:x="5.715cm" svg:y="9.525cm">
          <text:p text:style-name="P11"><text:span text:style-name="T6">P</text:span></text:p>
        </draw:rect>
        <draw:rect draw:style-name="gr10" draw:text-style-name="P12" draw:layer="layout" svg:width="3.175cm" svg:height="1.905cm" svg:x="5.715cm" svg:y="11.43cm">
          <text:p text:style-name="P11"><text:span text:style-name="T6">P</text:span></text:p>
        </draw:rect>
        <draw:rect draw:style-name="gr10" draw:text-style-name="P12" draw:layer="layout" svg:width="3.175cm" svg:height="1.905cm" svg:x="5.715cm" svg:y="13.335cm">
          <text:p text:style-name="P11"><text:span text:style-name="T6">P</text:span></text:p>
        </draw:rect>
        <draw:rect draw:style-name="gr10" draw:text-style-name="P12" draw:layer="layout" svg:width="3.175cm" svg:height="1.905cm" svg:x="5.715cm" svg:y="15.24cm">
          <text:p text:style-name="P11"><text:span text:style-name="T6">P</text:span></text:p>
        </draw:rect>
        <draw:frame draw:style-name="gr2" draw:text-style-name="P10" draw:layer="layout" svg:width="4.477cm" svg:height="1.675cm" svg:x="11.398cm" svg:y="18.415cm">
          <draw:text-box>
            <text:p text:style-name="P1"><text:span text:style-name="T6">Total Time = 5</text:span></text:p>
            <text:p text:style-name="P1"><text:span text:style-name="T6">Speed up <text:s/>= 1</text:span></text:p>
          </draw:text-box>
        </draw:frame>
        <draw:frame draw:style-name="gr2" draw:text-style-name="P10" draw:layer="layout" svg:width="3.812cm" svg:height="0.963cm" svg:x="11.43cm" svg:y="16.51cm">
          <draw:text-box>
            <text:p text:style-name="P1"><text:span text:style-name="T6">1 processor</text:span></text:p>
          </draw:text-box>
        </draw:frame>
        <draw:frame presentation:style-name="pr20" draw:text-style-name="P1" draw:layer="layout" svg:width="23.912cm" svg:height="3.508cm" svg:x="2.058cm" svg:y="1.543cm" presentation:class="title">
          <draw:text-box>
            <text:p text:style-name="P1">Alternate Speedup Law</text:p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9">
        <draw:rect draw:style-name="gr10" draw:text-style-name="P12" draw:layer="layout" svg:width="3.175cm" svg:height="1.905cm" svg:x="6.35cm" svg:y="11.43cm">
          <text:p text:style-name="P11"><text:span text:style-name="T6">S</text:span></text:p>
        </draw:rect>
        <draw:rect draw:style-name="gr10" draw:text-style-name="P12" draw:layer="layout" svg:width="3.175cm" svg:height="1.905cm" svg:x="9.525cm" svg:y="11.43cm">
          <text:p text:style-name="P11"><text:span text:style-name="T6">P</text:span></text:p>
        </draw:rect>
        <draw:rect draw:style-name="gr10" draw:text-style-name="P12" draw:layer="layout" svg:width="3.175cm" svg:height="1.905cm" svg:x="12.7cm" svg:y="11.43cm">
          <text:p text:style-name="P11"><text:span text:style-name="T6">P</text:span></text:p>
        </draw:rect>
        <draw:rect draw:style-name="gr10" draw:text-style-name="P12" draw:layer="layout" svg:width="3.175cm" svg:height="1.905cm" svg:x="9.525cm" svg:y="9.525cm">
          <text:p text:style-name="P11"><text:span text:style-name="T6">P</text:span></text:p>
        </draw:rect>
        <draw:rect draw:style-name="gr10" draw:text-style-name="P12" draw:layer="layout" svg:width="3.175cm" svg:height="1.905cm" svg:x="12.7cm" svg:y="9.525cm">
          <text:p text:style-name="P11"><text:span text:style-name="T6">P</text:span></text:p>
        </draw:rect>
        <draw:frame draw:style-name="gr2" draw:text-style-name="P10" draw:layer="layout" svg:width="4.998cm" svg:height="1.675cm" svg:x="11.399cm" svg:y="18.416cm">
          <draw:text-box>
            <text:p text:style-name="P1"><text:span text:style-name="T6">Total Time = 2</text:span></text:p>
            <text:p text:style-name="P1"><text:span text:style-name="T6">Speed up <text:s/>= 2.5</text:span></text:p>
          </draw:text-box>
        </draw:frame>
        <draw:frame draw:style-name="gr2" draw:text-style-name="P10" draw:layer="layout" svg:width="4.13cm" svg:height="0.963cm" svg:x="11.43cm" svg:y="15.241cm">
          <draw:text-box>
            <text:p text:style-name="P1"><text:span text:style-name="T6">3 processors</text:span></text:p>
          </draw:text-box>
        </draw:frame>
        <draw:frame presentation:style-name="pr20" draw:text-style-name="P1" draw:layer="layout" svg:width="23.912cm" svg:height="3.508cm" svg:x="2.058cm" svg:y="1.543cm" presentation:class="title">
          <draw:text-box>
            <text:p text:style-name="P1">Alternate Speedup Law</text:p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9">
        <draw:rect draw:style-name="gr10" draw:text-style-name="P12" draw:layer="layout" svg:width="3.175cm" svg:height="1.905cm" svg:x="5.68cm" svg:y="11.43cm">
          <text:p text:style-name="P11"><text:span text:style-name="T6">S</text:span></text:p>
        </draw:rect>
        <draw:rect draw:style-name="gr10" draw:text-style-name="P12" draw:layer="layout" svg:width="3.175cm" svg:height="1.905cm" svg:x="8.855cm" svg:y="11.43cm">
          <text:p text:style-name="P11"><text:span text:style-name="T6">P</text:span></text:p>
        </draw:rect>
        <draw:rect draw:style-name="gr10" draw:text-style-name="P12" draw:layer="layout" svg:width="3.175cm" svg:height="1.905cm" svg:x="12.03cm" svg:y="11.43cm">
          <text:p text:style-name="P11"><text:span text:style-name="T6">P</text:span></text:p>
        </draw:rect>
        <draw:rect draw:style-name="gr10" draw:text-style-name="P12" draw:layer="layout" svg:width="3.175cm" svg:height="1.905cm" svg:x="15.205cm" svg:y="11.43cm">
          <text:p text:style-name="P11"><text:span text:style-name="T6">P</text:span></text:p>
        </draw:rect>
        <draw:rect draw:style-name="gr10" draw:text-style-name="P12" draw:layer="layout" svg:width="3.175cm" svg:height="1.905cm" svg:x="18.38cm" svg:y="11.43cm">
          <text:p text:style-name="P11"><text:span text:style-name="T6">P</text:span></text:p>
        </draw:rect>
        <draw:frame draw:style-name="gr2" draw:text-style-name="P10" draw:layer="layout" svg:width="4.477cm" svg:height="1.675cm" svg:x="11.399cm" svg:y="18.416cm">
          <draw:text-box>
            <text:p text:style-name="P1"><text:span text:style-name="T6">Total Time = 1</text:span></text:p>
            <text:p text:style-name="P1"><text:span text:style-name="T6">Speed up <text:s/>= 5</text:span></text:p>
          </draw:text-box>
        </draw:frame>
        <draw:frame draw:style-name="gr2" draw:text-style-name="P10" draw:layer="layout" svg:width="4.13cm" svg:height="0.963cm" svg:x="11.43cm" svg:y="15.241cm">
          <draw:text-box>
            <text:p text:style-name="P1"><text:span text:style-name="T6">5 processors</text:span></text:p>
          </draw:text-box>
        </draw:frame>
        <draw:frame presentation:style-name="pr20" draw:text-style-name="P1" draw:layer="layout" svg:width="23.912cm" svg:height="3.508cm" svg:x="2.058cm" svg:y="1.543cm" presentation:class="title">
          <draw:text-box>
            <text:p text:style-name="P1">Alternate Speedup Law</text:p>
          </draw:text-box>
        </draw:frame>
        <draw:frame presentation:style-name="pr23" draw:text-style-name="P1" draw:layer="layout" svg:width="23.912cm" svg:height="3.257cm" svg:x="2.058cm" svg:y="1.669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3T1">
        <draw:frame presentation:style-name="pr20" draw:text-style-name="P1" draw:layer="layout" svg:width="23.912cm" svg:height="3.508cm" svg:x="2.058cm" svg:y="1.543cm" presentation:class="title">
          <draw:text-box>
            <text:p text:style-name="P1">Alternate Speedup Law</text:p>
          </draw:text-box>
        </draw:frame>
        <draw:rect draw:style-name="gr10" draw:text-style-name="P12" draw:layer="layout" svg:width="3.175cm" svg:height="1.905cm" svg:x="3.175cm" svg:y="11.13cm">
          <text:p text:style-name="P11"><text:span text:style-name="T6">S</text:span></text:p>
        </draw:rect>
        <draw:frame draw:style-name="gr2" draw:text-style-name="P10" draw:layer="layout" svg:width="4.477cm" svg:height="1.675cm" svg:x="11.399cm" svg:y="18.416cm">
          <draw:text-box>
            <text:p text:style-name="P1"><text:span text:style-name="T6">Total Time = 1</text:span></text:p>
            <text:p text:style-name="P1"><text:span text:style-name="T6">Speed up <text:s/>= 5</text:span></text:p>
          </draw:text-box>
        </draw:frame>
        <draw:rect draw:style-name="gr10" draw:text-style-name="P12" draw:layer="layout" svg:width="3.175cm" svg:height="1.27cm" svg:x="6.416cm" svg:y="11.734cm">
          <text:p text:style-name="P11"><text:span text:style-name="T6">P</text:span></text:p>
        </draw:rect>
        <draw:rect draw:style-name="gr10" draw:text-style-name="P12" draw:layer="layout" svg:width="3.175cm" svg:height="1.27cm" svg:x="9.591cm" svg:y="11.734cm">
          <text:p text:style-name="P11"><text:span text:style-name="T6">P</text:span></text:p>
        </draw:rect>
        <draw:rect draw:style-name="gr10" draw:text-style-name="P12" draw:layer="layout" svg:width="3.175cm" svg:height="1.27cm" svg:x="12.766cm" svg:y="11.734cm">
          <text:p text:style-name="P11"><text:span text:style-name="T6">P</text:span></text:p>
        </draw:rect>
        <draw:rect draw:style-name="gr10" draw:text-style-name="P12" draw:layer="layout" svg:width="3.175cm" svg:height="1.27cm" svg:x="15.941cm" svg:y="11.734cm">
          <text:p text:style-name="P11"><text:span text:style-name="T6">P</text:span></text:p>
        </draw:rect>
        <draw:rect draw:style-name="gr10" draw:text-style-name="P12" draw:layer="layout" svg:width="3.175cm" svg:height="1.27cm" svg:x="15.941cm" svg:y="11.734cm">
          <text:p text:style-name="P11"><text:span text:style-name="T6">P</text:span></text:p>
        </draw:rect>
        <draw:rect draw:style-name="gr10" draw:text-style-name="P12" draw:layer="layout" svg:width="3.175cm" svg:height="1.27cm" svg:x="19.116cm" svg:y="11.734cm">
          <text:p text:style-name="P11"><text:span text:style-name="T6">P</text:span></text:p>
        </draw:rect>
        <draw:rect draw:style-name="gr10" draw:text-style-name="P12" draw:layer="layout" svg:width="3.175cm" svg:height="1.27cm" svg:x="22.291cm" svg:y="11.734cm">
          <text:p text:style-name="P11"><text:span text:style-name="T6">P</text:span></text:p>
        </draw:rect>
        <draw:frame draw:style-name="gr2" draw:text-style-name="P10" draw:layer="layout" svg:width="4.13cm" svg:height="0.963cm" svg:x="11.43cm" svg:y="15.24cm">
          <draw:text-box>
            <text:p text:style-name="P1"><text:span text:style-name="T6">7 processors</text:span></text:p>
          </draw:text-box>
        </draw:frame>
        <draw:frame presentation:style-name="pr26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22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3T1">
        <draw:frame presentation:style-name="pr24" draw:layer="layout" svg:width="23.912cm" svg:height="3.257cm" svg:x="2.058cm" svg:y="1.668cm" presentation:class="title">
          <draw:text-box>
            <text:p>The Good News</text:p>
          </draw:text-box>
        </draw:frame>
        <draw:frame presentation:style-name="pr26" draw:layer="layout" svg:width="23.912cm" svg:height="12.98cm" svg:x="2.058cm" svg:y="5.838cm" presentation:class="outline">
          <draw:text-box>
            <text:list text:style-name="L5">
              <text:list-item>
                <text:p>You can hide Execution</text:p>
                <text:list>
                  <text:list-item>
                    <text:list>
                      <text:list-item>
                        <text:p>Hide Sequential behind Parallel</text:p>
                      </text:list-item>
                    </text:list>
                  </text:list-item>
                </text:list>
                <text:p/>
                <text:list>
                  <text:list-item>
                    <text:p>Hide Communication behind Computation</text:p>
                    <text:list>
                      <text:list-item>
                        <text:p>Latency Hiding</text:p>
                      </text:list-item>
                    </text:list>
                  </text:list-item>
                  <text:list-item>
                    <text:p>Hide Disk I/O behind Computation</text:p>
                    <text:list>
                      <text:list-item>
                        <text:p>Double buffering</text:p>
                      </text:list-item>
                    </text:list>
                  </text:list-item>
                  <text:list-item>
                    <text:p>Hide Computation behind Computation</text:p>
                    <text:list>
                      <text:list-item>
                        <text:p>Parallel compu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3T1">
        <draw:frame presentation:style-name="pr25" draw:layer="layout" svg:width="23.912cm" svg:height="3.508cm" svg:x="2.058cm" svg:y="1.543cm" presentation:class="title">
          <draw:text-box>
            <text:p>The Bad News</text:p>
          </draw:text-box>
        </draw:frame>
        <draw:frame presentation:style-name="pr28" draw:text-style-name="P20" draw:layer="layout" svg:width="23.912cm" svg:height="13.231cm" svg:x="2.058cm" svg:y="5.838cm" presentation:class="outline">
          <draw:text-box>
            <text:list text:style-name="L5">
              <text:list-item>
                <text:p><text:span text:style-name="T12">You can't hide an elephant behind a palm tree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3T1">
        <draw:frame presentation:style-name="pr24" draw:layer="layout" svg:width="23.912cm" svg:height="3.257cm" svg:x="2.058cm" svg:y="1.668cm" presentation:class="title">
          <draw:text-box>
            <text:p>Practical Use</text:p>
          </draw:text-box>
        </draw:frame>
        <draw:frame presentation:style-name="pr26" draw:layer="layout" svg:width="23.912cm" svg:height="12.98cm" svg:x="2.058cm" svg:y="5.838cm" presentation:class="outline">
          <draw:text-box>
            <text:list text:style-name="L5">
              <text:list-item>
                <text:p>Profile a program</text:p>
                <text:p/>
              </text:list-item>
              <text:list-item>
                <text:p>Determine where most of the execution time is spent</text:p>
                <text:p/>
              </text:list-item>
              <text:list-item>
                <text:p>Determine how much speed up can be attained if a section of code is parallelized</text:p>
                <text:p/>
              </text:list-item>
              <text:list-item>
                <text:p>Determine if it is worthwhile to spend time on parallelize cod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9">
        <draw:frame presentation:style-name="pr25" draw:layer="layout" svg:width="23.912cm" svg:height="3.508cm" svg:x="2.058cm" svg:y="1.543cm" presentation:class="title">
          <draw:text-box>
            <text:p>Summary</text:p>
          </draw:text-box>
        </draw:frame>
        <draw:frame presentation:style-name="pr29" draw:layer="layout" svg:width="23.912cm" svg:height="9.417cm" svg:x="2.306cm" svg:y="7.325cm" presentation:class="outline" presentation:user-transformed="true">
          <draw:text-box>
            <text:list text:style-name="L5">
              <text:list-item>
                <text:p>The purpose of parallel computing is SPEED.</text:p>
                <text:p/>
              </text:list-item>
              <text:list-item>
                <text:p>The concept of execution hiding is the <text:span text:style-name="T13">essence</text:span> of parallel computing.</text:p>
                <text:p/>
              </text:list-item>
              <text:list-item>
                <text:p>Dependencies determine what code can be parallelize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22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creator>John Dorband</dc:creator>
    <dc:date>2009-01-29T13:16:15.80</dc:date>
    <meta:editing-cycles>32</meta:editing-cycles>
    <meta:editing-duration>PT11H59M41S</meta:editing-duration>
    <meta:document-statistic meta:object-count="14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peedup</math:mi>
      <math:mo math:stretchy="false">=</math:mo>
      <math:mfrac>
        <math:mn>1</math:mn>
        <math:mrow>
          <math:mrow>
            <math:mo math:stretchy="false">(</math:mo>
            <math:mrow>
              <math:mn>1</math:mn>
              <math:mo math:stretchy="false">−</math:mo>
              <math:mi>P</math:mi>
            </math:mrow>
            <math:mo math:stretchy="false">)</math:mo>
          </math:mrow>
          <math:mo math:stretchy="false">+</math:mo>
          <math:mfrac>
            <math:mi>P</math:mi>
            <math:mi>S</math:mi>
          </math:mfrac>
        </math:mrow>
      </math:mfrac>
    </math:mrow>
    <math:annotation math:encoding="StarMath 5.0">Speedup = 1 over { ( 1 - P ) + P over S 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peedup</math:mi>
        <math:mo math:stretchy="false">=</math:mo>
        <math:mfrac>
          <math:mi>T</math:mi>
          <math:mi>Q</math:mi>
        </math:mfrac>
      </math:mrow>
      <math:mo math:stretchy="false">=</math:mo>
      <math:mfrac>
        <math:mrow>
          <math:mrow>
            <math:mo math:stretchy="false">(</math:mo>
            <math:mrow>
              <math:mn>1</math:mn>
              <math:mo math:stretchy="false">−</math:mo>
              <math:mi>P</math:mi>
            </math:mrow>
            <math:mo math:stretchy="false">)</math:mo>
          </math:mrow>
          <math:mo math:stretchy="false">+</math:mo>
          <math:mi>P</math:mi>
        </math:mrow>
        <math:mrow>
          <math:mi math:fontstyle="italic">Max</math:mi>
          <math:mrow>
            <math:mo math:stretchy="false">(</math:mo>
            <math:mrow>
              <math:mrow>
                <math:mn>1</math:mn>
                <math:mo math:stretchy="false">−</math:mo>
                <math:mi>P</math:mi>
              </math:mrow>
              <math:mi>,</math:mi>
              <math:mfrac>
                <math:mi>P</math:mi>
                <math:mrow>
                  <math:mi>N</math:mi>
                  <math:mo math:stretchy="false">−</math:mo>
                  <math:mn>1</math:mn>
                </math:mrow>
              </math:mfrac>
            </math:mrow>
            <math:mo math:stretchy="false">)</math:mo>
          </math:mrow>
        </math:mrow>
      </math:mfrac>
    </math:mrow>
    <math:annotation math:encoding="StarMath 5.0">Speedup = T over Q = { (1-P) + P } over {  Max( 1-P, { P over { N-1} }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peedup</math:mi>
      <math:mo math:stretchy="false">=</math:mo>
      <math:mfrac>
        <math:mn>1</math:mn>
        <math:mrow>
          <math:mrow>
            <math:mo math:stretchy="false">(</math:mo>
            <math:mrow>
              <math:mn>1</math:mn>
              <math:mo math:stretchy="false">−</math:mo>
              <math:mi>P</math:mi>
            </math:mrow>
            <math:mo math:stretchy="false">)</math:mo>
          </math:mrow>
          <math:mo math:stretchy="false">+</math:mo>
          <math:mfrac>
            <math:mi>P</math:mi>
            <math:mi>N</math:mi>
          </math:mfrac>
        </math:mrow>
      </math:mfrac>
    </math:mrow>
    <math:annotation math:encoding="StarMath 5.0">Speedup = 1 over { ( 1 - P ) + P over N } </math:annotation>
  </math:semantics>
</math:math>
</file>